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11.608cm"/>
    </style:style>
    <style:style style:name="co5" style:family="table-column">
      <style:table-column-properties fo:break-before="auto" style:column-width="10.056cm"/>
    </style:style>
    <style:style style:name="co6" style:family="table-column">
      <style:table-column-properties fo:break-before="auto" style:column-width="24.245cm"/>
    </style:style>
    <style:style style:name="co7" style:family="table-column">
      <style:table-column-properties fo:break-before="auto" style:column-width="5.237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_pessoa</text:p>
          </table:table-cell>
          <table:table-cell office:value-type="string" calcext:value-type="string">
            <text:p>id_documento</text:p>
          </table:table-cell>
          <table:table-cell office:value-type="string" calcext:value-type="string">
            <text:p>tx_nome_pessoa</text:p>
          </table:table-cell>
          <table:table-cell office:value-type="string" calcext:value-type="string">
            <text:p>tx_nome_documento</text:p>
          </table:table-cell>
          <table:table-cell office:value-type="string" calcext:value-type="string">
            <text:p>tx_nome_arquivo</text:p>
          </table:table-cell>
          <table:table-cell office:value-type="string" calcext:value-type="string">
            <text:p>tx_url_arquivo</text:p>
          </table:table-cell>
          <table:table-cell office:value-type="string" calcext:value-type="string">
            <text:p>tx_descricao</text:p>
          </table:table-cell>
          <table:table-cell office:value-type="string" calcext:value-type="string">
            <text:p>tx_tipo_arquivo</text:p>
          </table:table-cell>
          <table:table-cell office:value-type="string" calcext:value-type="string">
            <text:p>tx_formato_arquivo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4534835" calcext:value-type="float">
            <text:p>45348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agem do logo enviada através das Opções de Conta</text:p>
          </table:table-cell>
          <table:table-cell office:value-type="string" calcext:value-type="string">
            <text:p>WhatsApp Image 2022-11-11 at 15.00.17.jpeg</text:p>
          </table:table-cell>
          <table:table-cell office:value-type="string" calcext:value-type="string">
            <text:p>https://app.easydentalcloud.com.br/wsefs/service.svc/download?file=7CF304C4-862A-4065-94D3-30E8489AC0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585162" calcext:value-type="float">
            <text:p>1585162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5807AB-5B4E-45B7-B0D3-56AD0781CEA2</text:p>
          </table:table-cell>
          <table:table-cell/>
          <table:table-cell office:value-type="string" calcext:value-type="string">
            <text:p>Identificação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586110" calcext:value-type="float">
            <text:p>1586110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444039-8C48-42AF-96F7-FC5D4799D6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586111" calcext:value-type="float">
            <text:p>1586111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D4B0F0-A889-4671-8E06-170779BBF5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664879" calcext:value-type="float">
            <text:p>1664879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1FF592-B194-44EF-AD78-126DBBE373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664880" calcext:value-type="float">
            <text:p>1664880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AA2DC0-B86E-4634-B78E-186995BE5E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2613" calcext:value-type="float">
            <text:p>5512613</text:p>
          </table:table-cell>
          <table:table-cell office:value-type="float" office:value="1664881" calcext:value-type="float">
            <text:p>1664881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EE307B-0CEC-41A8-8E39-847DA32DBA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0564" calcext:value-type="float">
            <text:p>5520564</text:p>
          </table:table-cell>
          <table:table-cell office:value-type="float" office:value="1586115" calcext:value-type="float">
            <text:p>1586115</text:p>
          </table:table-cell>
          <table:table-cell office:value-type="string" calcext:value-type="string">
            <text:p>Geovana da Penha Xavier Faleir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C53CC7-17F3-45DA-98B0-AD659CFD5D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5587" calcext:value-type="float">
            <text:p>5525587</text:p>
          </table:table-cell>
          <table:table-cell office:value-type="float" office:value="1664892" calcext:value-type="float">
            <text:p>1664892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E49322-86E2-473D-B8B5-4FE10CBF0B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5587" calcext:value-type="float">
            <text:p>5525587</text:p>
          </table:table-cell>
          <table:table-cell office:value-type="float" office:value="1851771" calcext:value-type="float">
            <text:p>1851771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A68BFC-5E6E-4276-B990-06616A0776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5587" calcext:value-type="float">
            <text:p>5525587</text:p>
          </table:table-cell>
          <table:table-cell office:value-type="float" office:value="1851777" calcext:value-type="float">
            <text:p>1851777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AB56A2-B1E9-4D64-B43A-AD1EB4B86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5587" calcext:value-type="float">
            <text:p>5525587</text:p>
          </table:table-cell>
          <table:table-cell office:value-type="float" office:value="1851780" calcext:value-type="float">
            <text:p>1851780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6F65B-8317-445C-A6B3-11A3A5B02F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28" calcext:value-type="float">
            <text:p>5530628</text:p>
          </table:table-cell>
          <table:table-cell office:value-type="float" office:value="1667206" calcext:value-type="float">
            <text:p>1667206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123E9C-F702-4205-8350-99ED0248E6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28" calcext:value-type="float">
            <text:p>5530628</text:p>
          </table:table-cell>
          <table:table-cell office:value-type="float" office:value="1667207" calcext:value-type="float">
            <text:p>1667207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A9365C-5E5D-47CA-924A-27312F90B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34" calcext:value-type="float">
            <text:p>5530634</text:p>
          </table:table-cell>
          <table:table-cell office:value-type="float" office:value="1667210" calcext:value-type="float">
            <text:p>1667210</text:p>
          </table:table-cell>
          <table:table-cell office:value-type="string" calcext:value-type="string">
            <text:p>Ana Carl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1F195C-589D-483E-9EB3-F2F68747C6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42" calcext:value-type="float">
            <text:p>5530642</text:p>
          </table:table-cell>
          <table:table-cell office:value-type="float" office:value="1664763" calcext:value-type="float">
            <text:p>1664763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181B78-2A6E-47B3-8C1D-350F80D573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42" calcext:value-type="float">
            <text:p>5530642</text:p>
          </table:table-cell>
          <table:table-cell office:value-type="float" office:value="1664764" calcext:value-type="float">
            <text:p>1664764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1716F4-238D-4F05-BACE-6A57B7A369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42" calcext:value-type="float">
            <text:p>5530642</text:p>
          </table:table-cell>
          <table:table-cell office:value-type="float" office:value="1664765" calcext:value-type="float">
            <text:p>1664765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A8976-0BF0-419C-A12F-103D844BC0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592" calcext:value-type="float">
            <text:p>1664592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81179E-3308-42DC-8E48-674621347B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05" calcext:value-type="float">
            <text:p>1664605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228A08-280F-4941-9A35-7E76D17913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07" calcext:value-type="float">
            <text:p>1664607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AB193B-B744-43CC-9E1C-4936D6CAB4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08" calcext:value-type="float">
            <text:p>1664608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2DCDE-65ED-4444-BB93-FBFAF038EB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09" calcext:value-type="float">
            <text:p>1664609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338F88-D56A-4EC0-9BB1-781F709008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10" calcext:value-type="float">
            <text:p>1664610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015EAA-3F81-46A1-B9E2-F5B16C6FDA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11" calcext:value-type="float">
            <text:p>1664611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1ED009-7926-4211-BD85-7BC9F799E2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51" calcext:value-type="float">
            <text:p>5530651</text:p>
          </table:table-cell>
          <table:table-cell office:value-type="float" office:value="1664612" calcext:value-type="float">
            <text:p>1664612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164F7F-70BB-4A16-9DAB-FEA711A5E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74" calcext:value-type="float">
            <text:p>5530674</text:p>
          </table:table-cell>
          <table:table-cell office:value-type="float" office:value="1667204" calcext:value-type="float">
            <text:p>1667204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1D01B7-663F-483B-9B86-9A7EB191AD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0674" calcext:value-type="float">
            <text:p>5530674</text:p>
          </table:table-cell>
          <table:table-cell office:value-type="float" office:value="1667205" calcext:value-type="float">
            <text:p>1667205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4B915A-D56C-4B60-A103-61027B84AE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47" calcext:value-type="float">
            <text:p>160454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0E45E9-017E-4821-9570-260C444A89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09" calcext:value-type="float">
            <text:p>159330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FE9B8C-5436-43E9-8E77-29B5F25145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10" calcext:value-type="float">
            <text:p>159331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A85EB0-2110-4031-A9A4-DC31937C6C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12" calcext:value-type="float">
            <text:p>159331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7D8ECD-B391-4964-9119-A0AC06F8DD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13" calcext:value-type="float">
            <text:p>159331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6F7FA9-0710-4928-8133-217829280A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17" calcext:value-type="float">
            <text:p>159331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32847-4C29-4550-B692-DFF5B9EC43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21" calcext:value-type="float">
            <text:p>1593321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EF8A0C-895A-499A-BF60-A94905C6A8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24" calcext:value-type="float">
            <text:p>159332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210DB8-585A-4136-8560-7FFEEA80FA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25" calcext:value-type="float">
            <text:p>159332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567F77-F504-4931-9881-D89F079D72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593327" calcext:value-type="float">
            <text:p>159332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AF22CA-5855-45BE-A3AE-D2BEF27942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6" calcext:value-type="float">
            <text:p>1604556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3D3956-8350-420A-AA56-D59AE0F379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5" calcext:value-type="float">
            <text:p>160455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7B6DBF-899F-4D77-9860-8CADE0ED0F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4" calcext:value-type="float">
            <text:p>160455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0881FB-6027-49DE-A251-B69C58AE26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3" calcext:value-type="float">
            <text:p>160455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B554CD-C6BA-4EB7-A0D4-FEAB7357D3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2" calcext:value-type="float">
            <text:p>160455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8A420F-E154-44DE-A1F7-A9E170D674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1" calcext:value-type="float">
            <text:p>1604551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425A66-ED07-49AC-9663-17F3CC6F4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50" calcext:value-type="float">
            <text:p>160455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C16399-DC5C-40F4-9F09-18BE94E41A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549" calcext:value-type="float">
            <text:p>160454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84B044-ECDC-47C2-A469-CB7C25253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429" calcext:value-type="float">
            <text:p>160442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387DA1-02F9-4F4B-BF13-3D753FFFD9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428" calcext:value-type="float">
            <text:p>1604428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B53AE6-4691-4277-9E93-DF12D93B3B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425" calcext:value-type="float">
            <text:p>160442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A07B13-8D19-46F7-87FB-CEA1449AD1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1306" calcext:value-type="float">
            <text:p>5531306</text:p>
          </table:table-cell>
          <table:table-cell office:value-type="float" office:value="1604423" calcext:value-type="float">
            <text:p>160442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00EC63-1556-4F3E-87D2-E7D00AC296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572" calcext:value-type="float">
            <text:p>1683572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FB4BF9-5F95-4074-A288-FB8FD1F2BE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505" calcext:value-type="float">
            <text:p>16835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56AFAD-2136-4D5C-AC95-414A7E871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504" calcext:value-type="float">
            <text:p>16835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30B6F-9B9D-44FF-9327-BDA1F9279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499" calcext:value-type="float">
            <text:p>168349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8E6B5C-5602-4F01-9678-F201CCBEE7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498" calcext:value-type="float">
            <text:p>168349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359B71-7766-4DB9-A60F-AE1FE4BA9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497" calcext:value-type="float">
            <text:p>16834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5003EF-92D7-4D9B-8E2E-BFC45EB9D0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496" calcext:value-type="float">
            <text:p>16834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DFBAE5-86C5-4698-B3EB-9F6B53356C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05950" calcext:value-type="float">
            <text:p>170595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3A1AD3-C71B-421E-A14E-9E7A48C080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05951" calcext:value-type="float">
            <text:p>170595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2E4ECA-D4F0-41FD-9A9F-755606BFE4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05968" calcext:value-type="float">
            <text:p>170596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3F9ED1-144C-447C-A826-0117A605C6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116" calcext:value-type="float">
            <text:p>168311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FAB118-4508-4BEF-B21E-973C63D028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115" calcext:value-type="float">
            <text:p>168311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6611A1-87AD-4CFB-8F95-B79C5CEC08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111" calcext:value-type="float">
            <text:p>168311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6E995D-F7B8-4800-AD25-86C207BCF7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683110" calcext:value-type="float">
            <text:p>168311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61A49C-452C-4C7A-A581-81B67FFF1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850997" calcext:value-type="float">
            <text:p>18509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506C46-AC09-4F12-9EC9-CAFD3EA9E2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850998" calcext:value-type="float">
            <text:p>185099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1D46C3-9FF3-42DE-908E-77514DEA75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06196" calcext:value-type="float">
            <text:p>17061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BE31D9-294D-49A6-8704-C1EAF9F66B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06197" calcext:value-type="float">
            <text:p>17061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3C40B7-6AB0-4386-83A7-9D0E01DDEC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72904" calcext:value-type="float">
            <text:p>17729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A93228-2B5F-4A35-AAA2-225AA26C5C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72905" calcext:value-type="float">
            <text:p>17729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4C3AD5-42DD-48C8-BABD-06D308CF1C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72907" calcext:value-type="float">
            <text:p>177290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565B57-BC27-48DD-871D-F797AE6D72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94085" calcext:value-type="float">
            <text:p>179408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60D2C2-F1B9-425C-B41D-02756BF9DD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1794086" calcext:value-type="float">
            <text:p>179408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B466F6-B5E9-4BF1-8695-97BD13DB6C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7439" calcext:value-type="float">
            <text:p>205743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92DD59-F8BF-4275-AE62-D49AFF522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7440" calcext:value-type="float">
            <text:p>205744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FDFBEC-504F-430C-B5DA-0E6B8C12C4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7442" calcext:value-type="float">
            <text:p>2057442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843D87-DC24-4ADE-BF51-9F8D0965C2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5" calcext:value-type="float">
            <text:p>20563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7E1364-6316-440F-B19B-0DE953377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6" calcext:value-type="float">
            <text:p>205630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8D79AC-AC96-492B-B57C-DA587DC16F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8" calcext:value-type="float">
            <text:p>205630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548DF4-FEED-4A54-A8D3-6B0225DAD7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14" calcext:value-type="float">
            <text:p>205631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0CE010-624D-4CEE-AFE5-E230353AB3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15" calcext:value-type="float">
            <text:p>205631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F34D01-D5D2-42AE-A425-5C0900DF89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4" calcext:value-type="float">
            <text:p>20563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E4A855-AF97-497C-A3CE-533DE5F6AB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25" calcext:value-type="float">
            <text:p>205842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BC5F8E-B00F-48AC-BFCF-0808095B35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26" calcext:value-type="float">
            <text:p>205842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C62D0B-278F-4897-8DC7-706AF58643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28" calcext:value-type="float">
            <text:p>205842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1EE70B-D8BA-49BA-85F8-14069E4EEC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29" calcext:value-type="float">
            <text:p>205842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39714E-FDA7-4CBB-8651-ACFFD73123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31" calcext:value-type="float">
            <text:p>205843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02B56A-B8E0-4F3C-B5A7-4B7386E20E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263" calcext:value-type="float">
            <text:p>205626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FAAB71-FBAE-4AD2-A80A-EB111B9BE5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273" calcext:value-type="float">
            <text:p>205627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837AB6-8918-45DA-8617-5D8F3B0E25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296" calcext:value-type="float">
            <text:p>20562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E914E-27CB-45EE-B252-EA91B1AE34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0" calcext:value-type="float">
            <text:p>205630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471A47-FCD5-4147-BC43-687A662061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1" calcext:value-type="float">
            <text:p>205630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2E2CF6-7FFC-4654-9737-CC33222849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6303" calcext:value-type="float">
            <text:p>205630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4FA5EA-FCA0-4A96-8A6D-C83BBB25C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24" calcext:value-type="float">
            <text:p>205842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29D110-EB45-48E1-BD3A-F47A51C3BF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049" calcext:value-type="float">
            <text:p>5548049</text:p>
          </table:table-cell>
          <table:table-cell office:value-type="float" office:value="2058434" calcext:value-type="float">
            <text:p>205843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26DCA6-FF5E-4376-82F2-7BFBCB946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567" calcext:value-type="float">
            <text:p>1741567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50CB50-140C-4BB7-8F6D-EFA68F2EC9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637" calcext:value-type="float">
            <text:p>1741637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6C786A-5426-4A78-A8A1-AE52180184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638" calcext:value-type="float">
            <text:p>174163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A9F12B-0F81-4AB3-A056-A1D9AC859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639" calcext:value-type="float">
            <text:p>174163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ACE01E-5F00-42E3-9299-444EEC2D3D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663" calcext:value-type="float">
            <text:p>174166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F76312-4C37-48C3-A28D-E3AF4E349B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41664" calcext:value-type="float">
            <text:p>1741664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76ACA3-BC5E-4876-9A2B-93C32C4222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04009" calcext:value-type="float">
            <text:p>170400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ADEC45-2A06-4DEA-A603-999AB904C5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04010" calcext:value-type="float">
            <text:p>170401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685E02-712D-49EF-A06D-BEE2951088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04030" calcext:value-type="float">
            <text:p>170403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EB7A6F-1F19-40E7-AA99-1B21BFB4A6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704031" calcext:value-type="float">
            <text:p>1704031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7F781F-3963-4921-BA4C-1CB066C3E0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680358" calcext:value-type="float">
            <text:p>168035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390629-6086-4600-AF3B-5465262165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680359" calcext:value-type="float">
            <text:p>168035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72E71C-E29A-4FFB-8901-E3A3C03165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681082" calcext:value-type="float">
            <text:p>1681082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BFE3FC-DF5A-4248-AAD4-2C0536DE9B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681083" calcext:value-type="float">
            <text:p>168108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B75AD2-DB5B-49D8-8EAB-D1FAD10CEC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26" calcext:value-type="float">
            <text:p>1599526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06C9F5-FDD9-4646-93CD-2CE3D030BA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24" calcext:value-type="float">
            <text:p>1599524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E77F99-8CB3-48A1-9D0E-421EEC2CA0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23" calcext:value-type="float">
            <text:p>159952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B862FC-6E46-4468-8175-DFBF61F479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21" calcext:value-type="float">
            <text:p>1599521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A8A807-EE51-4107-BF14-60A4CB4786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20" calcext:value-type="float">
            <text:p>159952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00DD01-9E6F-4AD2-8BBD-459BB7D7CE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159" calcext:value-type="float">
            <text:p>159915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62F67-F710-4AF3-8B14-59B7133926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169" calcext:value-type="float">
            <text:p>159916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5F5533-C52C-4B30-AB6D-1163E40271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00" calcext:value-type="float">
            <text:p>159950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70732-E973-4ADC-9833-A79B81937A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8563" calcext:value-type="float">
            <text:p>5548563</text:p>
          </table:table-cell>
          <table:table-cell office:value-type="float" office:value="1599518" calcext:value-type="float">
            <text:p>159951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A571DF-8E7A-4446-ADD9-44E358CDE9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588" calcext:value-type="float">
            <text:p>5549588</text:p>
          </table:table-cell>
          <table:table-cell office:value-type="float" office:value="1603060" calcext:value-type="float">
            <text:p>1603060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9C284B-5C79-4FDC-90F4-DEB83F322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588" calcext:value-type="float">
            <text:p>5549588</text:p>
          </table:table-cell>
          <table:table-cell office:value-type="float" office:value="1603062" calcext:value-type="float">
            <text:p>1603062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D11FF5-AA90-41B9-9EA5-7A1B3A8D3A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588" calcext:value-type="float">
            <text:p>5549588</text:p>
          </table:table-cell>
          <table:table-cell office:value-type="float" office:value="1664794" calcext:value-type="float">
            <text:p>1664794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946FE-A80A-4BC9-99E0-D30BDDDD93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588" calcext:value-type="float">
            <text:p>5549588</text:p>
          </table:table-cell>
          <table:table-cell office:value-type="float" office:value="1664795" calcext:value-type="float">
            <text:p>1664795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BCF6CC-1D61-497A-B9D9-854AB2F6D5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880" calcext:value-type="float">
            <text:p>5549880</text:p>
          </table:table-cell>
          <table:table-cell office:value-type="float" office:value="1664954" calcext:value-type="float">
            <text:p>1664954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B74D1-7400-4436-A679-402BE4F814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9880" calcext:value-type="float">
            <text:p>5549880</text:p>
          </table:table-cell>
          <table:table-cell office:value-type="float" office:value="1664956" calcext:value-type="float">
            <text:p>1664956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55661-E214-4646-96EB-0788746B7A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2548" calcext:value-type="float">
            <text:p>5572548</text:p>
          </table:table-cell>
          <table:table-cell office:value-type="float" office:value="1681087" calcext:value-type="float">
            <text:p>1681087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A9AB7B-58E9-4912-8174-FE6E4FE3CC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2548" calcext:value-type="float">
            <text:p>5572548</text:p>
          </table:table-cell>
          <table:table-cell office:value-type="float" office:value="1681062" calcext:value-type="float">
            <text:p>1681062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006D05-C4E2-4211-9FC1-74348071E4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2548" calcext:value-type="float">
            <text:p>5572548</text:p>
          </table:table-cell>
          <table:table-cell office:value-type="float" office:value="1681081" calcext:value-type="float">
            <text:p>1681081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C8D9EE-C78C-45DA-B2E6-05D9293089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162" calcext:value-type="float">
            <text:p>5574162</text:p>
          </table:table-cell>
          <table:table-cell office:value-type="float" office:value="1664734" calcext:value-type="float">
            <text:p>1664734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6369E0-D418-4E78-8143-C49F1D02B9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162" calcext:value-type="float">
            <text:p>5574162</text:p>
          </table:table-cell>
          <table:table-cell office:value-type="float" office:value="1664737" calcext:value-type="float">
            <text:p>1664737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A3E6F5-67DC-47AD-B62E-ED03AB64DA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162" calcext:value-type="float">
            <text:p>5574162</text:p>
          </table:table-cell>
          <table:table-cell office:value-type="float" office:value="1664738" calcext:value-type="float">
            <text:p>1664738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BDBABD-7190-4610-B75E-ECBF1E5D91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162" calcext:value-type="float">
            <text:p>5574162</text:p>
          </table:table-cell>
          <table:table-cell office:value-type="float" office:value="1664739" calcext:value-type="float">
            <text:p>1664739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822038-8DBD-4ACB-A4FE-A03508FC52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162" calcext:value-type="float">
            <text:p>5574162</text:p>
          </table:table-cell>
          <table:table-cell office:value-type="float" office:value="1664740" calcext:value-type="float">
            <text:p>1664740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1D1811-C300-4E52-AEEC-EA3DD9349B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238" calcext:value-type="float">
            <text:p>5574238</text:p>
          </table:table-cell>
          <table:table-cell office:value-type="float" office:value="1683582" calcext:value-type="float">
            <text:p>1683582</text:p>
          </table:table-cell>
          <table:table-cell office:value-type="string" calcext:value-type="string">
            <text:p>Ane Beatriz Cordeiro de Paul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BF68E0-1D98-4872-9175-FC0E1DBC7D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238" calcext:value-type="float">
            <text:p>5574238</text:p>
          </table:table-cell>
          <table:table-cell office:value-type="float" office:value="1683613" calcext:value-type="float">
            <text:p>1683613</text:p>
          </table:table-cell>
          <table:table-cell office:value-type="string" calcext:value-type="string">
            <text:p>Ane Beatriz Cordeiro de Paul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027A44-0B64-4E4E-9530-EE311A2D7B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4308" calcext:value-type="float">
            <text:p>5574308</text:p>
          </table:table-cell>
          <table:table-cell office:value-type="float" office:value="1667202" calcext:value-type="float">
            <text:p>1667202</text:p>
          </table:table-cell>
          <table:table-cell office:value-type="string" calcext:value-type="string">
            <text:p>Amanda Martins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193114-B925-457D-A222-949EE43AF5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04" calcext:value-type="float">
            <text:p>160750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D774B5-46F4-44A3-A558-8E3D3EBA04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05" calcext:value-type="float">
            <text:p>160750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F0DF23-E92F-4027-BFAF-93A2C6AFF2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07" calcext:value-type="float">
            <text:p>160750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A47E0B-B462-45BB-ADA6-4B7058E466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00" calcext:value-type="float">
            <text:p>160750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E4E9F8-89A0-404B-B140-1C7FEC5B4F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497" calcext:value-type="float">
            <text:p>160749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103F96-E066-40BC-81B9-D70DA46497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496" calcext:value-type="float">
            <text:p>160749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EECE74-9B18-4BB7-8F51-4630A0C993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09" calcext:value-type="float">
            <text:p>1607509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169996-B783-41F4-B7C9-1CE7C91956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14" calcext:value-type="float">
            <text:p>160751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449666-5879-40AB-9340-D756566F1D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15" calcext:value-type="float">
            <text:p>160751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4C9516-CEAF-4225-B889-4BAA70F494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16" calcext:value-type="float">
            <text:p>160751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9ACE1E-AA0E-4756-8132-F337CC8FB0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17" calcext:value-type="float">
            <text:p>160751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CB0991-A621-4C7D-A45C-78F429FE33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07518" calcext:value-type="float">
            <text:p>1607518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31D97-46A0-4506-BCB6-69C92A6AD2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78803" calcext:value-type="float">
            <text:p>1678803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20F2CC-432F-4536-964A-7E21127529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79130" calcext:value-type="float">
            <text:p>167913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2EA76D-409D-445C-8109-4B3FB41630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79021" calcext:value-type="float">
            <text:p>1679021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3A543E-48E8-4D8F-9091-3E34A6881B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78845" calcext:value-type="float">
            <text:p>167884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21107C-95C0-401A-B442-A1F88AE236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678840" calcext:value-type="float">
            <text:p>167884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E13287-7CB5-4FB9-905D-E61173E4F5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1851552" calcext:value-type="float">
            <text:p>1851552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233E6E-9542-4E7E-856B-F5BF8B9822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636" calcext:value-type="float">
            <text:p>238463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D71ED6-31EF-4380-9355-6E3B61926A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638" calcext:value-type="float">
            <text:p>2384638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1350CE-608F-4230-9CB8-4661E4DA4A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699" calcext:value-type="float">
            <text:p>2384699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C685A9-E56D-489F-8507-F18B808A51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00" calcext:value-type="float">
            <text:p>238470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D588DC-A6A7-4A23-A255-CDDE818E3E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01" calcext:value-type="float">
            <text:p>2384701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97A5D9-40AB-4EF9-8520-5F2A5B0595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02" calcext:value-type="float">
            <text:p>2384702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AC3167-8980-45C7-BF5F-8029F7A1FE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24" calcext:value-type="float">
            <text:p>238472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6B7868-57AC-4ACF-AADC-C52D30744B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25" calcext:value-type="float">
            <text:p>238472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19847-265E-42A4-A9D7-7E33AC7608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5066" calcext:value-type="float">
            <text:p>5575066</text:p>
          </table:table-cell>
          <table:table-cell office:value-type="float" office:value="2384726" calcext:value-type="float">
            <text:p>238472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9201C6-E6CF-4695-B81E-5A150E903E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6949" calcext:value-type="float">
            <text:p>5586949</text:p>
          </table:table-cell>
          <table:table-cell office:value-type="float" office:value="1664659" calcext:value-type="float">
            <text:p>1664659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173D1C-664D-4A58-B8AD-CD80BC8C78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6949" calcext:value-type="float">
            <text:p>5586949</text:p>
          </table:table-cell>
          <table:table-cell office:value-type="float" office:value="1664661" calcext:value-type="float">
            <text:p>1664661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5254E3-2960-432A-A9B0-46F984A55C3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6949" calcext:value-type="float">
            <text:p>5586949</text:p>
          </table:table-cell>
          <table:table-cell office:value-type="float" office:value="1664663" calcext:value-type="float">
            <text:p>1664663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47B2F6-C5E8-407C-A959-844DB8762A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6949" calcext:value-type="float">
            <text:p>5586949</text:p>
          </table:table-cell>
          <table:table-cell office:value-type="float" office:value="1664665" calcext:value-type="float">
            <text:p>1664665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8C1C05-B655-4708-9E67-A5192BD220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7550" calcext:value-type="float">
            <text:p>5587550</text:p>
          </table:table-cell>
          <table:table-cell office:value-type="float" office:value="1679182" calcext:value-type="float">
            <text:p>1679182</text:p>
          </table:table-cell>
          <table:table-cell office:value-type="string" calcext:value-type="string">
            <text:p>Cristia De Paula Cordeiro Mai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FC0BAA-1FB0-4E27-9957-D0A997C406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66463" calcext:value-type="float">
            <text:p>5666463</text:p>
          </table:table-cell>
          <table:table-cell office:value-type="float" office:value="1664848" calcext:value-type="float">
            <text:p>1664848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E3D692-8E49-4E09-BEC4-CE439F4B4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66463" calcext:value-type="float">
            <text:p>5666463</text:p>
          </table:table-cell>
          <table:table-cell office:value-type="float" office:value="1664850" calcext:value-type="float">
            <text:p>1664850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752BCB-6C0B-4179-91FC-1051E5516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66463" calcext:value-type="float">
            <text:p>5666463</text:p>
          </table:table-cell>
          <table:table-cell office:value-type="float" office:value="1664857" calcext:value-type="float">
            <text:p>1664857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22A2FA-C44D-45DC-9E0C-E427D30E4A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66463" calcext:value-type="float">
            <text:p>5666463</text:p>
          </table:table-cell>
          <table:table-cell office:value-type="float" office:value="1664858" calcext:value-type="float">
            <text:p>1664858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02C6C6-E628-4266-935F-09E00120FC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73" calcext:value-type="float">
            <text:p>1971573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A9C27F-699D-4312-8AD7-3ED4C3366A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75" calcext:value-type="float">
            <text:p>1971575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3066AC-0179-4FFF-B955-16CEBD7564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76" calcext:value-type="float">
            <text:p>1971576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BB6D32-FD70-4655-B27E-B90C13FBD2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78" calcext:value-type="float">
            <text:p>1971578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41F2D2-B937-4700-917F-0DDB9733F9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79" calcext:value-type="float">
            <text:p>1971579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0681EE-7CC6-4950-8DA1-E749730096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80" calcext:value-type="float">
            <text:p>1971580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8E5855-6CDC-4140-869C-B07C0D2A2B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86" calcext:value-type="float">
            <text:p>1971586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B3DE0D-A891-4C9D-9484-CAB0491C96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554" calcext:value-type="float">
            <text:p>5704554</text:p>
          </table:table-cell>
          <table:table-cell office:value-type="float" office:value="1971587" calcext:value-type="float">
            <text:p>1971587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5C4A47-1C38-418D-9848-2A1E074C88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176998" calcext:value-type="float">
            <text:p>2176998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5791C6-E753-4711-AAA7-2E101E5FD5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176999" calcext:value-type="float">
            <text:p>2176999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B554E3-4D65-43EB-A7F2-93B89C10BE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177000" calcext:value-type="float">
            <text:p>2177000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7E3F24-332C-420D-8EA1-5A7318E3B3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176914" calcext:value-type="float">
            <text:p>2176914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D9E3C8-9434-4CE9-94CA-AE76FE89F7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176915" calcext:value-type="float">
            <text:p>2176915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C5AA2C-BBC6-44A9-9AE2-7C07AFD9F3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1667212" calcext:value-type="float">
            <text:p>1667212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2AE08F-873E-44E8-A7C1-35409E949C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1667214" calcext:value-type="float">
            <text:p>1667214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9CA2A0-805C-4040-BB93-D5C6E4454B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259815" calcext:value-type="float">
            <text:p>2259815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5F501-242D-477B-9071-92E1015FBB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259731" calcext:value-type="float">
            <text:p>2259731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DE22E0-C9DC-4729-8E20-461E6859DA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687" calcext:value-type="float">
            <text:p>5704687</text:p>
          </table:table-cell>
          <table:table-cell office:value-type="float" office:value="2259733" calcext:value-type="float">
            <text:p>2259733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38BA6-BACE-48EB-850C-278C9250A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729" calcext:value-type="float">
            <text:p>5704729</text:p>
          </table:table-cell>
          <table:table-cell office:value-type="float" office:value="2477574" calcext:value-type="float">
            <text:p>2477574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01DCBA-8415-41E6-AF9D-461F1F805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729" calcext:value-type="float">
            <text:p>5704729</text:p>
          </table:table-cell>
          <table:table-cell office:value-type="float" office:value="2477575" calcext:value-type="float">
            <text:p>2477575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C9CF65-2259-4932-B690-285819B5B1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97942" calcext:value-type="float">
            <text:p>239794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6B1064-5576-4F03-89B6-5FD2CA8AE5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400436" calcext:value-type="float">
            <text:p>2400436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5B9B12-8681-435D-A481-07EF3E8079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89910" calcext:value-type="float">
            <text:p>238991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4871BF-B901-4FB2-8712-95424771B6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90095" calcext:value-type="float">
            <text:p>2390095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9E4E2E-94C3-456E-9698-526037A5F2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90098" calcext:value-type="float">
            <text:p>2390098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A054F7-AA1D-4B15-8741-4FCE847106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90099" calcext:value-type="float">
            <text:p>239009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7AAC16-12EE-4AFE-B9EB-4EA223D66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398207" calcext:value-type="float">
            <text:p>2398207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F9F4DC-48CD-4252-886A-E8C40C6B9A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62974" calcext:value-type="float">
            <text:p>226297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7C52F-5F3A-436E-AAA5-2DA0F88044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63291" calcext:value-type="float">
            <text:p>226329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42E81C-F731-4DCA-9ADE-437887C5B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59" calcext:value-type="float">
            <text:p>228615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C7D193-11B9-4BD6-8540-3E13565810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2" calcext:value-type="float">
            <text:p>228616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494BEE-FF1E-482F-AE98-BC78A83082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3" calcext:value-type="float">
            <text:p>2286163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5DE046-5697-4B4D-B426-846B6B4728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4" calcext:value-type="float">
            <text:p>228616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D5992-6EDE-4552-9F20-F31C24D687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5" calcext:value-type="float">
            <text:p>2286165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152874-60E8-497E-AA63-D46D972DF1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63290" calcext:value-type="float">
            <text:p>226329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D060B2-8E90-4EFB-BFAB-C3BBDE1C27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6" calcext:value-type="float">
            <text:p>2286166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376A4F-8220-4463-8849-8BB6A110C2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2286167" calcext:value-type="float">
            <text:p>2286167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D016E8-314B-4DD8-A5D0-4A40C3F888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891298" calcext:value-type="float">
            <text:p>1891298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3E37B-FC40-4366-B714-D9C2E918FA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891299" calcext:value-type="float">
            <text:p>189129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841CF3-7490-46A9-A8E1-C6D6FFE636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77149" calcext:value-type="float">
            <text:p>197714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B7BA4C-A869-4617-9E77-BD45B43745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77150" calcext:value-type="float">
            <text:p>197715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46CAEA-9265-42CB-AE6F-A7E520EE69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77151" calcext:value-type="float">
            <text:p>197715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7D715F-B9D0-4828-AC7A-8A75F7D6D4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88631" calcext:value-type="float">
            <text:p>198863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8164AF-A292-401F-8035-008B4D3F6B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88632" calcext:value-type="float">
            <text:p>198863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B5E908-D9DB-434A-9EC1-2C6A76EB5C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4990" calcext:value-type="float">
            <text:p>5704990</text:p>
          </table:table-cell>
          <table:table-cell office:value-type="float" office:value="1988384" calcext:value-type="float">
            <text:p>198838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678F62-3812-48A7-B92E-723908696F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091" calcext:value-type="float">
            <text:p>167409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2C4F63-1C47-49A7-AB0A-967A0072B5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092" calcext:value-type="float">
            <text:p>1674092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082927-DD08-476F-A33D-B4347D0A02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093" calcext:value-type="float">
            <text:p>1674093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FA0998-36EC-45EB-A2A1-776DC2DF4F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096" calcext:value-type="float">
            <text:p>1674096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F8E572-1A02-47DA-A271-53C494634A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00" calcext:value-type="float">
            <text:p>1674100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D7DD41-25AE-4757-B292-0519D7CF8C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01" calcext:value-type="float">
            <text:p>167410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02883D-F5BC-43F8-AA4A-63F74ED011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03" calcext:value-type="float">
            <text:p>1674103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084993-D5F5-42CA-9274-6FDA9418C2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06" calcext:value-type="float">
            <text:p>1674106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CF292B-9B8A-4155-8910-27F91C2022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11" calcext:value-type="float">
            <text:p>167411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5B47EF-05CD-4E76-8333-C58B0F28F3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15" calcext:value-type="float">
            <text:p>1674115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8E424-F813-4F83-A296-D97C3BE4FC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21" calcext:value-type="float">
            <text:p>167412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6E2E98-87F0-42BC-BE0F-50E74B7DDD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122" calcext:value-type="float">
            <text:p>1674122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88E0A1-8949-43BD-BF5E-41FE63E51B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400" calcext:value-type="float">
            <text:p>1674400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D97C22-5D79-4BD0-9957-14A712B4E1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401" calcext:value-type="float">
            <text:p>167440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1B34DF-9E61-470C-921A-E27EF0B21B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37" calcext:value-type="float">
            <text:p>5712837</text:p>
          </table:table-cell>
          <table:table-cell office:value-type="float" office:value="1674404" calcext:value-type="float">
            <text:p>1674404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9800-C4CF-43B1-B4A4-9CDFF1879C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3" calcext:value-type="float">
            <text:p>1664613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E0E266-ED3A-4401-93F1-C96D7E9478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5" calcext:value-type="float">
            <text:p>1664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B1B624-AE5A-4967-BC81-ECA263041F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6" calcext:value-type="float">
            <text:p>166461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851CCD-8855-4A11-B35A-ED2EFB68F4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7" calcext:value-type="float">
            <text:p>1664617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15E4BD-1ECF-4599-B73D-BFF479AA95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8" calcext:value-type="float">
            <text:p>1664618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2747B8-DC77-4CAE-9112-367057E9C4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19" calcext:value-type="float">
            <text:p>166461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7275FD-8B49-4541-A8AA-314CB8BF5E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20" calcext:value-type="float">
            <text:p>166462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72A4F6-BDAD-4161-A2C7-16B3000F70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21" calcext:value-type="float">
            <text:p>1664621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25873B-8A92-4BAE-9B3F-373E82BB8A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3" calcext:value-type="float">
            <text:p>5712843</text:p>
          </table:table-cell>
          <table:table-cell office:value-type="float" office:value="1664622" calcext:value-type="float">
            <text:p>1664622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5D6C2D-EA4F-4550-BF87-AC1E84A02B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029" calcext:value-type="float">
            <text:p>1948029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8B805A-A3BD-453E-8D75-B547FCE7B2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031" calcext:value-type="float">
            <text:p>1948031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B3CD83-5ECB-4057-BDB9-EECE5F7B7C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032" calcext:value-type="float">
            <text:p>1948032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3F1094-EED1-4BA8-9C00-8236D81E1D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19" calcext:value-type="float">
            <text:p>1948119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E0AA21-05C4-4C4A-AB29-32D25CF877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40" calcext:value-type="float">
            <text:p>1948140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3ED9F7-4BDA-4807-8536-0615DE2508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41" calcext:value-type="float">
            <text:p>1948141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F391BA-4F99-4F70-A324-ED06AD7FB2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42" calcext:value-type="float">
            <text:p>1948142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BB00EB-FFE7-4A0C-BDE9-8FA6CC3504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43" calcext:value-type="float">
            <text:p>1948143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8F8966-748B-4C14-8DE7-66B3E5F32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847" calcext:value-type="float">
            <text:p>5712847</text:p>
          </table:table-cell>
          <table:table-cell office:value-type="float" office:value="1948144" calcext:value-type="float">
            <text:p>1948144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2A98F6-AA43-4415-B382-24E3725892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960" calcext:value-type="float">
            <text:p>5712960</text:p>
          </table:table-cell>
          <table:table-cell office:value-type="float" office:value="1664752" calcext:value-type="float">
            <text:p>1664752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69E8B8-3513-4DB6-A23B-773FD58021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960" calcext:value-type="float">
            <text:p>5712960</text:p>
          </table:table-cell>
          <table:table-cell office:value-type="float" office:value="1664756" calcext:value-type="float">
            <text:p>1664756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67FD8D-4462-4B17-B21C-BF8E1B9F43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2960" calcext:value-type="float">
            <text:p>5712960</text:p>
          </table:table-cell>
          <table:table-cell office:value-type="float" office:value="1664757" calcext:value-type="float">
            <text:p>1664757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A3EA9C-4730-4F22-A16B-C2553003F3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048" calcext:value-type="float">
            <text:p>5713048</text:p>
          </table:table-cell>
          <table:table-cell office:value-type="float" office:value="1664906" calcext:value-type="float">
            <text:p>1664906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C9F1C0-BE61-4B95-9640-0972463295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048" calcext:value-type="float">
            <text:p>5713048</text:p>
          </table:table-cell>
          <table:table-cell office:value-type="float" office:value="1664907" calcext:value-type="float">
            <text:p>1664907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60E351-A96F-4692-BF82-1A02BE8D30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048" calcext:value-type="float">
            <text:p>5713048</text:p>
          </table:table-cell>
          <table:table-cell office:value-type="float" office:value="1664908" calcext:value-type="float">
            <text:p>1664908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DFE317-6685-4D86-943F-146747A9E5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2" calcext:value-type="float">
            <text:p>5713312</text:p>
          </table:table-cell>
          <table:table-cell office:value-type="float" office:value="1935502" calcext:value-type="float">
            <text:p>1935502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E0FC74-F187-4B9A-B10B-3CBFA81C51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2" calcext:value-type="float">
            <text:p>5713312</text:p>
          </table:table-cell>
          <table:table-cell office:value-type="float" office:value="1935504" calcext:value-type="float">
            <text:p>1935504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2E16A6-E2C0-492C-A816-792363CF7F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2" calcext:value-type="float">
            <text:p>5713312</text:p>
          </table:table-cell>
          <table:table-cell office:value-type="float" office:value="1935606" calcext:value-type="float">
            <text:p>1935606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2B5B20-FFC9-44C9-9175-41647E811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2" calcext:value-type="float">
            <text:p>5713312</text:p>
          </table:table-cell>
          <table:table-cell office:value-type="float" office:value="1935607" calcext:value-type="float">
            <text:p>1935607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E7E6F7-3CE0-4CAE-B18B-50A8D3AB9A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2" calcext:value-type="float">
            <text:p>5713312</text:p>
          </table:table-cell>
          <table:table-cell office:value-type="float" office:value="1871946" calcext:value-type="float">
            <text:p>1871946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EA052E-9EC5-4B10-8874-D0E3F4C67E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4" calcext:value-type="float">
            <text:p>5713314</text:p>
          </table:table-cell>
          <table:table-cell office:value-type="float" office:value="1664422" calcext:value-type="float">
            <text:p>1664422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0F6C7-DEA0-4200-9618-EA922A9FB2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314" calcext:value-type="float">
            <text:p>5713314</text:p>
          </table:table-cell>
          <table:table-cell office:value-type="float" office:value="1664587" calcext:value-type="float">
            <text:p>1664587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0E659B-1AFD-4AA7-A93A-A4678CB118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08" calcext:value-type="float">
            <text:p>1664808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F44ACC-9F75-4997-894D-F175E8A19E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09" calcext:value-type="float">
            <text:p>1664809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21A043-B288-406C-9169-01EFB48FB9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10" calcext:value-type="float">
            <text:p>1664810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E32587-5014-41DF-AEB5-1368B39AC5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11" calcext:value-type="float">
            <text:p>1664811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BF66D1-18DC-4033-9033-9A0D2B373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12" calcext:value-type="float">
            <text:p>1664812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BDB707-11D0-47A9-9FDF-7CD338998A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13" calcext:value-type="float">
            <text:p>1664813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E08DF7-86A9-4CA5-9967-6DAC891C65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664814" calcext:value-type="float">
            <text:p>1664814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96F9E-D3A5-472D-9CAB-C7C6F05585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50" calcext:value-type="float">
            <text:p>5713750</text:p>
          </table:table-cell>
          <table:table-cell office:value-type="float" office:value="1719367" calcext:value-type="float">
            <text:p>1719367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9ACBD8-D688-4D17-9F23-52823B0180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1819499" calcext:value-type="float">
            <text:p>1819499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4B8872-CE57-4F89-9B2F-88E81FCCAD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1819501" calcext:value-type="float">
            <text:p>1819501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74E9FA-5B81-4CF5-992B-1BDDF2DA79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1819502" calcext:value-type="float">
            <text:p>1819502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027542-A3A0-4547-8CC7-37ACB5A4E9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1819504" calcext:value-type="float">
            <text:p>1819504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BB0ACA-4453-47EB-BC7D-23B3DE1223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1819505" calcext:value-type="float">
            <text:p>1819505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78E90A-C3D9-44C0-AEC8-15EF170867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305" calcext:value-type="float">
            <text:p>2303305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49F1BA-E208-4FAD-9731-C8CCBEBB23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304" calcext:value-type="float">
            <text:p>2303304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4185C3-7A30-427B-8A29-E4483BEE47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267" calcext:value-type="float">
            <text:p>2303267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A7F221-40E1-441F-8AF2-07D67D9FFA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269" calcext:value-type="float">
            <text:p>2303269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B1403D-238D-48A4-9491-703210540D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270" calcext:value-type="float">
            <text:p>2303270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96B93E-5640-4292-9EE5-9F7C4E01A1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764" calcext:value-type="float">
            <text:p>5713764</text:p>
          </table:table-cell>
          <table:table-cell office:value-type="float" office:value="2303271" calcext:value-type="float">
            <text:p>2303271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ADC39B-21A9-48FB-95F3-3557877705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33" calcext:value-type="float">
            <text:p>2754633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BB7CBB-A10B-4099-AED4-CA2736FCA8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35" calcext:value-type="float">
            <text:p>2754635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E6E7FE-DAAF-4B2F-AA3B-B093E4707E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38" calcext:value-type="float">
            <text:p>275463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3731F6-EA6C-49B5-B797-CD2AC60992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39" calcext:value-type="float">
            <text:p>2754639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214E10-845C-46E7-961D-A019A9BF7E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40" calcext:value-type="float">
            <text:p>2754640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37A78-6D26-4282-AB6A-CF744F2DF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41" calcext:value-type="float">
            <text:p>2754641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E3764F-FD2C-4034-95EC-480968B11A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642" calcext:value-type="float">
            <text:p>2754642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D28CAC-CDD2-467D-A0FD-6B24618795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548" calcext:value-type="float">
            <text:p>275454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682CE-86D0-4C3E-A2A4-66B960B188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551" calcext:value-type="float">
            <text:p>2754551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0C430F-5DC9-4470-A5A0-241FCFFBCD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2754560" calcext:value-type="float">
            <text:p>2754560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2948BF-4E33-4CFD-8ADF-C27E10D374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39" calcext:value-type="float">
            <text:p>5713939</text:p>
          </table:table-cell>
          <table:table-cell office:value-type="float" office:value="1970208" calcext:value-type="float">
            <text:p>197020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4218F2-F723-43D7-940A-A53DCA3E0E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53" calcext:value-type="float">
            <text:p>5713953</text:p>
          </table:table-cell>
          <table:table-cell office:value-type="float" office:value="1884028" calcext:value-type="float">
            <text:p>1884028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154921-1B88-4901-855B-BB7EC69045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53" calcext:value-type="float">
            <text:p>5713953</text:p>
          </table:table-cell>
          <table:table-cell office:value-type="float" office:value="1884049" calcext:value-type="float">
            <text:p>1884049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AE53B5-C2E6-41B7-B167-B1B8660862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53" calcext:value-type="float">
            <text:p>5713953</text:p>
          </table:table-cell>
          <table:table-cell office:value-type="float" office:value="2400437" calcext:value-type="float">
            <text:p>2400437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0B97EB-1D5C-4964-81F8-89F965ACBC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3953" calcext:value-type="float">
            <text:p>5713953</text:p>
          </table:table-cell>
          <table:table-cell office:value-type="float" office:value="2400480" calcext:value-type="float">
            <text:p>2400480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A64C69-2757-4A21-819F-E7EB77EBDA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372673" calcext:value-type="float">
            <text:p>2372673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8CDD94-59F0-4F06-A69E-11E96DAA0B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372674" calcext:value-type="float">
            <text:p>2372674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8D8768-901A-4C97-9ADB-E78E849186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372675" calcext:value-type="float">
            <text:p>2372675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3973CC-20A7-4B97-83A2-F450C60A6D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511002" calcext:value-type="float">
            <text:p>2511002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C04ED5-A3EA-4852-B39A-C102A1A727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511003" calcext:value-type="float">
            <text:p>2511003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5FDD6A-39AA-46ED-9CB0-6A3DF6D6D6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511015" calcext:value-type="float">
            <text:p>2511015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52D0E6-F02A-40BA-82C4-6BC934AC8A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29" calcext:value-type="float">
            <text:p>5717929</text:p>
          </table:table-cell>
          <table:table-cell office:value-type="float" office:value="2511016" calcext:value-type="float">
            <text:p>2511016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DD5D7F-A981-4A31-895E-D19148652B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59" calcext:value-type="float">
            <text:p>5717959</text:p>
          </table:table-cell>
          <table:table-cell office:value-type="float" office:value="1739111" calcext:value-type="float">
            <text:p>1739111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69F010-F3B3-475D-8160-CC995AD62B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7959" calcext:value-type="float">
            <text:p>5717959</text:p>
          </table:table-cell>
          <table:table-cell office:value-type="float" office:value="1739048" calcext:value-type="float">
            <text:p>1739048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BF97B9-0684-44AA-ADDB-A8E56C120B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8081" calcext:value-type="float">
            <text:p>171808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0D1FDC-CD0D-4D25-9832-60FE5B0D61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853828" calcext:value-type="float">
            <text:p>185382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A8A052-BB0D-482E-8684-DA1AC4ED8B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853830" calcext:value-type="float">
            <text:p>185383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0135A2-6B04-40C8-A502-295979DAD8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853831" calcext:value-type="float">
            <text:p>185383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4C5105-63D6-4B45-8864-152A27AF23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793" calcext:value-type="float">
            <text:p>1717793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C7295E-08A3-46C2-A603-BAC7D9E33A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794" calcext:value-type="float">
            <text:p>1717794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97F634-A7DA-4EDC-B072-173BBE1F9C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796" calcext:value-type="float">
            <text:p>171779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EB9119-9A89-471C-8446-A226960541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797" calcext:value-type="float">
            <text:p>171779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674DC-7BB9-40BE-A091-9EF9011C61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799" calcext:value-type="float">
            <text:p>171779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5E5F9-6AE3-4553-8288-DB1ACE4F3D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00" calcext:value-type="float">
            <text:p>171780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9E8E37-82AF-4CF5-994A-D0BCBD1EE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02" calcext:value-type="float">
            <text:p>1717802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16BE21-68D4-4560-849F-70DB0BA2BF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07" calcext:value-type="float">
            <text:p>171780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C855BD-FB36-4543-84C1-50DB79DB84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08" calcext:value-type="float">
            <text:p>171780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B85BD6-48DA-46FC-A64B-B1F25CC077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09" calcext:value-type="float">
            <text:p>171780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2BC6B4-8DA9-44AA-94AB-86265F8669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11" calcext:value-type="float">
            <text:p>171781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9C42CD-F6B0-443E-9710-A6D0640F6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12" calcext:value-type="float">
            <text:p>1717812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AD8405-0C46-4C3F-A09D-CDD8CA3E68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15" calcext:value-type="float">
            <text:p>1717815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AB7DC3-F59F-4A0D-AC39-E8089700C9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16" calcext:value-type="float">
            <text:p>171781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72EDC5-0B37-4A9A-A6DA-747D55D5BB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1717817" calcext:value-type="float">
            <text:p>171781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04C7DB-013B-4BCA-969C-30356CDAC9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850" calcext:value-type="float">
            <text:p>209385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03435B-F4B5-4E3B-B2B1-DA4E947208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476" calcext:value-type="float">
            <text:p>209347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43098E-EFB6-4DBC-9B10-6895EC515F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479" calcext:value-type="float">
            <text:p>209347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968847-8680-4E28-ADB0-64C4E76A76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480" calcext:value-type="float">
            <text:p>209348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0EFB94-23F7-4FEC-9324-5D95171BBF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846" calcext:value-type="float">
            <text:p>209384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E6E282-FD65-4036-94C9-EE192B65C8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093848" calcext:value-type="float">
            <text:p>209384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2E6A3B-4E4D-45A5-A069-E0FA2CDBE4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3268" calcext:value-type="float">
            <text:p>227326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502A3-A60A-4442-BCB7-585686C12C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3269" calcext:value-type="float">
            <text:p>227326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CE5CB5-00F1-4D67-B6CB-6554A5EE8D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3270" calcext:value-type="float">
            <text:p>227327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942718-40BB-41B9-A381-4B3666C540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3495" calcext:value-type="float">
            <text:p>2273495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670178-C8FD-4B1D-8DB7-7B6DAE82C7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3497" calcext:value-type="float">
            <text:p>227349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1D39F9-BF80-490D-BFEF-7BBB2C5EFE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8127" calcext:value-type="float">
            <text:p>227812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8BB556-CD4B-4EC9-A6EB-A6169FDD6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8128" calcext:value-type="float">
            <text:p>227812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4F350E-EFD5-4F5E-A99D-BEAAD4D34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0413" calcext:value-type="float">
            <text:p>5720413</text:p>
          </table:table-cell>
          <table:table-cell office:value-type="float" office:value="2278130" calcext:value-type="float">
            <text:p>227813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CCEFF9-05A3-493B-8420-2FBA4AD263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020" calcext:value-type="float">
            <text:p>5721020</text:p>
          </table:table-cell>
          <table:table-cell office:value-type="float" office:value="2096214" calcext:value-type="float">
            <text:p>2096214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C2F413-7878-4331-AF7A-DDB2622F00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020" calcext:value-type="float">
            <text:p>5721020</text:p>
          </table:table-cell>
          <table:table-cell office:value-type="float" office:value="2096262" calcext:value-type="float">
            <text:p>2096262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022A84-B35D-4053-B448-1CE83BF4A7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020" calcext:value-type="float">
            <text:p>5721020</text:p>
          </table:table-cell>
          <table:table-cell office:value-type="float" office:value="2096264" calcext:value-type="float">
            <text:p>2096264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ADFEF5-E343-4163-A028-F81426F535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027" calcext:value-type="float">
            <text:p>5721027</text:p>
          </table:table-cell>
          <table:table-cell office:value-type="float" office:value="1664773" calcext:value-type="float">
            <text:p>1664773</text:p>
          </table:table-cell>
          <table:table-cell office:value-type="string" calcext:value-type="string">
            <text:p>Hiago Souza Miran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57D045-0A7C-4AFF-9623-CD51E26C2F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870" calcext:value-type="float">
            <text:p>1703870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8C59E4-44BE-47AC-96BC-703D7CBDD2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899" calcext:value-type="float">
            <text:p>1703899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225C65-DC6C-4A79-9E7A-58F67EBE11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938" calcext:value-type="float">
            <text:p>1703938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C5C3B4-2216-46B4-AE30-8E003475BC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939" calcext:value-type="float">
            <text:p>1703939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0C6602-E10E-4BC2-AA80-F78244831E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942" calcext:value-type="float">
            <text:p>1703942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A72FB4-5272-4B03-8EF8-B9E35BE979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943" calcext:value-type="float">
            <text:p>170394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F8B4D9-1B23-495D-95BC-23C49F2746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3945" calcext:value-type="float">
            <text:p>170394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24EAE1-8F1F-4581-BD43-4DCB8A36D0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4007" calcext:value-type="float">
            <text:p>1704007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E3C928-A7D4-4F05-B0D1-A1B229990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704008" calcext:value-type="float">
            <text:p>1704008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9F0778-EECA-440B-8022-77D1D4E2CC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743" calcext:value-type="float">
            <text:p>168874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CBC084-2E40-42A1-AB87-547588AC4A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10" calcext:value-type="float">
            <text:p>1688910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83E732-8DFA-4A57-908A-0D63227C7D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17" calcext:value-type="float">
            <text:p>1688917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CD79E-7FC2-4B00-9FC8-C12998D6FB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21" calcext:value-type="float">
            <text:p>1688921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02D3AE-AC87-4673-A9C7-28F539877B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31" calcext:value-type="float">
            <text:p>1688931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B05F04-2A94-4282-944C-6A4EF8F335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32" calcext:value-type="float">
            <text:p>1688932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7E555C-797F-4F39-919D-93B209A775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33" calcext:value-type="float">
            <text:p>168893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BB0E23-B813-466E-B20B-B0312D0923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35" calcext:value-type="float">
            <text:p>168893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05289C-E5AC-4A95-8DDA-203F9D9A56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85" calcext:value-type="float">
            <text:p>168898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770358-C935-4373-9800-61563439A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4" calcext:value-type="float">
            <text:p>5721984</text:p>
          </table:table-cell>
          <table:table-cell office:value-type="float" office:value="1688986" calcext:value-type="float">
            <text:p>1688986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0879D7-BF08-4B98-9C1E-27E9C3460F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49" calcext:value-type="float">
            <text:p>1976449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85BB85-99BF-46EC-87C6-9A7DC85BE0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0" calcext:value-type="float">
            <text:p>1976450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F5AEB8-0CF1-4E3E-B8D7-844FC69B47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2" calcext:value-type="float">
            <text:p>1976452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3E2EAA-F885-4C98-974B-32795BFE32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3" calcext:value-type="float">
            <text:p>1976453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AD4C6E-A352-40E9-98E2-BB2EA98492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4" calcext:value-type="float">
            <text:p>1976454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3AD5E6-ABF4-4E8B-9B2B-1482CE58F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6" calcext:value-type="float">
            <text:p>1976456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1A1370-18A7-4585-8A77-818A29A2DC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7" calcext:value-type="float">
            <text:p>1976457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45AAE6-75A1-4290-A6DC-BD1B8D8362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58" calcext:value-type="float">
            <text:p>1976458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AFEE19-9F99-4E69-80F9-EB8BC9D9E9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60" calcext:value-type="float">
            <text:p>1976460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1A0362-6549-428D-8A27-732A328107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62" calcext:value-type="float">
            <text:p>1976462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3FF2B5-AC31-4A1F-8960-A44732FECC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63" calcext:value-type="float">
            <text:p>1976463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D20AC6-DFCE-4BCF-9BA0-67C686A5CF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66" calcext:value-type="float">
            <text:p>1976466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032CFC-86A1-451D-ACD2-6B6B0EEDFF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89" calcext:value-type="float">
            <text:p>5721989</text:p>
          </table:table-cell>
          <table:table-cell office:value-type="float" office:value="1976468" calcext:value-type="float">
            <text:p>1976468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7F483-E8E6-423C-AFD6-DAF605A089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95" calcext:value-type="float">
            <text:p>5721995</text:p>
          </table:table-cell>
          <table:table-cell office:value-type="float" office:value="1681092" calcext:value-type="float">
            <text:p>1681092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5C55FB-1ECE-42F9-B304-2F3D5BE677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95" calcext:value-type="float">
            <text:p>5721995</text:p>
          </table:table-cell>
          <table:table-cell office:value-type="float" office:value="1681093" calcext:value-type="float">
            <text:p>1681093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DCC0DC-2294-403C-A9B9-680F21C38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95" calcext:value-type="float">
            <text:p>5721995</text:p>
          </table:table-cell>
          <table:table-cell office:value-type="float" office:value="1681094" calcext:value-type="float">
            <text:p>1681094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5D93C9-E43C-4ABE-BAAD-34F41D7EA9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1995" calcext:value-type="float">
            <text:p>5721995</text:p>
          </table:table-cell>
          <table:table-cell office:value-type="float" office:value="1681095" calcext:value-type="float">
            <text:p>1681095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B5E453-2381-4AA2-9BA5-AC536F63B2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49" calcext:value-type="float">
            <text:p>5722249</text:p>
          </table:table-cell>
          <table:table-cell office:value-type="float" office:value="1687750" calcext:value-type="float">
            <text:p>1687750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FE0333-7133-42AD-A648-27FCE7F87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49" calcext:value-type="float">
            <text:p>5722249</text:p>
          </table:table-cell>
          <table:table-cell office:value-type="float" office:value="1687753" calcext:value-type="float">
            <text:p>1687753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896ABD-B2D9-4786-B71F-C7AA6B253A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49" calcext:value-type="float">
            <text:p>5722249</text:p>
          </table:table-cell>
          <table:table-cell office:value-type="float" office:value="1687756" calcext:value-type="float">
            <text:p>1687756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9DDC42-BE02-4A1D-97D2-6F95903B26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49" calcext:value-type="float">
            <text:p>5722249</text:p>
          </table:table-cell>
          <table:table-cell office:value-type="float" office:value="1687759" calcext:value-type="float">
            <text:p>1687759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FE2374-3E39-4726-89C2-C438521436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0" calcext:value-type="float">
            <text:p>5722250</text:p>
          </table:table-cell>
          <table:table-cell office:value-type="float" office:value="1858191" calcext:value-type="float">
            <text:p>1858191</text:p>
          </table:table-cell>
          <table:table-cell office:value-type="string" calcext:value-type="string">
            <text:p>Sebastião Ferreira de Abreu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276219-74C9-49AC-9CB0-EB9F039A9A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858229" calcext:value-type="float">
            <text:p>185822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ADBD27-CADB-4117-A95B-86201E482B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78" calcext:value-type="float">
            <text:p>175047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4E075E-6CAE-4858-85E7-61C8A7C8D9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320" calcext:value-type="float">
            <text:p>175032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BF9F29-764C-4B68-B70B-93FD1E6537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395" calcext:value-type="float">
            <text:p>175039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3D5807-F3FA-49CE-ADFA-65AEF48B90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396" calcext:value-type="float">
            <text:p>175039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93D6FB-9C4F-496E-AE3A-1893442CCF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17" calcext:value-type="float">
            <text:p>175041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213ECB-88EF-4D21-A018-0C54ADF95B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70" calcext:value-type="float">
            <text:p>175047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5A786E-B4BD-4433-8335-979E5D2A97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72" calcext:value-type="float">
            <text:p>1750472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1913B8-CB40-42CE-A151-24150F51B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76" calcext:value-type="float">
            <text:p>175047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FA8683-97E9-48B2-967D-8FE8E83153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50477" calcext:value-type="float">
            <text:p>175047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4C46BE-B5AF-481B-A218-A4FDFBA0E4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62058" calcext:value-type="float">
            <text:p>176205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DE0163-8224-40E9-8781-8182F35F05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38" calcext:value-type="float">
            <text:p>168473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F0F647-43EB-459D-A434-A6FA8DCAB7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3" calcext:value-type="float">
            <text:p>1684743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4F5A3C-4423-4E7C-A377-03E7492739D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4" calcext:value-type="float">
            <text:p>168474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5C99EF-10ED-444C-8F47-D119D5AA8F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5" calcext:value-type="float">
            <text:p>168474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F1BA41-3418-4C56-94DE-6500350C3B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7" calcext:value-type="float">
            <text:p>168474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5317D5-8A88-4F3E-9BD0-0FAE91D74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8" calcext:value-type="float">
            <text:p>168474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EEE5F7-4CFD-4D67-854D-B6FA0FB9D9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26" calcext:value-type="float">
            <text:p>168472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64E042-1924-461C-8420-F036854D14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29" calcext:value-type="float">
            <text:p>168472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59614D-BEBF-404E-862B-934F6447C7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30" calcext:value-type="float">
            <text:p>168473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E62B6C-3F38-42E9-8CCC-F10E0D895A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37" calcext:value-type="float">
            <text:p>168473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CB7847-845E-46D0-A39D-15D3F0235A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815" calcext:value-type="float">
            <text:p>168481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397FFA-8076-465A-9EE4-05FECC11FA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04234" calcext:value-type="float">
            <text:p>170423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A0888F-0125-4C11-A754-F576312A69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04236" calcext:value-type="float">
            <text:p>170423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F5EF00-336E-49D3-9113-BF1A93AA02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04238" calcext:value-type="float">
            <text:p>170423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9E1F40-18E4-4113-AED8-AB86BB00E1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704239" calcext:value-type="float">
            <text:p>170423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A66BDE-0833-4601-970D-F392A84837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684749" calcext:value-type="float">
            <text:p>168474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0B536F-C712-4360-BC09-A64D249CD0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87114" calcext:value-type="float">
            <text:p>198711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1E702-83B7-4B76-AE3C-AC82445C01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87117" calcext:value-type="float">
            <text:p>198711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65A59D-373B-4C61-8FCD-0D5B32CEB5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87119" calcext:value-type="float">
            <text:p>198711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6DADDA-18B4-46D4-82C9-E443623901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87113" calcext:value-type="float">
            <text:p>1987113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F48088-0054-4CA9-BB96-217D840AC2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87122" calcext:value-type="float">
            <text:p>1987122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CB6EC3-60C7-4EED-898C-8026692DD4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54" calcext:value-type="float">
            <text:p>5722254</text:p>
          </table:table-cell>
          <table:table-cell office:value-type="float" office:value="1975147" calcext:value-type="float">
            <text:p>197514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2C3519-F1D1-4F08-8673-8ACDD1A9A1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231" calcext:value-type="float">
            <text:p>2057231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357495-DD6C-4779-937D-25FA292992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232" calcext:value-type="float">
            <text:p>2057232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A063A9-739F-4E00-9D93-767731D1C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234" calcext:value-type="float">
            <text:p>2057234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0C8111-491D-4B28-BB8F-4FDC15398E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235" calcext:value-type="float">
            <text:p>2057235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EBA7E-3166-4C58-9A98-981006F1C6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387" calcext:value-type="float">
            <text:p>2057387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4438EC-F29A-40ED-8B3C-C7317C257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388" calcext:value-type="float">
            <text:p>205738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FDB812-E3C1-4F81-9F63-CCE7FD1713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389" calcext:value-type="float">
            <text:p>2057389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54F43C-E093-41EC-A17A-8B4727D91A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390" calcext:value-type="float">
            <text:p>205739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AA9D8B-4D96-4415-858B-AF69C37C4F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398" calcext:value-type="float">
            <text:p>205739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521_17:01.html</text:p>
          </table:table-cell>
          <table:table-cell office:value-type="string" calcext:value-type="string">
            <text:p>https://app.easydentalcloud.com.br/wsefs/service.svc/download?file=9A40AE9A-A868-472C-9F0A-74BD5D5464C3</text:p>
          </table:table-cell>
          <table:table-cell office:value-type="string" calcext:value-type="string">
            <text:p>Emitida em 21/05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148" calcext:value-type="float">
            <text:p>205714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0043F7-3E21-4C57-AD83-0C3724F527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149" calcext:value-type="float">
            <text:p>2057149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AC3A68-575C-40D2-894F-D7309457DD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150" calcext:value-type="float">
            <text:p>205715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E5863B-5780-4DB7-ABA6-E604D4C272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266" calcext:value-type="float">
            <text:p>5722266</text:p>
          </table:table-cell>
          <table:table-cell office:value-type="float" office:value="2057220" calcext:value-type="float">
            <text:p>205722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03A807-7C44-45F4-ABBE-386777A774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352" calcext:value-type="float">
            <text:p>5722352</text:p>
          </table:table-cell>
          <table:table-cell office:value-type="float" office:value="1667167" calcext:value-type="float">
            <text:p>1667167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B995E3-8830-41BA-9132-64DD5631F2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352" calcext:value-type="float">
            <text:p>5722352</text:p>
          </table:table-cell>
          <table:table-cell office:value-type="float" office:value="1667168" calcext:value-type="float">
            <text:p>1667168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392B70-AE5D-487E-B5FD-6819AFF216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4" calcext:value-type="float">
            <text:p>1654354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C3E1B1-72BE-4522-9B38-87FEBCF256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5" calcext:value-type="float">
            <text:p>1654355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40B45-54F0-4D25-B97A-B444F3B933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6" calcext:value-type="float">
            <text:p>1654356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D7AE79-9945-4036-9976-DB56B23BC9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46" calcext:value-type="float">
            <text:p>1654346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654C21-0844-48EA-9A4A-A7504BD17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47" calcext:value-type="float">
            <text:p>1654347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3B43AE-923D-40D0-BAAE-F2B20F59F4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48" calcext:value-type="float">
            <text:p>165434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FD8995-55DB-4AA3-9D0F-4EA7B7D205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49" calcext:value-type="float">
            <text:p>165434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7A2ED5-5386-461E-BEEC-3CF906C6C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1" calcext:value-type="float">
            <text:p>165435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43E6F-6009-4081-A351-F6F460299C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2" calcext:value-type="float">
            <text:p>165435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2A000A-8056-4AEE-AB24-3BAEE20AD0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654353" calcext:value-type="float">
            <text:p>165435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1CC9C3-D152-4355-807A-E765427001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473" calcext:value-type="float">
            <text:p>176347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B63610-5D6A-48D2-811E-602A8F4135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18" calcext:value-type="float">
            <text:p>176351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968126-AEE3-4ADB-BCDD-E032856961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19" calcext:value-type="float">
            <text:p>176351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893107-8E64-45C7-81F6-51E5D90D16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21" calcext:value-type="float">
            <text:p>176352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2D8E0F-3D86-4DAD-A55E-60EF3CBCE3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22" calcext:value-type="float">
            <text:p>176352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0580CB-C963-4D14-9180-8063B3CAA0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24" calcext:value-type="float">
            <text:p>1763524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16E36D-C9BF-4855-81BB-976A252265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525" calcext:value-type="float">
            <text:p>1763525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443EF4-1DC3-4077-8C38-B9C665E02F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23" calcext:value-type="float">
            <text:p>176382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C107B1-9BB2-42A1-A53B-4D0ABB19B0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28" calcext:value-type="float">
            <text:p>176382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5C5AD5-712E-4F4B-950C-F211CB9185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29" calcext:value-type="float">
            <text:p>176382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C854AF-3C49-4193-8F20-03E0B8CE4D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30" calcext:value-type="float">
            <text:p>1763830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7732A1-ECB9-4A8D-BCCF-1E6F05DC86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31" calcext:value-type="float">
            <text:p>176383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6A163F-9F95-415E-964A-D29A1B42AC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32" calcext:value-type="float">
            <text:p>176383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D272C9-E77A-464F-88A0-846B853A55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3833" calcext:value-type="float">
            <text:p>176383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B02DCB-3F8D-40A5-8E48-C8AC71F0F2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62" calcext:value-type="float">
            <text:p>5722662</text:p>
          </table:table-cell>
          <table:table-cell office:value-type="float" office:value="1764057" calcext:value-type="float">
            <text:p>1764057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43DC3-2C71-4EEC-A270-38F66415BF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85" calcext:value-type="float">
            <text:p>1654985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01D20-E213-40CA-9E16-7537C2DAC0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89" calcext:value-type="float">
            <text:p>1654989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13466-C01E-4F6C-B51F-71AF2653C3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91" calcext:value-type="float">
            <text:p>1654991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176061-7B77-4D9A-917C-AD487C96A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92" calcext:value-type="float">
            <text:p>1654992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08E10A-D274-41C9-A6E1-EAF2A6FC20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93" calcext:value-type="float">
            <text:p>1654993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DEA102-8AC7-4A7D-BCAC-A318812A3D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94" calcext:value-type="float">
            <text:p>1654994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09069F-834B-45FE-B44E-6D56BB505F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4996" calcext:value-type="float">
            <text:p>1654996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C81A43-519E-4C83-AE39-7EBDEECEE3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5017" calcext:value-type="float">
            <text:p>1655017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9CA290-1A6E-48C2-9576-64BC986DCE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4" calcext:value-type="float">
            <text:p>5722674</text:p>
          </table:table-cell>
          <table:table-cell office:value-type="float" office:value="1655018" calcext:value-type="float">
            <text:p>1655018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BF599D-4DDA-4714-B4EF-02CAE3A6EE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14" calcext:value-type="float">
            <text:p>166891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48425E-3E70-41A1-8DCB-E83E269E55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24" calcext:value-type="float">
            <text:p>166892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93D856-89A8-4402-9A2F-A892D9ADEB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25" calcext:value-type="float">
            <text:p>166892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F54E7A-F1D3-45C2-A993-74E7D0A745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30" calcext:value-type="float">
            <text:p>166893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E80083-9C60-4A34-B445-1D12E9BFF9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34" calcext:value-type="float">
            <text:p>16689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F7FFEB-0036-4746-81A7-191205F529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37" calcext:value-type="float">
            <text:p>166893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3667F3-277A-4534-A3FE-428C4DEA73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38" calcext:value-type="float">
            <text:p>16689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CE396E-A855-44D8-AB1A-2A9C22E33E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40" calcext:value-type="float">
            <text:p>166894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F8EAEF-8C19-4508-8E52-1989B50FF4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43" calcext:value-type="float">
            <text:p>166894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5C7D0C-25A6-4517-9588-1E76EECD05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45" calcext:value-type="float">
            <text:p>166894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683CBC-D300-4A6E-A2DB-07087559F6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47" calcext:value-type="float">
            <text:p>166894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72893E-2496-4CE7-B972-779D2A7036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49" calcext:value-type="float">
            <text:p>166894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79CF90-EA12-4122-985E-0841DB9078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50" calcext:value-type="float">
            <text:p>166895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7A0D31-ABAF-44F7-B99E-3CC395817A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55" calcext:value-type="float">
            <text:p>166895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192CC4-807A-4D17-AF59-A9A20F68D6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68957" calcext:value-type="float">
            <text:p>166895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8AE8DA-1F4B-4B5E-9E4E-61F881C493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694114" calcext:value-type="float">
            <text:p>169411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3C6CFF-D2EA-4504-9767-4727FDE58D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06821" calcext:value-type="float">
            <text:p>170682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11ABBD-7A8A-4E46-96B0-BBA7F690E8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315" calcext:value-type="float">
            <text:p>176331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FF37DF-2746-4B97-B72A-69E49BAA96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341" calcext:value-type="float">
            <text:p>17633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76E97A-B530-4724-B6F1-56FE8FB42B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94157" calcext:value-type="float">
            <text:p>179415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51058D-E959-4360-A130-3D65CE8C51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94183" calcext:value-type="float">
            <text:p>179418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DFC841-7816-4CAF-9D8C-49C71913FE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94185" calcext:value-type="float">
            <text:p>179418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A7EA4E-89B3-4DD0-9E0D-9362F2FD5C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94187" calcext:value-type="float">
            <text:p>179418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3973A5-CFB1-44BC-BD87-916DBBF5E4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94207" calcext:value-type="float">
            <text:p>179420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F85503-DC1C-4A0C-B368-B9E6C96DAF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0285" calcext:value-type="float">
            <text:p>180028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EAFAC1-CD4B-4C5B-8D16-FC4E6E6175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06819" calcext:value-type="float">
            <text:p>170681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6660D9-9040-4AAA-9377-3C53F368B4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22441" calcext:value-type="float">
            <text:p>17224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BC5DF9-39A6-4E21-88F7-183A609321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22438" calcext:value-type="float">
            <text:p>17224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33988-74DF-469C-99C0-DE3A116333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172" calcext:value-type="float">
            <text:p>1763172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783BBB-BF52-49D6-8EC4-53E23DC47A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173" calcext:value-type="float">
            <text:p>176317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8F8CF6-9F00-4174-9A6A-DBEC1FCA10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174" calcext:value-type="float">
            <text:p>176317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412B12-F110-446A-8C41-A98B3F8A6E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175" calcext:value-type="float">
            <text:p>176317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BFFF93-841C-43F4-B60B-C4EDFF86F4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312" calcext:value-type="float">
            <text:p>1763312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F92267-F408-47EC-ABB4-B909C7F6C3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763313" calcext:value-type="float">
            <text:p>176331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9A51F0-8268-49C6-BEFA-3993521C15D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129" calcext:value-type="float">
            <text:p>180612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6B11B1-8A5E-4D75-B8FB-AF6A2A55A4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298" calcext:value-type="float">
            <text:p>180629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0D88FB-325A-4654-8355-10191361D0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304" calcext:value-type="float">
            <text:p>180630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8D62B9-66FD-4294-8416-847BA182A1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305" calcext:value-type="float">
            <text:p>180630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6C7C01-3687-4AAD-84D5-CD681AB26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307" calcext:value-type="float">
            <text:p>180630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830188-4C99-4DD5-8976-F3EBD0D4B6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06128" calcext:value-type="float">
            <text:p>180612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98EE52-DC68-4554-87EB-9CD54611E3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58534" calcext:value-type="float">
            <text:p>18585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64C8DE-8515-48A9-8BD5-3F1420AD72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58535" calcext:value-type="float">
            <text:p>185853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C4410F-5154-4245-A4B9-B80DE4C24F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3076" calcext:value-type="float">
            <text:p>1943076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DDEDF6-00BB-43C5-8147-1FC095530D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3077" calcext:value-type="float">
            <text:p>194307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4FBF0D-7FCD-4488-A8D1-331D7DB245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3078" calcext:value-type="float">
            <text:p>19430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E8BBBE-3456-49AE-B604-6010C76646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3079" calcext:value-type="float">
            <text:p>194307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8F1A3B-F6EE-4DD1-9FC1-2FBC7DCF9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3080" calcext:value-type="float">
            <text:p>194308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3F9337-0E4F-40AC-BE94-57431B26EC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2858" calcext:value-type="float">
            <text:p>194285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DBBA39-8B48-49A9-8463-A9AFF892E2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2859" calcext:value-type="float">
            <text:p>194285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1ED097-1A6A-4529-AA22-5E58A0B6CF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2860" calcext:value-type="float">
            <text:p>194286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6A7EFC-BD04-4588-896E-E62E6A547A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2878" calcext:value-type="float">
            <text:p>19428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BA37F0-E73A-4764-94AF-CB04C9ED1D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942877" calcext:value-type="float">
            <text:p>194287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E696F5-D357-4ED3-B44B-75B9B2EB03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74934" calcext:value-type="float">
            <text:p>18749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C40FE8-73BB-4147-B217-91211CE577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74937" calcext:value-type="float">
            <text:p>187493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4C79E4-1AB3-4BA6-AD55-2BB284791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74938" calcext:value-type="float">
            <text:p>18749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2417CA-7AA9-4909-A9C6-31D306A9A0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74939" calcext:value-type="float">
            <text:p>187493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DFA63B-A760-4ABF-8DD8-833533C135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74941" calcext:value-type="float">
            <text:p>18749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0FD972-AD73-4BF7-911C-15F18A82DA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90651" calcext:value-type="float">
            <text:p>189065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D05055-B6D5-4D4A-8324-594758A65B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90655" calcext:value-type="float">
            <text:p>189065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DB9E79-C8ED-40FA-837D-5593EAC64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90878" calcext:value-type="float">
            <text:p>18908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974BC1-4599-4EBC-B1EE-2F1B2E4801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90879" calcext:value-type="float">
            <text:p>189087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2BF6F0-7124-4085-BC39-5197A4B32C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2677" calcext:value-type="float">
            <text:p>5722677</text:p>
          </table:table-cell>
          <table:table-cell office:value-type="float" office:value="1890638" calcext:value-type="float">
            <text:p>18906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FAE1FA-A073-4EF6-B054-F59E514938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2471" calcext:value-type="float">
            <text:p>1882471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4BE4BC-F2FE-4934-A967-993C46627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2475" calcext:value-type="float">
            <text:p>1882475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5786D9-3988-48C0-838B-7A8776BD6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4024" calcext:value-type="float">
            <text:p>1884024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D03104-984E-4E61-8B5B-473CD1DEEF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4025" calcext:value-type="float">
            <text:p>1884025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97B35B-D102-4059-988F-426FED0A3E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4026" calcext:value-type="float">
            <text:p>1884026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584732-CEBB-498A-B9AB-7C041AEF21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1647" calcext:value-type="float">
            <text:p>5831647</text:p>
          </table:table-cell>
          <table:table-cell office:value-type="float" office:value="1884027" calcext:value-type="float">
            <text:p>1884027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6F8643-E5E9-430F-BE2A-22AE7A32E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802258" calcext:value-type="float">
            <text:p>180225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15E7C8-8AF1-480D-9135-C753A59788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801992" calcext:value-type="float">
            <text:p>180199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AA8B29-051B-42D7-BC9E-66AE1EDA7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802259" calcext:value-type="float">
            <text:p>180225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94E65D-6E8C-4350-A6DE-4C7799B139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802272" calcext:value-type="float">
            <text:p>180227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1D399D-2661-4833-AA33-D112FECFCB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80" calcext:value-type="float">
            <text:p>1701880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FB53A9-B9B4-4326-BB74-532FD1F489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81" calcext:value-type="float">
            <text:p>1701881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1CA6D-01F6-452A-86AF-F3BCB8BEBC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64063" calcext:value-type="float">
            <text:p>1764063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47635D-049C-4061-B3F2-690BD9F6A8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64064" calcext:value-type="float">
            <text:p>1764064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5DCB00-757E-40F1-A0A6-24D10229E9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30" calcext:value-type="float">
            <text:p>1701830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D9F96B-AEE0-432C-97A6-8F81E4C9E6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37" calcext:value-type="float">
            <text:p>170183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DE4B3A-8690-400F-A09A-5511080C6C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48" calcext:value-type="float">
            <text:p>170184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3A8DFF-7EDC-4B39-B2AA-7594B6286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57" calcext:value-type="float">
            <text:p>170185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817B57-020D-4406-BD6E-D6A77AE599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59" calcext:value-type="float">
            <text:p>170185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FAEA83-A5C9-4C41-8435-29C1E057AB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62" calcext:value-type="float">
            <text:p>170186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8CD7FE-1879-4810-8408-9D170BD0E7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1879" calcext:value-type="float">
            <text:p>170187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78B84A-4564-4456-BBEE-834B216D7E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3" calcext:value-type="float">
            <text:p>1703863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46789-A2A9-494A-877C-5F6F0284C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4" calcext:value-type="float">
            <text:p>1703864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2A8B2-A2C4-447F-B7AE-6A633629AE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5" calcext:value-type="float">
            <text:p>1703865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B782C4-B227-4652-875C-8922F07D32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6" calcext:value-type="float">
            <text:p>1703866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3ADDE4-3CD3-45FE-8D6D-137F692590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7" calcext:value-type="float">
            <text:p>170386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1E66A8-F8A3-4C33-996A-008B901008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8" calcext:value-type="float">
            <text:p>170386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8E682C-357F-4CA8-8CF6-6F8D7DB087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04" calcext:value-type="float">
            <text:p>5832404</text:p>
          </table:table-cell>
          <table:table-cell office:value-type="float" office:value="1703869" calcext:value-type="float">
            <text:p>170386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23250E-6596-4AB5-AA41-09DA310D9E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56866" calcext:value-type="float">
            <text:p>165686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9A56A8-E649-45BF-8DAD-6B9B7B6CF6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56654" calcext:value-type="float">
            <text:p>165665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F75D7DD-5702-4114-B9A6-74C4F7757B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56823" calcext:value-type="float">
            <text:p>165682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AA24D2-1C90-4C78-A86A-9DFF5EF2D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56824" calcext:value-type="float">
            <text:p>165682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EEC53C-8C2F-4BBC-8CE6-8BF2A39B4A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56865" calcext:value-type="float">
            <text:p>165686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24EBF2-5ACE-4C90-B0C9-B39881CBAF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1664421" calcext:value-type="float">
            <text:p>1664421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5B3EDC-6C1F-49E1-BFE9-4B9482820F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26" calcext:value-type="float">
            <text:p>205682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80B6FE-5DCC-4FB9-85EB-6C27D7212B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35" calcext:value-type="float">
            <text:p>205683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08ECE9-8906-4024-BB19-11426DD9CD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25" calcext:value-type="float">
            <text:p>205682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13CAA6-4F10-4F32-BC55-47A74A216D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20" calcext:value-type="float">
            <text:p>205682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C83F8F-2130-47DF-A1FC-5F2803FA42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23" calcext:value-type="float">
            <text:p>205682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97F993-9702-4852-AE1D-DFD91C1461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056824" calcext:value-type="float">
            <text:p>205682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EBBCE-DF7C-4269-8AF3-0CA4EFC42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01859" calcext:value-type="float">
            <text:p>220185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6E5F4D-5726-4A14-931A-84EB859D74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01886" calcext:value-type="float">
            <text:p>220188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C8753E-7C0E-4501-B117-A3074E5405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01887" calcext:value-type="float">
            <text:p>2201887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5D7E02-482F-4B7A-9DA7-3308117007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01888" calcext:value-type="float">
            <text:p>220188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9B518F-FADC-4C39-A889-21BE49999B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1568" calcext:value-type="float">
            <text:p>218156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026D1-C410-4B19-8B1A-2D8A83599C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1569" calcext:value-type="float">
            <text:p>218156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B8CAF3-9877-42CD-8AF8-4AAFA0DBCF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4309" calcext:value-type="float">
            <text:p>218430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42A168-553A-4E92-8205-351B32973A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4310" calcext:value-type="float">
            <text:p>218431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EF65F5-1C71-40D0-999F-6BEBC8C2C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4312" calcext:value-type="float">
            <text:p>2184312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A4895C-804C-4780-8875-9BA3D05F7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184313" calcext:value-type="float">
            <text:p>218431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AF6FFC-6E24-442F-A102-2C7A583A16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8" calcext:value-type="float">
            <text:p>227935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C6AE6C-C30D-42DA-9718-F1B95FBC3B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9" calcext:value-type="float">
            <text:p>227935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03E2B0-9C3B-45EB-95C6-E7958A6EC5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0" calcext:value-type="float">
            <text:p>227936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105221-6901-41AB-B098-1BC82AD2BF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1" calcext:value-type="float">
            <text:p>2279361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79C54D-2227-488A-9716-CEFB79D6C0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2" calcext:value-type="float">
            <text:p>2279362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2DF457-1913-4DD2-8DAD-5CEF4BC51C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3" calcext:value-type="float">
            <text:p>227936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4A6548-8EE4-4646-9EDE-ED96B9B6FF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4" calcext:value-type="float">
            <text:p>227936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EC4F5D-D6E7-46E9-8C47-D048DEF9F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5" calcext:value-type="float">
            <text:p>227936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DF8A91-9798-41FF-9A09-6E13982927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66" calcext:value-type="float">
            <text:p>227936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465A8A-5185-48C3-9A85-DDFD018FBE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4" calcext:value-type="float">
            <text:p>227935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6A6356-F066-4DD9-971A-F7275EB395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5" calcext:value-type="float">
            <text:p>227935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C31F0E-87AA-4D89-A39F-EE58E313F5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6" calcext:value-type="float">
            <text:p>227935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3C88D8-1BD0-41F7-A186-C5CD3D441F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2459" calcext:value-type="float">
            <text:p>5832459</text:p>
          </table:table-cell>
          <table:table-cell office:value-type="float" office:value="2279357" calcext:value-type="float">
            <text:p>2279357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F48B506-3AF9-4062-B381-D96E6DEC68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835" calcext:value-type="float">
            <text:p>167983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86FD26-799E-46B2-8940-F3DBBDDE0C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832" calcext:value-type="float">
            <text:p>167983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AA88FD-69D8-461A-9F0C-993B48BFB1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830" calcext:value-type="float">
            <text:p>167983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DCF771-DE38-4E99-95FB-03B7097A54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829" calcext:value-type="float">
            <text:p>167982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B8F52B-5D91-4355-A495-37D1AA8661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95" calcext:value-type="float">
            <text:p>167949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3624FF-2335-47C9-BABD-26D0BCF877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94" calcext:value-type="float">
            <text:p>167949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26AC5F-D319-44BF-B7DE-1EF3807FB5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93" calcext:value-type="float">
            <text:p>167949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02714B-3F6F-487C-AFB8-D87A2C38EC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90" calcext:value-type="float">
            <text:p>167949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B0EE6F-DCC9-4E2E-B23E-7F82AD754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89" calcext:value-type="float">
            <text:p>167948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6AE691-A429-4091-A5FA-CB558D4DCC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679488" calcext:value-type="float">
            <text:p>167948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48E555-97C3-4ED1-9A6F-5CC5462716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444" calcext:value-type="float">
            <text:p>176444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DBB8DA-F4C7-48F0-AF99-C1EDFD07B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452" calcext:value-type="float">
            <text:p>176445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9C8190-9796-4ABC-8DEF-433C82BA29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438" calcext:value-type="float">
            <text:p>174043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48781F-F818-40D4-883E-79B31B27DC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557" calcext:value-type="float">
            <text:p>1740557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034950-8581-421A-A8EC-3759E16381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559" calcext:value-type="float">
            <text:p>174055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A23793-3F9A-44DA-86FE-A870F7C95D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435" calcext:value-type="float">
            <text:p>174043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B8495D-B0ED-4855-97F7-E90A87756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436" calcext:value-type="float">
            <text:p>174043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1D7203-BA7C-43EC-8032-848769A21F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0437" calcext:value-type="float">
            <text:p>1740437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4FA6A-E14E-4923-B18C-B47DC40B84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656" calcext:value-type="float">
            <text:p>176465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3A2082-5FC7-4666-9CE3-DE94176AFF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461" calcext:value-type="float">
            <text:p>1764461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FEA533-00ED-4B41-B5FF-77D6A995E6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466" calcext:value-type="float">
            <text:p>176446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D38E67-A94A-45D6-80D8-F2C06ED793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469" calcext:value-type="float">
            <text:p>176446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BC3442-C607-4C77-85FD-E6129E923E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593" calcext:value-type="float">
            <text:p>176459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1C79EA-79B2-4A82-A3B8-C1EF46CB91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599" calcext:value-type="float">
            <text:p>176459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C5E645-D2F5-4A30-960D-38B235D53A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654" calcext:value-type="float">
            <text:p>176465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09E21C-552B-4E3F-9689-9C800C3C0D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4655" calcext:value-type="float">
            <text:p>176465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A3A52D-8ABA-4272-8326-04A391891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6213" calcext:value-type="float">
            <text:p>176621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2B2317-822E-4F21-9A00-FDC383E1C3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66215" calcext:value-type="float">
            <text:p>176621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277B6F-38B8-480C-86BE-97E9485EA1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741564" calcext:value-type="float">
            <text:p>174156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CCF8A1-BFC8-4484-AC31-8256AD789A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858180" calcext:value-type="float">
            <text:p>185818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F428FF-018C-4552-AEBE-955DE0CAEF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858182" calcext:value-type="float">
            <text:p>185818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0AE7CB-7308-47D3-8F5D-32CC6BB43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858184" calcext:value-type="float">
            <text:p>185818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B0849C-2C05-4413-A983-8B243C09AD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5008" calcext:value-type="float">
            <text:p>5835008</text:p>
          </table:table-cell>
          <table:table-cell office:value-type="float" office:value="1858188" calcext:value-type="float">
            <text:p>185818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8940FE-AC0A-4778-9DBF-94BBE61E8E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58255" calcext:value-type="float">
            <text:p>185825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CF9DA2-8724-4523-B613-05F82CF7CB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20504" calcext:value-type="float">
            <text:p>182050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2D669B-FD27-40DE-95F5-55FFA6968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20507" calcext:value-type="float">
            <text:p>182050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735FA1-F003-4F8E-A772-A12A9BB647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20508" calcext:value-type="float">
            <text:p>182050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84EDFA-36C2-4C81-9899-CACEC2B648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20501" calcext:value-type="float">
            <text:p>182050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A2132D-D031-443D-9EF3-164ECE7D41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820502" calcext:value-type="float">
            <text:p>182050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4527EE-4801-4F9E-A7C4-9FC61740E5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79" calcext:value-type="float">
            <text:p>172847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4F71AC-B1A6-4B43-BD02-F0BC379BB2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80" calcext:value-type="float">
            <text:p>172848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9C77AA-0A1E-472B-A8D7-F676880CF3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83" calcext:value-type="float">
            <text:p>172848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339342-22F8-428B-AB94-27EB8EE10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85" calcext:value-type="float">
            <text:p>172848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F0810B-0863-4EE1-A5D1-4D923360C0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68" calcext:value-type="float">
            <text:p>172846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A65515-8D27-48A9-B0F0-31951BB381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70" calcext:value-type="float">
            <text:p>172847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4873FD-2704-4CC4-97FA-20AD9B9F66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72" calcext:value-type="float">
            <text:p>172847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7498C1-6CAE-4BF0-901C-FE08C0148F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8475" calcext:value-type="float">
            <text:p>172847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FE0AFD-1C83-44A0-B01D-B91ACBB803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729473" calcext:value-type="float">
            <text:p>172947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8C2E5F-1C50-4DF2-837C-900D5CD7DB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050603" calcext:value-type="float">
            <text:p>205060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EA6EC-0395-4E30-8480-02B87DD466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6734" calcext:value-type="float">
            <text:p>197673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C81A67-23F0-46FC-B4BB-2B92B811A1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051118" calcext:value-type="float">
            <text:p>205111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5C6268-8458-4B0B-9A35-9B25A9C311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051119" calcext:value-type="float">
            <text:p>205111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E3D296-3DCE-4B47-AEC3-82FE545794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6501" calcext:value-type="float">
            <text:p>197650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61ABD6-2786-421D-9729-59135D3998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6499" calcext:value-type="float">
            <text:p>197649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08489-2FF1-44D4-9106-A137D38FFC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6500" calcext:value-type="float">
            <text:p>197650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B53949-E78D-4103-A4E1-DB24B1094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52" calcext:value-type="float">
            <text:p>195455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14BCED-2B73-45A7-A584-8B64BA0D18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54" calcext:value-type="float">
            <text:p>195455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7521DD-01DA-402F-B983-4DFBDF8168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56" calcext:value-type="float">
            <text:p>195455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66CE9F-A125-460E-A3B7-8F9A9A3442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64" calcext:value-type="float">
            <text:p>195456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36B804-E56E-434A-A01D-C4D41FB9C5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65" calcext:value-type="float">
            <text:p>195456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BA584A-EE2E-4887-B8C1-43265BB4CE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570" calcext:value-type="float">
            <text:p>195457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D54338-179A-4684-BBE2-C2EA4764F8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54610" calcext:value-type="float">
            <text:p>195461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5A8E73-7BE8-488C-814B-29D3BB54D4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079" calcext:value-type="float">
            <text:p>197007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E5D83F-0717-425A-99F3-53D1F485F4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080" calcext:value-type="float">
            <text:p>197008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4F234C-967F-4EF1-90E3-B182A07815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081" calcext:value-type="float">
            <text:p>197008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7E8FD5-2484-4D7C-AB74-DC71E1C537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082" calcext:value-type="float">
            <text:p>197008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DB20AB-0CE6-4908-B519-8379576503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04" calcext:value-type="float">
            <text:p>197010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73A977-E8F8-4342-8D99-5651AE636F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06" calcext:value-type="float">
            <text:p>197010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934AC6-DD45-4A4C-B58E-883DC19CF0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07" calcext:value-type="float">
            <text:p>197010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CFA451-7A6A-4910-BE35-6184D4D648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10" calcext:value-type="float">
            <text:p>197011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4C8953-E018-4BA1-B516-B26BCB391E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14" calcext:value-type="float">
            <text:p>197011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CE0BFC-3587-4240-8912-78E47B81B2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1970118" calcext:value-type="float">
            <text:p>197011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EFF8D0-1BE3-426D-94C1-4B0828CD84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361603" calcext:value-type="float">
            <text:p>236160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E2437D-6678-43EA-B67D-9C2A44DDED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361756" calcext:value-type="float">
            <text:p>236175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DD137C-655E-4EB2-B000-83391ED69F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361757" calcext:value-type="float">
            <text:p>236175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631213-9D86-420C-9D04-E9EAAF3F93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3435" calcext:value-type="float">
            <text:p>5903435</text:p>
          </table:table-cell>
          <table:table-cell office:value-type="float" office:value="2361759" calcext:value-type="float">
            <text:p>236175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3EBBD2-E833-44A0-8BAE-452E97E70E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4634" calcext:value-type="float">
            <text:p>188463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E20304-7C23-49F4-849A-38524C09BD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4637" calcext:value-type="float">
            <text:p>188463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6A680D-1B6B-4D91-9B3A-C044486F8E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5275" calcext:value-type="float">
            <text:p>188527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40599D2-BA7A-449A-B7F4-23C72E107A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5276" calcext:value-type="float">
            <text:p>1885276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DE9287-67F1-44B9-A7E0-3E1C857D8F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5277" calcext:value-type="float">
            <text:p>188527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9F3B8-2298-423F-8823-C222D9901C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84632" calcext:value-type="float">
            <text:p>188463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3E76A6-2C34-4874-B9E3-6B36D67BBC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1" calcext:value-type="float">
            <text:p>186208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229755-9DBD-4D04-ADA4-B6A4959364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3" calcext:value-type="float">
            <text:p>186208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60ED6A-BAFD-4781-8E1B-78B66A4B71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5" calcext:value-type="float">
            <text:p>186208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D61E22-A895-4D78-AFB4-78DF247598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7" calcext:value-type="float">
            <text:p>186208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3393CE-29C2-40E2-8821-C3C82B953C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8" calcext:value-type="float">
            <text:p>186208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A762BF-EDCF-4639-93BC-D3C189FF0E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089" calcext:value-type="float">
            <text:p>1862089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DE2B6D-8B9B-4CFE-89FB-3C2936CECA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139" calcext:value-type="float">
            <text:p>1862139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8B1F8D-5B07-4E13-A4AB-DB196AD500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140" calcext:value-type="float">
            <text:p>186214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3FB98-4258-4E1C-BDF1-659BA0B50E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142" calcext:value-type="float">
            <text:p>186214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E5A029-A0E9-43E0-82CC-5797F57E63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143" calcext:value-type="float">
            <text:p>186214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13DB2E-FA36-4410-8A39-845C85E98B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144" calcext:value-type="float">
            <text:p>186214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31DE7F-C657-4BC5-8A78-4D8A1E00EB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301" calcext:value-type="float">
            <text:p>186230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9CD765-983A-4779-90D7-509186DABC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302" calcext:value-type="float">
            <text:p>186230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CAB1C7-8DBC-4249-A31A-F226CF6881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862303" calcext:value-type="float">
            <text:p>186230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2E3C94-428A-4A83-8FB2-142430A9CD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7747" calcext:value-type="float">
            <text:p>168774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3BD5BF-D85E-4586-81FC-223EC88A4A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34" calcext:value-type="float">
            <text:p>168683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CE016E-335D-40BE-BB8B-5C6D3A21B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35" calcext:value-type="float">
            <text:p>168683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3F3C58-651F-4512-BB6E-8291E29790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37" calcext:value-type="float">
            <text:p>168683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B0BF5-BD48-4111-9164-165A19F3B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40" calcext:value-type="float">
            <text:p>168684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D087D0-F8B6-4BDD-998A-F77B4A9BC8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48" calcext:value-type="float">
            <text:p>168684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0E606-49B7-4070-B5C5-596234C781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28" calcext:value-type="float">
            <text:p>168682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805C92-977A-4C79-94A1-240B29D9CC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30" calcext:value-type="float">
            <text:p>168683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FB96E8-81E2-4C73-B052-1D0D039F28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5394" calcext:value-type="float">
            <text:p>5905394</text:p>
          </table:table-cell>
          <table:table-cell office:value-type="float" office:value="1686831" calcext:value-type="float">
            <text:p>168683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F4C25A-8521-4139-97E0-5171A4636C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68" calcext:value-type="float">
            <text:p>171546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BBC14D-A4E4-4C6C-9683-27787F5103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69" calcext:value-type="float">
            <text:p>171546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3C89E3-19A3-422F-82FE-D6AF890B2A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70" calcext:value-type="float">
            <text:p>171547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CB42A7-53C9-47C1-A1BF-E97C5357C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72" calcext:value-type="float">
            <text:p>171547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799B2B-1298-4815-ADBD-B2C4FB63A9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42" calcext:value-type="float">
            <text:p>171544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B060DC-97C5-4864-B16D-A0180679E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45" calcext:value-type="float">
            <text:p>171544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DBBA12-9B53-4C35-9F7A-5BF957CEED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46" calcext:value-type="float">
            <text:p>171544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1AFDFB-4C71-43F0-9406-D222017F17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47" calcext:value-type="float">
            <text:p>171544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5876EC-3099-43EA-AC15-ADF4372DE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48" calcext:value-type="float">
            <text:p>171544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3091B7-7E41-4F7A-98A8-7AB77E93C6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51" calcext:value-type="float">
            <text:p>171545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95EADE-18F5-4C56-866F-701DD284A4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89" calcext:value-type="float">
            <text:p>187528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048460-5254-4196-A20A-8D8104DDD7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90" calcext:value-type="float">
            <text:p>187529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D09536-9109-41FB-978D-62742E75A1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91" calcext:value-type="float">
            <text:p>187529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0D8AF8-1ED4-43A4-96A4-7C32295638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92" calcext:value-type="float">
            <text:p>187529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D340DB-8BD1-4A82-AEB0-CB81EEDBF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94" calcext:value-type="float">
            <text:p>187529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C78400-FACB-4DA7-9C6F-6406F97A9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297" calcext:value-type="float">
            <text:p>187529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B3FD1E-3A9C-48A3-9825-7956AA688E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0248" calcext:value-type="float">
            <text:p>187024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95264B-0698-4B8F-B083-1AD79DB9E8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0304" calcext:value-type="float">
            <text:p>187030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10FE8B-7111-497C-BA07-5D938F7F2E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0305" calcext:value-type="float">
            <text:p>187030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1AC129-D836-465D-9268-C3DE014BDB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0306" calcext:value-type="float">
            <text:p>187030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9C6F2B-FF6D-49C8-BBE3-8BB04C977E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53" calcext:value-type="float">
            <text:p>171545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9F3764-DA63-458C-B1E8-F04BE4D138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55" calcext:value-type="float">
            <text:p>171545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E45961-ADD7-4A51-8D95-ED6A6F12EE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57" calcext:value-type="float">
            <text:p>171545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DCDD68-A7AA-47B9-93FA-7BD251111E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58" calcext:value-type="float">
            <text:p>171545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34241-721C-4BF4-8585-88F6C50FE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60" calcext:value-type="float">
            <text:p>171546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2D5522-1BC5-4B4E-87E6-EAC006C5F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63" calcext:value-type="float">
            <text:p>171546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81E113-6FC3-438C-B60E-FD09CF88A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15464" calcext:value-type="float">
            <text:p>171546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D819DF-9500-450C-A880-432185E878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85" calcext:value-type="float">
            <text:p>174588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555956-2191-4240-925C-2D9AD56797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86" calcext:value-type="float">
            <text:p>174588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E9EE1-391E-4641-92CC-AFD204F7F6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88" calcext:value-type="float">
            <text:p>174588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29D512-AF61-443F-BFA8-A15A403ECF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2" calcext:value-type="float">
            <text:p>174589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97D3B3-3F3D-4FAD-BFAD-61CFF0141E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3" calcext:value-type="float">
            <text:p>174589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25253C-1522-42EC-9858-83C9D7492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5" calcext:value-type="float">
            <text:p>174589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53D3AB-D370-47EF-83F8-C888435EE5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6" calcext:value-type="float">
            <text:p>174589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75B961-3826-4361-9359-BA115FA659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7" calcext:value-type="float">
            <text:p>174589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F39691-962C-4D8B-A27D-441BD5A5C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898" calcext:value-type="float">
            <text:p>174589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25520D-9560-4D98-99CF-C7C570F6C8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2" calcext:value-type="float">
            <text:p>174590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06E955-EC1C-48B3-AEC2-0BFCA3345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4" calcext:value-type="float">
            <text:p>174590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9E4019-DC92-49EC-ADC3-7A3A4A71F8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5" calcext:value-type="float">
            <text:p>174590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8A30D2-B2BD-4D65-AAC7-5457D27ADB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6" calcext:value-type="float">
            <text:p>174590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9C5F8E-BE98-4865-B7B3-33A07882FA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7" calcext:value-type="float">
            <text:p>174590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037C0E-E227-4113-AFE3-D46397BCF0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8" calcext:value-type="float">
            <text:p>174590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7D83D9-4136-4F66-86D4-6826C1AEC9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09" calcext:value-type="float">
            <text:p>174590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1C7915-18D9-4BE0-AFCC-D33CA8A7AB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11" calcext:value-type="float">
            <text:p>174591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69DEC7-8D18-4F50-92AE-F466800D6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12" calcext:value-type="float">
            <text:p>174591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3568C8-3759-4310-B807-296CF270F2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45913" calcext:value-type="float">
            <text:p>174591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8CC589-20B8-4D1D-9E05-F96FC32050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66314" calcext:value-type="float">
            <text:p>176631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6A5834-AA90-4C3C-A09E-F119AA983D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66315" calcext:value-type="float">
            <text:p>176631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764664-F680-481E-A150-B525E644E4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766216" calcext:value-type="float">
            <text:p>176621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5DF753-5D8E-431E-90B9-3AE662A197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98762" calcext:value-type="float">
            <text:p>189876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98825E-D50B-41E1-84ED-848A5F4F83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184" calcext:value-type="float">
            <text:p>187518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80BEF1-AFF4-40AB-AA70-13B957A50D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75185" calcext:value-type="float">
            <text:p>187518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EFD3F6-AFA4-4F6A-A64F-FBD1844B2A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98658" calcext:value-type="float">
            <text:p>189865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A4A071-1AA5-44DC-9808-7312DE4CE3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898761" calcext:value-type="float">
            <text:p>189876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4B3473-E710-449F-B2D7-52DAF7FD7C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943231" calcext:value-type="float">
            <text:p>194323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096A5A-0A5D-4B86-9D55-AFEDAB5EC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957420" calcext:value-type="float">
            <text:p>195742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4735DF-D8B8-472D-8EB2-DAB7E12175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943232" calcext:value-type="float">
            <text:p>194323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CA7C3D-AF10-4ADF-9CA6-B325B2DED1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957498" calcext:value-type="float">
            <text:p>195749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4D8142-BE28-4B99-A869-C43EAF8A85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0595" calcext:value-type="float">
            <text:p>5910595</text:p>
          </table:table-cell>
          <table:table-cell office:value-type="float" office:value="1957499" calcext:value-type="float">
            <text:p>195749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453981-1FE7-4AC0-980F-BBE2BA86FE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36" calcext:value-type="float">
            <text:p>197543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745DE4-F04D-42D5-AFAB-669E7E2001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38" calcext:value-type="float">
            <text:p>197543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476934-EBDC-47AA-A8E4-8DC767CC9B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74" calcext:value-type="float">
            <text:p>197547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E3E27C-C531-490B-ADD2-A2E1FB403A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75" calcext:value-type="float">
            <text:p>197547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5663E2-F036-4002-BCC4-2EDBB2374C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76" calcext:value-type="float">
            <text:p>197547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42914A-5143-4088-AA08-EA729E5A3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227" calcext:value-type="float">
            <text:p>1975227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3A47FA-2426-40D5-A0D7-4B74EC3DE7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228" calcext:value-type="float">
            <text:p>197522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4908F7-77A5-47A8-A9ED-5F439CFE9D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229" calcext:value-type="float">
            <text:p>197522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659CD1-1FEF-4FCB-935B-3D57BC0C40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34" calcext:value-type="float">
            <text:p>197543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9ED316-3A6B-4D07-B0D9-59F99318A6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225" calcext:value-type="float">
            <text:p>197522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E5C443-10FF-43D0-85AC-F022194F7D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75435" calcext:value-type="float">
            <text:p>197543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3284F1-6DB2-418D-BCFB-2BF7216301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90382" calcext:value-type="float">
            <text:p>19903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A26700-1BB0-4898-9AE2-B79233E601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990383" calcext:value-type="float">
            <text:p>1990383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82CE67-0F49-4395-A741-83CB005B4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864982" calcext:value-type="float">
            <text:p>18649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48446E-39C9-4B83-B821-5A170FF829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39044" calcext:value-type="float">
            <text:p>173904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144FB7-2658-4BA4-A1F5-1D093DDF00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74" calcext:value-type="float">
            <text:p>172947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E089B1-6ED4-4BBC-A002-780ED3FA30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75" calcext:value-type="float">
            <text:p>172947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9F690A-8A45-472D-B972-376408417A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78" calcext:value-type="float">
            <text:p>172947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6965FE-FDF1-4BAF-9B78-C535C1B426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79" calcext:value-type="float">
            <text:p>172947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DA3B09-9D99-43D4-8688-8B6AC1B490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0" calcext:value-type="float">
            <text:p>1729480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8C62F-BE06-4853-82C2-6C829801F5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1" calcext:value-type="float">
            <text:p>1729481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4B1967-D80B-467F-97D5-105CA4CCAA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2" calcext:value-type="float">
            <text:p>17294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F09B19-D1D1-4C98-BE38-B23C9FF305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5" calcext:value-type="float">
            <text:p>172948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DE73E9-BC84-4118-B845-460CF40A5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6" calcext:value-type="float">
            <text:p>172948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4FA719-2003-4987-ACD5-B29D1F3A4A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8" calcext:value-type="float">
            <text:p>172948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5231C2-91F2-40D8-8D01-864E6F525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89" calcext:value-type="float">
            <text:p>172948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3746B9-EEBA-4013-9A77-CBAEE21121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5466" calcext:value-type="float">
            <text:p>5915466</text:p>
          </table:table-cell>
          <table:table-cell office:value-type="float" office:value="1729490" calcext:value-type="float">
            <text:p>1729490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2F9D58-D9D0-402A-8128-934BFACB4E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6726" calcext:value-type="float">
            <text:p>5916726</text:p>
          </table:table-cell>
          <table:table-cell office:value-type="float" office:value="1858201" calcext:value-type="float">
            <text:p>1858201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807E5C-C3F9-4FD8-9C52-502B50545E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6726" calcext:value-type="float">
            <text:p>5916726</text:p>
          </table:table-cell>
          <table:table-cell office:value-type="float" office:value="1858203" calcext:value-type="float">
            <text:p>1858203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0AAE40-A308-4996-BF72-128C374971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6726" calcext:value-type="float">
            <text:p>5916726</text:p>
          </table:table-cell>
          <table:table-cell office:value-type="float" office:value="1858205" calcext:value-type="float">
            <text:p>1858205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584FAF-9CFC-4EEB-894F-0FF4C5E0E3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6726" calcext:value-type="float">
            <text:p>5916726</text:p>
          </table:table-cell>
          <table:table-cell office:value-type="float" office:value="1858208" calcext:value-type="float">
            <text:p>1858208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E00594-632D-4B12-A585-C226B70B1B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09" calcext:value-type="float">
            <text:p>1695309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C8B06F-611C-45E0-918C-29A8032407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13" calcext:value-type="float">
            <text:p>1695313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60C21D-2C8A-4946-8E4F-82EABED62A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15" calcext:value-type="float">
            <text:p>1695315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9AD584-F832-482E-958C-6F9B39FF9C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08" calcext:value-type="float">
            <text:p>1695308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27283D-FFA8-4E4C-A2AA-7678C6DA45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17" calcext:value-type="float">
            <text:p>1695317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FD1057-F164-427F-8FD4-41E6F9118B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18" calcext:value-type="float">
            <text:p>1695318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C326F5-2419-4D81-AA3A-57A07E686D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33" calcext:value-type="float">
            <text:p>1695333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408E8D-41C3-4AC1-9427-00A879621D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34" calcext:value-type="float">
            <text:p>1695334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5D6CFC-3706-4962-A55E-35FD8421BF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7667" calcext:value-type="float">
            <text:p>5927667</text:p>
          </table:table-cell>
          <table:table-cell office:value-type="float" office:value="1695335" calcext:value-type="float">
            <text:p>1695335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0F305F-E210-4B56-A9FD-A58251F7EE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851841" calcext:value-type="float">
            <text:p>1851841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412C1-400F-436A-8703-78105042D9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851843" calcext:value-type="float">
            <text:p>1851843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723F6C-DA96-4A87-9C09-8E19D4D6B5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853826" calcext:value-type="float">
            <text:p>1853826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1C5692-7C4F-4519-A633-01E2E4A4B1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762059" calcext:value-type="float">
            <text:p>1762059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97C4BE-5C3F-4985-8BFE-56F1B525B0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762063" calcext:value-type="float">
            <text:p>1762063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DD3A10-DB9F-4E9E-BC76-AC73ED275C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762064" calcext:value-type="float">
            <text:p>1762064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28FD3B-6A4E-4752-82BA-B557246AA6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762167" calcext:value-type="float">
            <text:p>1762167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C3A72-928D-476B-B8CE-D7EE8DB48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762169" calcext:value-type="float">
            <text:p>1762169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EF1335-3D15-49A5-824E-52093A93E6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088" calcext:value-type="float">
            <text:p>171808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354B7-CBF9-4AD8-98B9-7374B62918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092" calcext:value-type="float">
            <text:p>1718092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387DC1-7026-448C-B39F-914DCE8B78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094" calcext:value-type="float">
            <text:p>1718094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C31C09-0DD6-4D9A-93C3-0E031842A5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098" calcext:value-type="float">
            <text:p>171809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8F679C-7F1A-41BF-A349-2166D16B8E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3" calcext:value-type="float">
            <text:p>1718123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EAB07E-D3FC-4BB4-8178-A7FD8D15B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5" calcext:value-type="float">
            <text:p>1718125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2DDE9-79F2-403C-9499-6363FB38CE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7" calcext:value-type="float">
            <text:p>1718127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6E18EC-4725-4751-874E-7EE585919B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8" calcext:value-type="float">
            <text:p>171812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9BD008-2989-468B-B824-378EBB6806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9" calcext:value-type="float">
            <text:p>1718129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C12C57-7AA0-4525-BEAE-604A66DB4E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31" calcext:value-type="float">
            <text:p>1718131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BBA472-CE33-48A1-8E33-BA05533E9A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33" calcext:value-type="float">
            <text:p>1718133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AEBED-B005-4E38-B9A2-C0FBD01C30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19" calcext:value-type="float">
            <text:p>1718119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B3FB78-B3B3-4ECF-A905-BBD0F404B7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0" calcext:value-type="float">
            <text:p>1718120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C67E2E-03F9-4C89-A7AD-E62C4AE6F7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1464" calcext:value-type="float">
            <text:p>5961464</text:p>
          </table:table-cell>
          <table:table-cell office:value-type="float" office:value="1718122" calcext:value-type="float">
            <text:p>1718122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049E6B-72C5-4772-B7E2-C5B7DA7242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1" calcext:value-type="float">
            <text:p>6016461</text:p>
          </table:table-cell>
          <table:table-cell office:value-type="float" office:value="1800287" calcext:value-type="float">
            <text:p>1800287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9BB778-2A49-474A-8683-39F3704EB5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1" calcext:value-type="float">
            <text:p>6016461</text:p>
          </table:table-cell>
          <table:table-cell office:value-type="float" office:value="1800441" calcext:value-type="float">
            <text:p>1800441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34ACBF-EA38-4614-B5E7-63E8F69890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1" calcext:value-type="float">
            <text:p>6016461</text:p>
          </table:table-cell>
          <table:table-cell office:value-type="float" office:value="1800442" calcext:value-type="float">
            <text:p>1800442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E7ED44-D46F-4457-A147-D1A3376C22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193" calcext:value-type="float">
            <text:p>176819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A3C394-6481-41EA-A24B-ACFC79073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203" calcext:value-type="float">
            <text:p>176820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A3308A-3A52-40D4-B17B-719E4009D0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206" calcext:value-type="float">
            <text:p>1768206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7B0AE1-FDF9-498C-9399-697FBF4AAE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085" calcext:value-type="float">
            <text:p>1768085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17F11D-F90A-4093-9150-6F20CC916F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088" calcext:value-type="float">
            <text:p>1768088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93435D-AA90-4F02-BAA4-EC8F3A6A1B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211" calcext:value-type="float">
            <text:p>1768211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822D3E-1D58-418E-B7A7-EB0146C20E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213" calcext:value-type="float">
            <text:p>176821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4FFB74-3157-4E99-9FE3-2F1144E861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68284" calcext:value-type="float">
            <text:p>1768284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95E287-412E-4C22-A98B-72CF12272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6464" calcext:value-type="float">
            <text:p>6016464</text:p>
          </table:table-cell>
          <table:table-cell office:value-type="float" office:value="1772573" calcext:value-type="float">
            <text:p>177257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0330EB-7197-4647-9A3B-9A283DBBC7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0764" calcext:value-type="float">
            <text:p>6130764</text:p>
          </table:table-cell>
          <table:table-cell office:value-type="float" office:value="1817291" calcext:value-type="float">
            <text:p>1817291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940BDF-9796-4B03-B16F-B63BB410AD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0764" calcext:value-type="float">
            <text:p>6130764</text:p>
          </table:table-cell>
          <table:table-cell office:value-type="float" office:value="2500222" calcext:value-type="float">
            <text:p>2500222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8E45AA-64E5-4BD8-A9A9-1B340610FE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0764" calcext:value-type="float">
            <text:p>6130764</text:p>
          </table:table-cell>
          <table:table-cell office:value-type="float" office:value="2500225" calcext:value-type="float">
            <text:p>2500225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077C85-9051-43C5-8A44-38DB06C4AC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631" calcext:value-type="float">
            <text:p>1802631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2E3ED6-3ACF-46A8-B63F-D66B31C1C7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62" calcext:value-type="float">
            <text:p>180246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16D65-5928-46C5-9D24-BE9C11B7A6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63" calcext:value-type="float">
            <text:p>1802463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DC5F26-193B-476A-808A-5F5DC7D561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67" calcext:value-type="float">
            <text:p>180246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547FBB-93D7-4F6B-9F66-BACE8F504E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70" calcext:value-type="float">
            <text:p>1802470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ADFF86-3533-4791-8D98-BDB06D5D49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73" calcext:value-type="float">
            <text:p>1802473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24EE-DDB1-4D1B-BA68-48C8D19F7D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74" calcext:value-type="float">
            <text:p>1802474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BEA73F-11F8-4B24-9900-3072484957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88" calcext:value-type="float">
            <text:p>180248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A99850-8784-4400-AD25-DDCD1EE948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636" calcext:value-type="float">
            <text:p>1802636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9EF24D-2346-46A7-AC20-1F0D559D52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637" calcext:value-type="float">
            <text:p>180263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C61CBC-FCD7-4F16-A424-3D8B40E602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632" calcext:value-type="float">
            <text:p>180263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7D0762-EF51-4BB6-A6C9-D17767C366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634" calcext:value-type="float">
            <text:p>1802634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57B62D-6508-458F-BE8C-F40AE85D29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90" calcext:value-type="float">
            <text:p>1802490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77C4C9-4770-44D2-A479-F2854FDFE6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95" calcext:value-type="float">
            <text:p>1802495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97429C-E7CE-4C9A-82A4-D32176F0E5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96" calcext:value-type="float">
            <text:p>1802496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85A43D-B588-4761-A7F6-4B6A74EF51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97" calcext:value-type="float">
            <text:p>180249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2818D4-F341-4557-ABC9-44548ED0B9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498" calcext:value-type="float">
            <text:p>180249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A33C32-1DB9-4447-9550-A6F52740E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505" calcext:value-type="float">
            <text:p>1802505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8DCCDD-8B10-43CE-8C84-F503537886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507" calcext:value-type="float">
            <text:p>180250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51DCBA-28DE-4B37-A5BC-3B08EC0109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508" calcext:value-type="float">
            <text:p>180250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6616DE-DC37-46DF-9C29-EF394C75CC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511" calcext:value-type="float">
            <text:p>1802511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B19C07-97ED-40C4-B162-5DC6A68696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1294" calcext:value-type="float">
            <text:p>6131294</text:p>
          </table:table-cell>
          <table:table-cell office:value-type="float" office:value="1802512" calcext:value-type="float">
            <text:p>180251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F50A9B-2E47-41B6-B4D6-511B20C815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703" calcext:value-type="float">
            <text:p>1860703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8A8C6A-0398-46B1-8090-98D83F4792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704" calcext:value-type="float">
            <text:p>186070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BB68F7-C4FD-4D9A-AB1D-587042AF22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705" calcext:value-type="float">
            <text:p>186070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9494DD-5B68-4619-8D59-1AE3CEBA61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1" calcext:value-type="float">
            <text:p>1860881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E13E16-5C7A-4A80-9119-5CA8D813F2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3" calcext:value-type="float">
            <text:p>1860883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63AB57-07A0-45DB-95AD-0E08BA4BDA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5" calcext:value-type="float">
            <text:p>186088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80388C-8668-4351-817B-A79D701FFB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7" calcext:value-type="float">
            <text:p>186088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807AF3-AC4E-4DB0-8D61-3964C21C04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9" calcext:value-type="float">
            <text:p>186088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8E4D1D-0AAA-45CF-A6A6-5A6FE2FBD9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90" calcext:value-type="float">
            <text:p>1860890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18AAEB-1D01-4071-BAE5-F46B4616BD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94" calcext:value-type="float">
            <text:p>186089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CE4EEC-96DA-4101-B517-770601885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95" calcext:value-type="float">
            <text:p>186089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B69E38-15C0-4E9F-B04D-47B269D398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97" calcext:value-type="float">
            <text:p>186089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9AB2E-C00F-4560-919B-3B667A26AE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99" calcext:value-type="float">
            <text:p>186089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D95137-92DD-4A1D-89D0-FF11515998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60886" calcext:value-type="float">
            <text:p>186088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81AE21-45EC-4C15-9D97-E61792A76F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80906" calcext:value-type="float">
            <text:p>188090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49B481-D6E2-4A77-A3B8-142C1FB753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80908" calcext:value-type="float">
            <text:p>188090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508EEA-6691-48B9-9823-4322FE415D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76605" calcext:value-type="float">
            <text:p>187660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2EBD36-845B-4F9C-AA5C-FB9FC0BBEE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76607" calcext:value-type="float">
            <text:p>187660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0664BF-C568-4753-94EA-D07971ACA0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76608" calcext:value-type="float">
            <text:p>187660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EF5E80-A814-4E7E-A3D6-D24BD0AC17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76657" calcext:value-type="float">
            <text:p>187665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67C2D1-D2D2-4948-94A4-76A80E8637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76658" calcext:value-type="float">
            <text:p>187665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5F0FC2-2D1D-4397-91A2-10061C955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92239" calcext:value-type="float">
            <text:p>189223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6FB967-667C-4F52-AE6C-82082D365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92324" calcext:value-type="float">
            <text:p>189232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C9A6FF-915D-4551-901E-E6738D58DC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92325" calcext:value-type="float">
            <text:p>189232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6F14C1-0BF4-4B33-A744-01F0E28539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92326" calcext:value-type="float">
            <text:p>189232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FACD5D-1C3F-4A6D-9830-2B52CB734B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892327" calcext:value-type="float">
            <text:p>189232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8C40F6-96F6-485B-8D26-5947C870DB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884" calcext:value-type="float">
            <text:p>195588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F27369-325B-41FC-85DF-6C8B4E2886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885" calcext:value-type="float">
            <text:p>195588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53E325-DB83-4839-835D-77711D6867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886" calcext:value-type="float">
            <text:p>195588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AB9795-9D3B-45E7-B0EE-8DA6FC67BB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925" calcext:value-type="float">
            <text:p>195592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77FB34-C56A-40DA-A951-9F2AC67B79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927" calcext:value-type="float">
            <text:p>195592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98D2A3-EB65-4CEC-8F06-2AC5452A9D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928" calcext:value-type="float">
            <text:p>195592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DBA0C-B1E6-45F2-B47E-627C0AC2C3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55929" calcext:value-type="float">
            <text:p>195592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6E7915-A1C4-4DBC-9446-CBFDC8BE0E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45881" calcext:value-type="float">
            <text:p>1945881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407DA4-BC25-47DA-80D5-B77E57D160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2873" calcext:value-type="float">
            <text:p>6172873</text:p>
          </table:table-cell>
          <table:table-cell office:value-type="float" office:value="1945884" calcext:value-type="float">
            <text:p>194588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5708D8-E797-4F9E-81ED-AB8CE27184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196" calcext:value-type="float">
            <text:p>1860196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568EBA-E104-4D95-A667-AC40896A6F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324" calcext:value-type="float">
            <text:p>1860324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CB6FB-0A7E-4469-9206-3AEEC3DD72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191" calcext:value-type="float">
            <text:p>1860191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58EA4F-8F50-4ACD-9FA2-9A74E183B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192" calcext:value-type="float">
            <text:p>1860192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267C3E-7ECE-48B0-9030-5BF3BF6D51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194" calcext:value-type="float">
            <text:p>1860194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2879B8-B427-4F17-9768-170D6EBCAA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195" calcext:value-type="float">
            <text:p>1860195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0B57D-2095-4A1B-9783-B5C8967146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325" calcext:value-type="float">
            <text:p>1860325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FEADCB-C6B7-45D5-BB44-7032C61B8C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327" calcext:value-type="float">
            <text:p>1860327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DD29F1-6CE1-4DC4-8F7B-22613A8FE6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328" calcext:value-type="float">
            <text:p>1860328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05F248-ADBC-4E7D-B371-434172AAC4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8947" calcext:value-type="float">
            <text:p>6218947</text:p>
          </table:table-cell>
          <table:table-cell office:value-type="float" office:value="1860329" calcext:value-type="float">
            <text:p>1860329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DEEDA5-F71D-40E1-91DA-73572AB81C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20256" calcext:value-type="float">
            <text:p>6220256</text:p>
          </table:table-cell>
          <table:table-cell office:value-type="float" office:value="1949790" calcext:value-type="float">
            <text:p>1949790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2D04EB-9A95-431F-B60B-BC2C407BCF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20256" calcext:value-type="float">
            <text:p>6220256</text:p>
          </table:table-cell>
          <table:table-cell office:value-type="float" office:value="1949820" calcext:value-type="float">
            <text:p>1949820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37E73D-CD4D-48DC-B19C-2BF68066E1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280" calcext:value-type="float">
            <text:p>182028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775230-4F60-4405-938F-8D37F2C534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165" calcext:value-type="float">
            <text:p>182016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BA2450-22FF-410F-9204-10EB0B0272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279" calcext:value-type="float">
            <text:p>182027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878A7D-4736-4337-B075-52B4FCD933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122" calcext:value-type="float">
            <text:p>182012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6C1177-C9CF-4D19-A9AE-4B039D1462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123" calcext:value-type="float">
            <text:p>182012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FA0E1E-001A-4890-A0D3-9EB12BA5AF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7689" calcext:value-type="float">
            <text:p>6237689</text:p>
          </table:table-cell>
          <table:table-cell office:value-type="float" office:value="1820124" calcext:value-type="float">
            <text:p>182012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94B32D-3CB5-44C3-BDB6-6BE0AFE14C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2" calcext:value-type="float">
            <text:p>185419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23F7D9-C50D-4E39-AC3D-23E13129253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3" calcext:value-type="float">
            <text:p>1854193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315C43-D15B-4283-816D-44E03264DA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5" calcext:value-type="float">
            <text:p>1854195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07F06-9444-48FE-BAF8-9A21E746E9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7" calcext:value-type="float">
            <text:p>1854197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A63FCF-AA97-4255-B932-AF00292D26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8" calcext:value-type="float">
            <text:p>1854198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156C47-E061-4FAB-8DD4-00D1749175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9" calcext:value-type="float">
            <text:p>185419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42FB48-B4DB-4B2A-82B0-D9CF85F50A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02" calcext:value-type="float">
            <text:p>185420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EF5C5C-E203-412C-9F18-46A2AF7C2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12" calcext:value-type="float">
            <text:p>185421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1163FD-8842-4B11-BD73-96E13D7D91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14" calcext:value-type="float">
            <text:p>185421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7169A8-0930-404C-AF79-E3D9B9C137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17" calcext:value-type="float">
            <text:p>1854217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10299C-C89D-4C7C-BC2F-3207B3AB85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19" calcext:value-type="float">
            <text:p>185421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505F69-FAB6-49F3-97CF-3354B36C62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22" calcext:value-type="float">
            <text:p>185422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6FF0ED-D2A1-45D6-8BDF-7D8FA6F0F2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23" calcext:value-type="float">
            <text:p>1854223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AE49F5-087B-4899-9342-162F4A5F5C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224" calcext:value-type="float">
            <text:p>185422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648FE2-DBE4-48F9-A065-9524DDCEA8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54190" calcext:value-type="float">
            <text:p>1854190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F5B819-F710-4B68-B3FE-FF94B58F8E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71781" calcext:value-type="float">
            <text:p>187178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7E68FD-1F5C-4805-96AB-FA10351BEB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71861" calcext:value-type="float">
            <text:p>187186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63CDB2-FB77-4404-AEF8-D55FBAC033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71862" calcext:value-type="float">
            <text:p>187186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FAD30D-077B-47FD-866F-D325BCF6C9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71864" calcext:value-type="float">
            <text:p>187186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8CF20E-B534-46D2-B9B6-6674937191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80909" calcext:value-type="float">
            <text:p>188090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6F2B52-6AF7-499B-A571-013369C6A8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81290" calcext:value-type="float">
            <text:p>1881290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22B5CC-DCA1-44AC-BC34-B0CCA5E880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81291" calcext:value-type="float">
            <text:p>188129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9B364A-0C75-4DB2-9151-A902B28098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81078" calcext:value-type="float">
            <text:p>1881078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3A427-A56A-4364-8E04-B825B4B4EA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9059" calcext:value-type="float">
            <text:p>6239059</text:p>
          </table:table-cell>
          <table:table-cell office:value-type="float" office:value="1881081" calcext:value-type="float">
            <text:p>188108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7A6B95-6E4C-4BAB-ABDB-5FBF6369CC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9413" calcext:value-type="float">
            <text:p>6309413</text:p>
          </table:table-cell>
          <table:table-cell office:value-type="float" office:value="1862422" calcext:value-type="float">
            <text:p>1862422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94D167-0073-40A1-AB8C-E5687776AB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9413" calcext:value-type="float">
            <text:p>6309413</text:p>
          </table:table-cell>
          <table:table-cell office:value-type="float" office:value="1862423" calcext:value-type="float">
            <text:p>1862423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840D96-CA25-480B-AD53-4C97A25758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9413" calcext:value-type="float">
            <text:p>6309413</text:p>
          </table:table-cell>
          <table:table-cell office:value-type="float" office:value="1862438" calcext:value-type="float">
            <text:p>1862438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55F5F-514F-4E85-A2CE-385E1AC560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9413" calcext:value-type="float">
            <text:p>6309413</text:p>
          </table:table-cell>
          <table:table-cell office:value-type="float" office:value="1862442" calcext:value-type="float">
            <text:p>1862442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EF76BB-0799-4023-A0F6-FD41597F1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9413" calcext:value-type="float">
            <text:p>6309413</text:p>
          </table:table-cell>
          <table:table-cell office:value-type="float" office:value="1862443" calcext:value-type="float">
            <text:p>1862443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376806-059C-4C4E-9603-32D0239AB6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1" calcext:value-type="float">
            <text:p>1960441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E9201-73D9-441B-914C-E4028C9473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3" calcext:value-type="float">
            <text:p>196044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41C39B-7290-4915-81A9-A57316C040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5" calcext:value-type="float">
            <text:p>1960445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94139A-83BF-4933-83C8-E52A2F1669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7" calcext:value-type="float">
            <text:p>1960447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CFA52B-8DD1-44A5-A969-646B5B4D64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8" calcext:value-type="float">
            <text:p>1960448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4DD98B-457A-410F-9CB8-3D23E8111D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60449" calcext:value-type="float">
            <text:p>1960449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7C034A-C177-4A72-9FA3-60280FDEF7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77122" calcext:value-type="float">
            <text:p>1977122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D976A4-B8E1-4C80-8882-3F35F0279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77123" calcext:value-type="float">
            <text:p>197712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F321E1-FEC5-4EC5-A39D-105AD848DA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77133" calcext:value-type="float">
            <text:p>197713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CD5A04-9B36-4988-BBD7-535AC2061A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0339" calcext:value-type="float">
            <text:p>6310339</text:p>
          </table:table-cell>
          <table:table-cell office:value-type="float" office:value="1977143" calcext:value-type="float">
            <text:p>197714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8A0C39-2312-4C2A-A797-EC89368C2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1741" calcext:value-type="float">
            <text:p>197174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699660-0565-425D-8746-76B5FA848F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1845" calcext:value-type="float">
            <text:p>197184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BF0DC1-5890-454A-83E3-73C0981FF8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1740" calcext:value-type="float">
            <text:p>197174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E1B70-55DA-4499-A714-CC5873B903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82" calcext:value-type="float">
            <text:p>19764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B36BE-3CE0-4CEF-B69C-46E9C05ED6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84" calcext:value-type="float">
            <text:p>19764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375D77-FE3D-4217-B005-FEB5E52838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87" calcext:value-type="float">
            <text:p>197648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5374D7-6FCF-48BE-95F0-85CF74160D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88" calcext:value-type="float">
            <text:p>197648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38389D-6806-4253-92B9-01A2438562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90" calcext:value-type="float">
            <text:p>19764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EA375D-1D64-4B24-B3B8-E211267C1E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91" calcext:value-type="float">
            <text:p>197649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BD8A9C-F85A-417E-86FB-679C5F6F3F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6492" calcext:value-type="float">
            <text:p>197649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872DB2-A2C4-45F2-9B3F-50D8A3328C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71846" calcext:value-type="float">
            <text:p>197184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D32938-F49B-4C12-8A9F-C3C2946B66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301" calcext:value-type="float">
            <text:p>198730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C0EA0-8626-4C33-9254-D89694FD21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303" calcext:value-type="float">
            <text:p>198730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2C2516-8E6E-47FD-8D60-3198BF4844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92" calcext:value-type="float">
            <text:p>198749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C155C9-A5B9-44BE-81DC-2902F854A9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94" calcext:value-type="float">
            <text:p>198749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0F377C-53B8-4BED-8B1E-89C01253E1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298" calcext:value-type="float">
            <text:p>198729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EE21F4-FDD5-4B74-81E1-211A66081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299" calcext:value-type="float">
            <text:p>198729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3D0DD4-978E-4E74-A02B-F647F24AFC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04" calcext:value-type="float">
            <text:p>198740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937BC0-6BBF-49DC-B256-25F4B75098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16" calcext:value-type="float">
            <text:p>198741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46389-C1BD-4B4B-BFC5-8D58143EDD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84" calcext:value-type="float">
            <text:p>19874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180626-E255-4F87-996B-848E190D20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87489" calcext:value-type="float">
            <text:p>19874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976235-7036-4131-8536-47F95BD53A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51563" calcext:value-type="float">
            <text:p>19515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43D7B6-BB7D-4B48-8072-C3C4BAA8A6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58" calcext:value-type="float">
            <text:p>193825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E158A1-6CCE-41A9-93FA-B46DDB3436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59" calcext:value-type="float">
            <text:p>193825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3CC376-0CFB-438A-BFC5-582A4683CB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60" calcext:value-type="float">
            <text:p>193826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16F9D0-E133-4CC9-8FC6-E59263E783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787" calcext:value-type="float">
            <text:p>193678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BBD383-1A31-4A70-B010-984B0D3346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982" calcext:value-type="float">
            <text:p>19369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58FE8D-4072-4089-AAA8-A58DC913A6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61" calcext:value-type="float">
            <text:p>193826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DCD4F5-5DB6-4ECF-9676-4D69DF2946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63" calcext:value-type="float">
            <text:p>19382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2A1663-1B4C-4A4E-BA87-FE60E15BEC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784" calcext:value-type="float">
            <text:p>19367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0167F6-AE6F-4B63-9B6E-F0DF76683B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785" calcext:value-type="float">
            <text:p>193678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0C87-2458-43AB-A1FF-6FF35E90C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780" calcext:value-type="float">
            <text:p>193678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7CBFD0-4325-41F9-BBA5-94FFB6203A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782" calcext:value-type="float">
            <text:p>19367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FB7FF2-2021-4FAD-97BB-70CE96BD44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983" calcext:value-type="float">
            <text:p>193698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9B488F-F4D3-4505-A048-6CCBEBC798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984" calcext:value-type="float">
            <text:p>19369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FBB29-A7E9-4FEB-BA70-3B2FCE11BB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988" calcext:value-type="float">
            <text:p>193698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1B278B-AF3C-4442-A5E0-D854EFCD5D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6989" calcext:value-type="float">
            <text:p>19369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081D76-35CC-48BD-8827-1F8DD33C28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938265" calcext:value-type="float">
            <text:p>193826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854BDB-22F4-4454-8463-8C803D63BE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084519" calcext:value-type="float">
            <text:p>208451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7D82A6-3E78-4E18-8ED7-D1CBAC8EC3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86" calcext:value-type="float">
            <text:p>215288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FEC9A7-ABB5-4F08-993A-18F546483E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63337" calcext:value-type="float">
            <text:p>216333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31D965-46E7-4574-A490-075AEDA6AF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63339" calcext:value-type="float">
            <text:p>216333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979D1D-2065-436C-BCFF-FC35E7DF05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63345" calcext:value-type="float">
            <text:p>216334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242EEC-8C86-4B3A-AE66-DA2D7A512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63347" calcext:value-type="float">
            <text:p>216334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3917CE-7BA2-41AB-A622-6EBEE6FCD1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85694" calcext:value-type="float">
            <text:p>218569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D92350-9E88-4A2E-AB63-12D6652C2F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85695" calcext:value-type="float">
            <text:p>218569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F15FB5-564A-47D0-B834-3F2E45C61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76466" calcext:value-type="float">
            <text:p>217646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98F5DE-D328-4E65-89FD-B4892FB40A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76467" calcext:value-type="float">
            <text:p>217646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A9FC33-19DD-4E9D-B9DD-87E73FD431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76469" calcext:value-type="float">
            <text:p>21764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2B6074-C1B4-4078-A95C-FAD7A6C80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079489" calcext:value-type="float">
            <text:p>20794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F67016-EAE6-43F3-ADAF-30ABAEC01A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079490" calcext:value-type="float">
            <text:p>20794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B39AA2-D0EF-4259-867F-3FC538A0EC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079491" calcext:value-type="float">
            <text:p>207949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C252E3-41A9-4C5F-9413-00667F2751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084520" calcext:value-type="float">
            <text:p>208452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2414AD-326C-4C1B-924F-1F7CE12BE4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39" calcext:value-type="float">
            <text:p>215283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2B27B8-953D-4B2E-99AA-BD0B94F2C6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31" calcext:value-type="float">
            <text:p>215283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68D52C-DDB2-4979-B44B-B2BE78CDB5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33" calcext:value-type="float">
            <text:p>215283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270311-0234-45CD-AC2E-52E109D0EA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34" calcext:value-type="float">
            <text:p>215283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822DD5-FEF3-4658-AF8E-B02A8AF77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2152838" calcext:value-type="float">
            <text:p>215283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7AC767-6B6E-4A06-AB2E-5EF4670323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469" calcext:value-type="float">
            <text:p>18644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A0657-D8B3-4AC1-BF6C-2A5D2440B7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471" calcext:value-type="float">
            <text:p>186447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1A9597-3CA8-42DA-A4A1-83579E97FC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467" calcext:value-type="float">
            <text:p>186446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BA0811-E142-4F22-9766-841B7552F2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63" calcext:value-type="float">
            <text:p>18643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84D5D3-5C8E-4248-B756-EC520414E7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65" calcext:value-type="float">
            <text:p>186436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576D7-1CA1-4B47-A74E-DA5A52CE7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69" calcext:value-type="float">
            <text:p>18643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F01ECA-5409-4910-A86B-AB9E21DB04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71" calcext:value-type="float">
            <text:p>186437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E41E7F-557E-4EDA-A70F-D0EC1DC772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72" calcext:value-type="float">
            <text:p>186437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B77301-6EC5-4B83-89BC-243F101C20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74" calcext:value-type="float">
            <text:p>186437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FFF4E0-250F-46D5-8BF5-1BD6F50A6C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78" calcext:value-type="float">
            <text:p>186437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6CC0B0-2682-4E60-8F99-0078DF5D53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83" calcext:value-type="float">
            <text:p>186438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ACDDDC-B6D9-4CE7-BB5C-1DFC972986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84" calcext:value-type="float">
            <text:p>18643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D5B614-FBC5-4DAD-B65A-0974FA0F5D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90" calcext:value-type="float">
            <text:p>18643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AED24D-C147-4414-9618-425CCB9C1A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93" calcext:value-type="float">
            <text:p>186439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B9B83E-6E3A-471B-BB88-9840B5DDF5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5440" calcext:value-type="float">
            <text:p>6315440</text:p>
          </table:table-cell>
          <table:table-cell office:value-type="float" office:value="1864395" calcext:value-type="float">
            <text:p>186439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3AC6FE-A937-4A42-ACD2-872E7C4BD0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8535" calcext:value-type="float">
            <text:p>6318535</text:p>
          </table:table-cell>
          <table:table-cell office:value-type="float" office:value="2259506" calcext:value-type="float">
            <text:p>225950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297FA8-7170-4EB1-BBC3-5A37042D27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8535" calcext:value-type="float">
            <text:p>6318535</text:p>
          </table:table-cell>
          <table:table-cell office:value-type="float" office:value="2259507" calcext:value-type="float">
            <text:p>225950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FC170F-AA3E-4186-AC09-9FB66B8175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8535" calcext:value-type="float">
            <text:p>6318535</text:p>
          </table:table-cell>
          <table:table-cell office:value-type="float" office:value="2259595" calcext:value-type="float">
            <text:p>2259595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9D0EC9-7A20-4011-8C1D-D60AB32851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8535" calcext:value-type="float">
            <text:p>6318535</text:p>
          </table:table-cell>
          <table:table-cell office:value-type="float" office:value="2259596" calcext:value-type="float">
            <text:p>225959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E896A7-1126-400E-A873-52E2785D30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8535" calcext:value-type="float">
            <text:p>6318535</text:p>
          </table:table-cell>
          <table:table-cell office:value-type="float" office:value="2259597" calcext:value-type="float">
            <text:p>225959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563DD8-2CDD-480C-BDE5-C0B0B4611E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2646" calcext:value-type="float">
            <text:p>6332646</text:p>
          </table:table-cell>
          <table:table-cell office:value-type="float" office:value="1935398" calcext:value-type="float">
            <text:p>1935398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6148E0-F92C-4F65-A891-2C034B7661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2646" calcext:value-type="float">
            <text:p>6332646</text:p>
          </table:table-cell>
          <table:table-cell office:value-type="float" office:value="1935400" calcext:value-type="float">
            <text:p>1935400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52304A-2C5F-4318-8997-9887401A31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2646" calcext:value-type="float">
            <text:p>6332646</text:p>
          </table:table-cell>
          <table:table-cell office:value-type="float" office:value="1957418" calcext:value-type="float">
            <text:p>1957418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985926-20DA-4203-976F-F3B7E6D79E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2646" calcext:value-type="float">
            <text:p>6332646</text:p>
          </table:table-cell>
          <table:table-cell office:value-type="float" office:value="1956070" calcext:value-type="float">
            <text:p>1956070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2B627E-944D-43F5-89E9-F53222D164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38267" calcext:value-type="float">
            <text:p>1938267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F6294C-AA42-4083-AB7C-D87CCA7E90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38268" calcext:value-type="float">
            <text:p>1938268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4B1ED-3D77-4B81-8C68-99FB0F843F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27917" calcext:value-type="float">
            <text:p>1927917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13_09:46.html</text:p>
          </table:table-cell>
          <table:table-cell office:value-type="string" calcext:value-type="string">
            <text:p>https://app.easydentalcloud.com.br/wsefs/service.svc/download?file=B8CC2136-28E6-4D54-BC1B-C0C72625DB33</text:p>
          </table:table-cell>
          <table:table-cell office:value-type="string" calcext:value-type="string">
            <text:p>Emitida em 13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28006" calcext:value-type="float">
            <text:p>1928006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DCCCC3-D981-4661-8E48-49FBF748FB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28010" calcext:value-type="float">
            <text:p>1928010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8DF23C-22A3-4A42-AD0E-75CD92417A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927883" calcext:value-type="float">
            <text:p>1927883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13_09:43.html</text:p>
          </table:table-cell>
          <table:table-cell office:value-type="string" calcext:value-type="string">
            <text:p>https://app.easydentalcloud.com.br/wsefs/service.svc/download?file=7361EFF4-00F9-4CDF-9277-3298BDFBBCF4</text:p>
          </table:table-cell>
          <table:table-cell office:value-type="string" calcext:value-type="string">
            <text:p>Emitida em 13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892430" calcext:value-type="float">
            <text:p>1892430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A9962D-CC4A-4C45-8D41-392CD76970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6530" calcext:value-type="float">
            <text:p>6336530</text:p>
          </table:table-cell>
          <table:table-cell office:value-type="float" office:value="1892431" calcext:value-type="float">
            <text:p>1892431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0D4D62-D0AE-4376-824C-BBD7E75469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6" calcext:value-type="float">
            <text:p>193630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774D24-79A3-4DDC-8A08-8E5AA2276E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8" calcext:value-type="float">
            <text:p>193630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704B6F-3C5C-483B-97C0-74F7FC32BB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11" calcext:value-type="float">
            <text:p>193631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4E8DF5-4FEA-4F50-B322-8CA2D2650E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28" calcext:value-type="float">
            <text:p>193632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7A529F-F18E-4680-9820-A12217D467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0" calcext:value-type="float">
            <text:p>193633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CE6C6A-DE25-43C2-8A26-704EB4E532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1" calcext:value-type="float">
            <text:p>193633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6F8A8-B7F2-4174-8EA1-D167984A87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2" calcext:value-type="float">
            <text:p>193633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0C3754-0BC3-47F8-80B2-783DF21415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4" calcext:value-type="float">
            <text:p>193633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E7DBC1-1ADD-427D-A559-AC26EFAECE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5" calcext:value-type="float">
            <text:p>193633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4970AB-71CB-4381-A690-01EC1A3EAF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6" calcext:value-type="float">
            <text:p>19363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419AA5-183B-46BA-BDA0-2412B7C97F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7" calcext:value-type="float">
            <text:p>1936337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4EF59B-40BC-407C-BD42-498F07FCCD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39" calcext:value-type="float">
            <text:p>193633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506002-4153-4B83-B990-22029CEDDF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231" calcext:value-type="float">
            <text:p>193623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C296D6-70D2-4430-B571-191D8E9ED5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235" calcext:value-type="float">
            <text:p>193623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1C8FAF-48A8-4076-9C0C-762A73AFEB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1" calcext:value-type="float">
            <text:p>193630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F7E76-172C-4003-A0CD-565C380B22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442" calcext:value-type="float">
            <text:p>193644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57E215-9651-4368-88B6-0F94D3B3D9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443" calcext:value-type="float">
            <text:p>193644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8E9296-A8DC-4E62-8333-DA5CD866D6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2" calcext:value-type="float">
            <text:p>193630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953482-C344-4EA4-BE2B-A4DD4F416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3" calcext:value-type="float">
            <text:p>193630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F6918F-ED75-483E-90BE-E1DFBC3BCF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305" calcext:value-type="float">
            <text:p>193630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64CC6A-565A-4E50-8692-7B9C3FB95A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436" calcext:value-type="float">
            <text:p>19364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F3BD2-685A-4FB7-8D65-F65BF0AC02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438" calcext:value-type="float">
            <text:p>193643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BBD702-4214-4DAA-80A4-2D870935A1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1936440" calcext:value-type="float">
            <text:p>193644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F42018-98C6-476A-A543-AE51467A1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91090" calcext:value-type="float">
            <text:p>209109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D4D1BE-8847-4AA3-A9C1-571B0854C7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91088" calcext:value-type="float">
            <text:p>209108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F4C53F-B21C-4C96-859E-F00BB96E8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91089" calcext:value-type="float">
            <text:p>209108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9D3E2C-0B03-430D-A9FB-CB3611BF53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79963" calcext:value-type="float">
            <text:p>207996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FF4B7-76E3-47CB-A595-4A915907CD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79966" calcext:value-type="float">
            <text:p>207996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98F754-42B8-437D-A6D2-2AD3405E76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79968" calcext:value-type="float">
            <text:p>207996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8E1396-4FC2-43EB-8FAB-D21A8159BF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79969" calcext:value-type="float">
            <text:p>207996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80FDF-0F32-47E4-B285-217D61E16C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0" calcext:value-type="float">
            <text:p>208014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EDC233-85F2-476C-9BB2-44C9747E7B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1" calcext:value-type="float">
            <text:p>208014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108A17-33B3-4DAA-9FB2-E8F14CCFAB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2" calcext:value-type="float">
            <text:p>208014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2420B9-9ED2-4C82-96CA-3B71174E1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3" calcext:value-type="float">
            <text:p>208014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8CE3B3-3FDB-47E3-B5A1-3D86DA94E4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4" calcext:value-type="float">
            <text:p>208014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184288-881C-44D4-95EB-93B2A1C8AA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5" calcext:value-type="float">
            <text:p>208014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23E3B2-4447-45A8-A3E5-C66EC89CA3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6" calcext:value-type="float">
            <text:p>208014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17B454-86E8-400B-B0E3-8E666C992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8" calcext:value-type="float">
            <text:p>208014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9ECDEE-53FC-4038-97AE-17CACAF4E4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149" calcext:value-type="float">
            <text:p>208014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223596-7183-4AC1-9B86-0EDDEBD840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346" calcext:value-type="float">
            <text:p>208034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573895-734C-4BBE-9CA5-760810305C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080347" calcext:value-type="float">
            <text:p>2080347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387169-14AF-402F-A80F-893992029A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419" calcext:value-type="float">
            <text:p>217741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FDE8ED-BF03-4FEB-9DD6-0A06E6C027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380" calcext:value-type="float">
            <text:p>217738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8C4089-6123-4E1B-8ADC-8886156476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382" calcext:value-type="float">
            <text:p>217738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3C1D22-1262-4EFE-920B-F3629F5EEC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416" calcext:value-type="float">
            <text:p>217741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E8C3D0-0D90-432C-B188-341710D08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228" calcext:value-type="float">
            <text:p>217722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F5AE53-383F-40A9-9167-153996457A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233" calcext:value-type="float">
            <text:p>217723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7779E5-9272-43E7-B72F-C0A93464B6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77236" calcext:value-type="float">
            <text:p>21772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9371A2-C1E3-4277-A661-2AD04D2082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57574" calcext:value-type="float">
            <text:p>215757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F68EE-B34E-4B0D-9805-CBC25BB4AF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157576" calcext:value-type="float">
            <text:p>215757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5CBDF7-1B54-49C8-BF39-FFE89B5793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6984" calcext:value-type="float">
            <text:p>6416984</text:p>
          </table:table-cell>
          <table:table-cell office:value-type="float" office:value="2351818" calcext:value-type="float">
            <text:p>235181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87868E-84D4-4CB8-BD1B-8B7715022B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076" calcext:value-type="float">
            <text:p>6417076</text:p>
          </table:table-cell>
          <table:table-cell office:value-type="float" office:value="1933379" calcext:value-type="float">
            <text:p>1933379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699B46-C528-47E1-9296-E5BE8BFAA0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076" calcext:value-type="float">
            <text:p>6417076</text:p>
          </table:table-cell>
          <table:table-cell office:value-type="float" office:value="1933380" calcext:value-type="float">
            <text:p>1933380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349BB6-C206-44D5-B0F8-4DEFAA8ECE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076" calcext:value-type="float">
            <text:p>6417076</text:p>
          </table:table-cell>
          <table:table-cell office:value-type="float" office:value="1933394" calcext:value-type="float">
            <text:p>1933394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7A245D-E88D-4332-816D-F323361BB9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48325" calcext:value-type="float">
            <text:p>1948325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9C168C-9725-4D17-9F56-EB3C531EC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48326" calcext:value-type="float">
            <text:p>1948326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724EA0-8761-4A1C-ACE0-3CD36D0218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91953" calcext:value-type="float">
            <text:p>1991953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33694C-0E99-43E9-B1D8-BAEFE18BC9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48322" calcext:value-type="float">
            <text:p>1948322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A067C3-D1E8-4E64-9673-B8D160363C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48323" calcext:value-type="float">
            <text:p>1948323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F89CC0-0523-4842-A11C-FD13FED7B7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40" calcext:value-type="float">
            <text:p>6417440</text:p>
          </table:table-cell>
          <table:table-cell office:value-type="float" office:value="1948324" calcext:value-type="float">
            <text:p>1948324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D85295-6D17-4ADD-8925-FDFC3F95AE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66221" calcext:value-type="float">
            <text:p>196622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EFF5B-AD82-4346-B322-38E4F6901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66222" calcext:value-type="float">
            <text:p>1966222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3C903-075B-4A7E-91FD-7CFA9FA294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66223" calcext:value-type="float">
            <text:p>196622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CCD784-A266-482E-AC04-7D92E2B3E0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2038189" calcext:value-type="float">
            <text:p>203818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9A8B6A-1164-40B0-A0BA-DAD112B608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2038354" calcext:value-type="float">
            <text:p>2038354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3EE2AB-7801-4384-9741-7F811B2DF2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2038372" calcext:value-type="float">
            <text:p>2038372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97C7C3-16BD-4723-8429-0CDB8DC836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090" calcext:value-type="float">
            <text:p>1947090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90E96B-7506-4575-827E-B63AD7C0F6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091" calcext:value-type="float">
            <text:p>194709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3728C3-90F6-474C-888E-EB9BC89C23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079" calcext:value-type="float">
            <text:p>194707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C00BD1-E189-4DE1-93F6-21D9F7EC99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6946" calcext:value-type="float">
            <text:p>1946946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953A3-5FAF-4534-B5EB-A954AA6F0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6947" calcext:value-type="float">
            <text:p>1946947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726D8E-40FE-4F94-87BE-32BB2431A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6949" calcext:value-type="float">
            <text:p>194694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742AB-3102-4619-BC0B-009074FD74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093" calcext:value-type="float">
            <text:p>194709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E3F586-8FF3-4D60-96DC-596BF55242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099" calcext:value-type="float">
            <text:p>194709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4E0AD6-10B8-4521-A177-C939896FA3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101" calcext:value-type="float">
            <text:p>194710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982197-74FD-4F3A-B2F5-6AAD3A6C85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103" calcext:value-type="float">
            <text:p>194710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A65479-A786-4B6D-B7C2-D5AA76FC63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1947105" calcext:value-type="float">
            <text:p>1947105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4CB1DC-844C-40C2-832D-C2D96FEE0E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7450" calcext:value-type="float">
            <text:p>6417450</text:p>
          </table:table-cell>
          <table:table-cell office:value-type="float" office:value="2038191" calcext:value-type="float">
            <text:p>203819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97A74-56A5-42D5-B18E-DDE4680895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23616" calcext:value-type="float">
            <text:p>6523616</text:p>
          </table:table-cell>
          <table:table-cell office:value-type="float" office:value="1950467" calcext:value-type="float">
            <text:p>1950467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20_08:22.html</text:p>
          </table:table-cell>
          <table:table-cell office:value-type="string" calcext:value-type="string">
            <text:p>https://app.easydentalcloud.com.br/wsefs/service.svc/download?file=24EC2C9E-A679-4F38-A4AA-D8C28CF1D2D4</text:p>
          </table:table-cell>
          <table:table-cell office:value-type="string" calcext:value-type="string">
            <text:p>Emitida em 20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6523616" calcext:value-type="float">
            <text:p>6523616</text:p>
          </table:table-cell>
          <table:table-cell office:value-type="float" office:value="1950470" calcext:value-type="float">
            <text:p>1950470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20_08:23.html</text:p>
          </table:table-cell>
          <table:table-cell office:value-type="string" calcext:value-type="string">
            <text:p>https://app.easydentalcloud.com.br/wsefs/service.svc/download?file=B0CDD440-28AE-4666-8F09-C302AD356D1F</text:p>
          </table:table-cell>
          <table:table-cell office:value-type="string" calcext:value-type="string">
            <text:p>Emitida em 20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47" calcext:value-type="float">
            <text:p>198924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6F6A54-F8A7-46CA-B01A-27E275EFE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48" calcext:value-type="float">
            <text:p>198924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32441C-D25E-4C6F-9FA8-8024CB04B8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51" calcext:value-type="float">
            <text:p>198925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AE7A68-3E82-47BE-A3B3-B9BE039ABE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52" calcext:value-type="float">
            <text:p>198925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A39218-3EA3-4DA4-BD7F-4F81967D15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53" calcext:value-type="float">
            <text:p>1989253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C957AF-3C1E-490E-9E88-5F5B15DC5B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54" calcext:value-type="float">
            <text:p>1989254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3BCA1B-5840-48D8-BC3D-E3367A3806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67" calcext:value-type="float">
            <text:p>198926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159BE8-9C10-4F00-8F6C-DC1200806B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69" calcext:value-type="float">
            <text:p>198926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DAE1F4-AC15-4DF1-A1CD-568AC5F15C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71" calcext:value-type="float">
            <text:p>198927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554E4C-8837-4B1E-B2AA-DD9C61FB3C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72" calcext:value-type="float">
            <text:p>198927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BBE785-D6E8-4600-9545-843B08F007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75" calcext:value-type="float">
            <text:p>1989275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76A350-EFA2-4E5E-8E8C-38A3AC151F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1989279" calcext:value-type="float">
            <text:p>19892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4D6CA9-E596-469C-B059-80844C29A0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080" calcext:value-type="float">
            <text:p>208108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B678B0-62EC-493C-A157-8FF6487C70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081" calcext:value-type="float">
            <text:p>208108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89CCAD-D849-4919-BB3D-E4548A9B48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297" calcext:value-type="float">
            <text:p>208129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66D0E1-4554-4A0D-A96D-9D1419CBE6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294" calcext:value-type="float">
            <text:p>2081294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183958-79B5-4ECA-ADE6-BEAD93C8EA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295" calcext:value-type="float">
            <text:p>2081295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0422A5-7DAD-4F9C-9A27-E74B735912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078" calcext:value-type="float">
            <text:p>208107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4566B3-7FFE-4231-A828-FE6800535C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081079" calcext:value-type="float">
            <text:p>20810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182FF6-BBC1-4D11-B10E-00B0ECDA3E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160051" calcext:value-type="float">
            <text:p>216005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7F5903-3237-4535-8872-858D711636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160050" calcext:value-type="float">
            <text:p>216005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DEC9EC-8E19-4A9D-841F-BB49266D7E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505099" calcext:value-type="float">
            <text:p>250509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83D0C3-2D61-4E8B-B257-DC55DBBA98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86" calcext:value-type="float">
            <text:p>2373186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232A5D-417F-47F6-835A-CB000C53A9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88" calcext:value-type="float">
            <text:p>237318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B8306D-65D7-41C5-A385-1EC03AB53E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79" calcext:value-type="float">
            <text:p>23731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5D18C7-4855-4F7D-A679-FFDA59FF57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80" calcext:value-type="float">
            <text:p>237318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807DD6-4916-4C2E-B4AE-451AE574C4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81" calcext:value-type="float">
            <text:p>237318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7F0A8E-664D-4C01-B122-28E8E905CF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83" calcext:value-type="float">
            <text:p>2373183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B3129A-4AE6-497B-ABFE-3E769717DB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2948" calcext:value-type="float">
            <text:p>237294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82CC6D-4639-412D-86B3-402F112011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2949" calcext:value-type="float">
            <text:p>237294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1FB7B6-72CE-4BE1-9091-71606E38D9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29" calcext:value-type="float">
            <text:p>237312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48AB7B-1AE3-4D9E-8A1D-42DA36CF73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9328" calcext:value-type="float">
            <text:p>6589328</text:p>
          </table:table-cell>
          <table:table-cell office:value-type="float" office:value="2373132" calcext:value-type="float">
            <text:p>237313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0E8CF0-3428-4A5D-A8E1-F4543C80E1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46" calcext:value-type="float">
            <text:p>1989946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2A3CAF-78C6-44B8-A9A6-4284C3AFE3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47" calcext:value-type="float">
            <text:p>1989947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51319A-B8CA-4F0F-844D-E6E85162C1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49" calcext:value-type="float">
            <text:p>1989949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6FF49E-7FF8-407E-856F-EDEAE30B88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0" calcext:value-type="float">
            <text:p>198995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FE4E4E-66F0-478D-ABA2-A5A8FFEE6A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1" calcext:value-type="float">
            <text:p>1989951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6200E1-34E2-4DE4-B6C5-B3DCD49A21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2" calcext:value-type="float">
            <text:p>1989952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33F2E1-63A8-4A38-8A68-D219637467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6" calcext:value-type="float">
            <text:p>1989956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609F55-098A-4DBF-859B-65652571CE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8" calcext:value-type="float">
            <text:p>1989958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3F090B-062D-4055-9D36-61E61BD1C6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59" calcext:value-type="float">
            <text:p>1989959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A248BC-3EAE-4737-9A54-23FDA67E25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0" calcext:value-type="float">
            <text:p>198996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132CD4-A73F-4369-BC95-5826D80985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1" calcext:value-type="float">
            <text:p>1989961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9DCD77-C7B7-4C05-AC5B-9B0BF4003E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2" calcext:value-type="float">
            <text:p>1989962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F3C24F-FAA5-4D44-AECC-CAE00A9716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3" calcext:value-type="float">
            <text:p>1989963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7A4DFE-839B-4F43-81FC-EDB890611C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5" calcext:value-type="float">
            <text:p>1989965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CE3A1C-280A-4D88-9A6F-E1193694B7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67" calcext:value-type="float">
            <text:p>1989967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41CC66-5A9F-4F91-A3E4-5737B71B88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01" calcext:value-type="float">
            <text:p>6611201</text:p>
          </table:table-cell>
          <table:table-cell office:value-type="float" office:value="1989970" calcext:value-type="float">
            <text:p>198997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4BAAFF2-80B8-4733-97E6-BB8ADE04E0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95" calcext:value-type="float">
            <text:p>215409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9D7900-5EF6-4C51-A09A-F43BB28192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69" calcext:value-type="float">
            <text:p>215396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68662-7D68-4604-A61C-6227F4C5F4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83" calcext:value-type="float">
            <text:p>215398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24261F-C7E8-4669-8527-F7EF93FBC7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89" calcext:value-type="float">
            <text:p>215398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84BB34-828E-4ECD-A861-3F9FB6A608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91" calcext:value-type="float">
            <text:p>215399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DA7E10-EEAF-421F-B547-F416BDAC52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97" calcext:value-type="float">
            <text:p>215399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B07C53-CC1F-432A-816F-E0149BEDF9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03" calcext:value-type="float">
            <text:p>215400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1D2B8B-1381-4789-860F-8665515316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05" calcext:value-type="float">
            <text:p>215400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80F99E-D045-4F6A-A50C-270C24D57D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06" calcext:value-type="float">
            <text:p>215400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DE47BC-564B-405C-8A7E-C2E519C6D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10" calcext:value-type="float">
            <text:p>215401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6BC46B-A39D-489B-BB3E-AA5D1AE5C6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70" calcext:value-type="float">
            <text:p>215397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09A3F7-C773-4DB2-8231-AF4BDB8B59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80" calcext:value-type="float">
            <text:p>215398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BF7880-B0A4-4213-BF23-674B8429D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3981" calcext:value-type="float">
            <text:p>215398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A7E966-98F0-4D2D-B14A-9F18D8D834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13" calcext:value-type="float">
            <text:p>215401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D3F2D1-5004-409B-8877-C131DA6BCC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19" calcext:value-type="float">
            <text:p>215401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B43A68-B738-4D3E-90B3-F23E79D88B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23" calcext:value-type="float">
            <text:p>215402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45392A-AB74-4BFA-841D-5A92136385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26" calcext:value-type="float">
            <text:p>215402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E6FF6C-C809-41EC-81B2-85F61D76AA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27" calcext:value-type="float">
            <text:p>215402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935341-52B4-43E6-A8E1-BBF54383C8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30" calcext:value-type="float">
            <text:p>215403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85C62A-7F46-44FE-BC81-C8D3FB1F12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34" calcext:value-type="float">
            <text:p>215403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02DB3A-3518-42C5-B775-CC76D5A610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37" calcext:value-type="float">
            <text:p>21540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9CA5CA-1462-4A25-AFEF-D8BD1A0E13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154038" calcext:value-type="float">
            <text:p>215403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B329D1-44C0-4136-AF3C-AEC484C063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87" calcext:value-type="float">
            <text:p>236238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4F1D2B-FA5C-4C6D-BEB0-1719E29A20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4910" calcext:value-type="float">
            <text:p>238491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6897FF-3AC9-4568-A986-3E2C00D8AB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09" calcext:value-type="float">
            <text:p>238530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3E9ACC-3292-44C3-A9FE-CCEB9F553F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86" calcext:value-type="float">
            <text:p>236238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C2020F-A020-4BFF-A427-A994117F5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4909" calcext:value-type="float">
            <text:p>238490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7A8E2B-560A-4437-B231-9A7D6973B5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15" calcext:value-type="float">
            <text:p>238531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682B69-B6D8-45C8-B5A5-3D648BE537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20" calcext:value-type="float">
            <text:p>238532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559D6-B313-4A65-8E45-0A118D11D5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22" calcext:value-type="float">
            <text:p>2385322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DCA1A0-C419-4322-BEAD-7CB773E41A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26" calcext:value-type="float">
            <text:p>238532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40395-0EF6-437C-8CD7-55EE6CB917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2" calcext:value-type="float">
            <text:p>2385332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4F174-E837-484D-99BA-0F870009D4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3" calcext:value-type="float">
            <text:p>238533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B04435-A1BF-49EA-8467-0D8124F5EB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4" calcext:value-type="float">
            <text:p>238533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1753F8-EAFC-49D7-8E0C-1E1AE03F55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5" calcext:value-type="float">
            <text:p>238533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8D3245-9B41-4085-AE5B-85AFF787B3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6" calcext:value-type="float">
            <text:p>238533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1D69D-D2E9-481B-B51F-086D997E0E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7" calcext:value-type="float">
            <text:p>23853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CFD986E-A1E4-43C1-B984-D91FBA8517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85339" calcext:value-type="float">
            <text:p>238533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AF8024-1981-4956-AB22-63310CE0A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1443" calcext:value-type="float">
            <text:p>274144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C5053A-EEC2-411F-9042-3C2CFD2835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1475" calcext:value-type="float">
            <text:p>274147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5C0CF1-697D-4934-9377-DC7813388F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02724" calcext:value-type="float">
            <text:p>230272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E1EFD-F1D6-4C90-A211-B2B489FEFA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02725" calcext:value-type="float">
            <text:p>230272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D9EDAC-901D-423C-92B1-B9BD0B8C98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88" calcext:value-type="float">
            <text:p>236238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B4C3B1-31B6-4833-A121-47AEC20996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24" calcext:value-type="float">
            <text:p>236232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184E73-D982-4480-951A-17AD960C75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25" calcext:value-type="float">
            <text:p>236232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05225D-AFF0-4880-87AC-FD0FD0A055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27" calcext:value-type="float">
            <text:p>236232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C30D49-53F5-4E06-AC43-1DCB9CD5F2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362328" calcext:value-type="float">
            <text:p>236232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CC308A-C65D-48D0-BB47-36C4BC5724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280536" calcext:value-type="float">
            <text:p>228053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137C7D-9D78-4CCD-AE53-37D4BBEE5A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280537" calcext:value-type="float">
            <text:p>22805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2AD6EE-2BF6-41CF-8236-861F87E72A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280538" calcext:value-type="float">
            <text:p>228053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737893-88A4-4860-8DFA-EF1CC8F3A1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86" calcext:value-type="float">
            <text:p>274888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BC1914-61B5-4012-B23B-9D402A5CAE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87" calcext:value-type="float">
            <text:p>274888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E8C490-23DB-4530-8000-65DE55A80E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88" calcext:value-type="float">
            <text:p>274888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2094E0-2C2B-4E3C-A34E-7A835BD885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89" calcext:value-type="float">
            <text:p>274888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D44315-1B42-4146-AB59-E905A9B607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90" calcext:value-type="float">
            <text:p>274889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3193FF-26B6-45AD-9374-90AF59BA29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1217" calcext:value-type="float">
            <text:p>6611217</text:p>
          </table:table-cell>
          <table:table-cell office:value-type="float" office:value="2748891" calcext:value-type="float">
            <text:p>274889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C5DF92-889C-4213-BAC8-17C2C1864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99614" calcext:value-type="float">
            <text:p>21996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E3B67F-0741-4231-938F-3C392265B5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03" calcext:value-type="float">
            <text:p>209860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C55B5F-BA01-443D-A7AD-F70821FB3D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780" calcext:value-type="float">
            <text:p>209878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D318E-2D57-4213-B90F-2E024DB3D4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781" calcext:value-type="float">
            <text:p>209878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28E246-190F-4D2E-9862-33F85B4093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009" calcext:value-type="float">
            <text:p>20980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993B3-8774-4F23-8BEF-D1EA892830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099" calcext:value-type="float">
            <text:p>209809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5BB639-A549-4065-AAB1-180D0F4B85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100" calcext:value-type="float">
            <text:p>209810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D17CA4-D02B-4A7F-B858-EC9DEECDC5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104" calcext:value-type="float">
            <text:p>20981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FAE7BF-B189-435C-88C7-8F12539FF2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3" calcext:value-type="float">
            <text:p>208640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F3879F-C0D3-496D-83CC-55D648D821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4" calcext:value-type="float">
            <text:p>20864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1081BF-5542-4E96-A55B-C4F4D77257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7989" calcext:value-type="float">
            <text:p>209798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E521EC-CEB1-4E86-8545-0473CBAA5C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7991" calcext:value-type="float">
            <text:p>209799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414549-B428-4E82-9C8B-AEB6E7667B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7994" calcext:value-type="float">
            <text:p>209799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CB8B63-6BE3-40DC-85E2-C968FD27B8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5" calcext:value-type="float">
            <text:p>208640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117DC6-1BEB-4AF5-B568-1356450D65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7" calcext:value-type="float">
            <text:p>2086407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5FF36A-95C0-4809-8366-C1030EEEC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8" calcext:value-type="float">
            <text:p>20864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0CFA57-EC21-4774-BA95-60978F5497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108" calcext:value-type="float">
            <text:p>20981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23CD10-83E1-48E0-8EB7-695035190E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09" calcext:value-type="float">
            <text:p>20864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4AC878-84DC-44FE-A0DF-01B0F38847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86454" calcext:value-type="float">
            <text:p>208645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A5725B-513A-498B-AD03-1E7956108B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1087" calcext:value-type="float">
            <text:p>2091087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40BFBE-2E56-4B35-9A60-673819DEE5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04" calcext:value-type="float">
            <text:p>20986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15A02D-4E51-4035-940C-9DA0EA07F9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06" calcext:value-type="float">
            <text:p>209860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FA8D7F-3769-415D-9540-FB5BE1493A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08" calcext:value-type="float">
            <text:p>20986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F83A59-7384-4211-AFA4-4385D943E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09" calcext:value-type="float">
            <text:p>20986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5030B7-F67F-426B-B80F-CD75D87502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8610" calcext:value-type="float">
            <text:p>209861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4270AD-89C2-436E-9E52-565B3BCB29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46476" calcext:value-type="float">
            <text:p>204647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85ABE2-7BD3-4A6A-B4C0-A0D9B13B8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53208" calcext:value-type="float">
            <text:p>21532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B359E8-465B-4812-96F3-879BB77EB1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53209" calcext:value-type="float">
            <text:p>21532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54C7A-04E9-4F8A-A571-57214C0922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53242" calcext:value-type="float">
            <text:p>2153242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85ECD8-42D7-4C61-9430-8BE0CEC0F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53243" calcext:value-type="float">
            <text:p>215324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DB5A19-4A10-4A66-AC82-109C83A7D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53244" calcext:value-type="float">
            <text:p>215324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E8D02F-82D4-4F2E-A987-B1C0A3A3C8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97988" calcext:value-type="float">
            <text:p>209798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930F07-0A0E-465C-9D5F-B1B14B896A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64416" calcext:value-type="float">
            <text:p>216441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7C4ECE-ED7B-4E3B-A4FF-D57320A20E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64414" calcext:value-type="float">
            <text:p>21644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624206-3477-4554-B417-8D7722DEB4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164415" calcext:value-type="float">
            <text:p>216441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326431-10DC-4FAB-81AD-8B1CE2712B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46475" calcext:value-type="float">
            <text:p>204647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15466B-7B58-46A3-B887-68D57F2D3D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09" calcext:value-type="float">
            <text:p>20359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F9F1F7-EC88-446A-9BA8-E2E564454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0" calcext:value-type="float">
            <text:p>203591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D963FD-6F75-4BC1-AAE6-9EDAD1D7FB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1" calcext:value-type="float">
            <text:p>203591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51A831-C641-4688-9DA7-EA1349CA80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2" calcext:value-type="float">
            <text:p>2035912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2EED01-9396-4A3B-B3F8-E3B0BD6D67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3" calcext:value-type="float">
            <text:p>203591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BE4B09-54C0-4F87-B985-6FD7E4A20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4" calcext:value-type="float">
            <text:p>20359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B133B1-8470-4389-A991-1275F13134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5" calcext:value-type="float">
            <text:p>203591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A48608-5905-4DB6-ACE9-1665CB4BEA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6" calcext:value-type="float">
            <text:p>203591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3AFBFC-2AF6-4771-9753-409A98FE51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8" calcext:value-type="float">
            <text:p>203591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834824-AB3F-46A1-9F08-0FA55543B6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5346" calcext:value-type="float">
            <text:p>6625346</text:p>
          </table:table-cell>
          <table:table-cell office:value-type="float" office:value="2035919" calcext:value-type="float">
            <text:p>203591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1C9CA0-E1A1-4573-9353-467D05A5B9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189" calcext:value-type="float">
            <text:p>2064189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C8D868-18C9-4214-8E49-C43702B5AA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190" calcext:value-type="float">
            <text:p>2064190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491D72-8F98-4925-9763-3DE5A4A3F1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191" calcext:value-type="float">
            <text:p>2064191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90EC09-EA60-447B-800B-ACE75F6C9C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192" calcext:value-type="float">
            <text:p>2064192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6EFEDF-2410-4D8F-8650-5617846C1B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058" calcext:value-type="float">
            <text:p>2064058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A98B3-CEF0-4CF4-B796-B4847A4D3F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064059" calcext:value-type="float">
            <text:p>2064059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C16930-5257-450C-96D0-ABF4A3D091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840" calcext:value-type="float">
            <text:p>2194840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C103E0-ED3D-419B-8B37-1A9050CF8A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835" calcext:value-type="float">
            <text:p>2194835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E51568-28DB-4182-8913-DF09A94493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838" calcext:value-type="float">
            <text:p>2194838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5BB215-5B33-44FA-B856-131160C37A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681" calcext:value-type="float">
            <text:p>2194681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D44E59-BD0A-4608-86CC-4A1117190C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682" calcext:value-type="float">
            <text:p>2194682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74D93-1C92-44AE-81BF-0A5829A538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5281" calcext:value-type="float">
            <text:p>6635281</text:p>
          </table:table-cell>
          <table:table-cell office:value-type="float" office:value="2194833" calcext:value-type="float">
            <text:p>2194833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8F2E34-9770-42E4-9287-9743C147E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64599" calcext:value-type="float">
            <text:p>206459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4F1872-EB8D-428E-9262-EB68AD555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185" calcext:value-type="float">
            <text:p>207618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EAD56A-3B1C-49D7-A866-6C1DC0B34D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186" calcext:value-type="float">
            <text:p>2076186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1CD26A-9DA9-4BAA-B65B-A5ADBAB68F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002" calcext:value-type="float">
            <text:p>207600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B2156F-4E23-4425-89BF-2976989F83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003" calcext:value-type="float">
            <text:p>207600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B54DB3-CE17-4942-8C65-DD8205805C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050" calcext:value-type="float">
            <text:p>207605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CB6C66-FE33-4631-9BA4-216721DEFF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051" calcext:value-type="float">
            <text:p>207605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4157606-C663-44B3-9BA3-C8E75C9D7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182" calcext:value-type="float">
            <text:p>207618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D3F92-9253-4F00-A55D-0F508A870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183" calcext:value-type="float">
            <text:p>207618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1E5E97-19C9-4B75-8626-3EA8824709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76184" calcext:value-type="float">
            <text:p>207618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BA8CA-4A07-4643-8FD7-E52FA54C7C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92162" calcext:value-type="float">
            <text:p>209216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DB438D-21E8-48E8-B167-ECE0F0FAF7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92165" calcext:value-type="float">
            <text:p>209216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0C4B90-884A-4EBE-B3D5-268819E13D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64602" calcext:value-type="float">
            <text:p>206460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E12791-67A6-4193-91AE-6BF508FA1F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64881" calcext:value-type="float">
            <text:p>206488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3E6D98-6B56-4DC1-B4DC-0329D1A483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92169" calcext:value-type="float">
            <text:p>209216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30A201-0141-469D-8F07-DBD393BE46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92170" calcext:value-type="float">
            <text:p>209217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A151D2-0F25-4BE1-B988-7D48F91717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92171" calcext:value-type="float">
            <text:p>209217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B20BBC-B534-4E51-B87E-2443211DA5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146575" calcext:value-type="float">
            <text:p>214657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0AB468-8D5C-475C-862B-2B46B89FB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146574" calcext:value-type="float">
            <text:p>214657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282ED4-555E-4D3A-A0EE-99C00B87D6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64882" calcext:value-type="float">
            <text:p>206488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CAD1B6-C9E2-47BA-B958-EBC27FB4DB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69" calcext:value-type="float">
            <text:p>203606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E60A75-8F9D-4E3F-A837-4E3A1C1EB2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70" calcext:value-type="float">
            <text:p>203607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41EB09-DC30-41B9-9684-D6CB13D6E3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71" calcext:value-type="float">
            <text:p>203607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53047-D521-4F6E-9BB7-02B0A250C0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97" calcext:value-type="float">
            <text:p>2036097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8EEC1E-5429-4C08-AB19-20CDCB4A65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101" calcext:value-type="float">
            <text:p>203610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82F87F-DF7E-472E-B78B-704EDC3EE3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104" calcext:value-type="float">
            <text:p>203610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3E7BDA-2B04-4FB0-A568-00F512E779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72" calcext:value-type="float">
            <text:p>203607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34BBE5-AC49-40E6-A574-7974C4E90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73" calcext:value-type="float">
            <text:p>203607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7639D0-2274-4F00-840C-A2780D6A20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75" calcext:value-type="float">
            <text:p>203607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F480CD-8DF1-47BA-BC8B-CE5A92D5F5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81" calcext:value-type="float">
            <text:p>203608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1F6EFA-3ABD-41A7-AAFE-9B72A457E5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88" calcext:value-type="float">
            <text:p>2036088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B01F1F-B200-483F-B164-DC6BB8A524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91" calcext:value-type="float">
            <text:p>203609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930ED-BEF2-49C2-9840-88A6B1AC42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92" calcext:value-type="float">
            <text:p>203609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EDADF5-2F95-4BDA-BBDF-B5BA79BCD4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95" calcext:value-type="float">
            <text:p>203609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D4F0F4-250B-4049-B826-909787E62A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0685" calcext:value-type="float">
            <text:p>6640685</text:p>
          </table:table-cell>
          <table:table-cell office:value-type="float" office:value="2036096" calcext:value-type="float">
            <text:p>2036096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68FC57-FE5A-4976-8B81-41F0B46D14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5438" calcext:value-type="float">
            <text:p>6645438</text:p>
          </table:table-cell>
          <table:table-cell office:value-type="float" office:value="2474618" calcext:value-type="float">
            <text:p>2474618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9BE728-C0E3-4621-8007-AA6AD1131E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5438" calcext:value-type="float">
            <text:p>6645438</text:p>
          </table:table-cell>
          <table:table-cell office:value-type="float" office:value="2474620" calcext:value-type="float">
            <text:p>2474620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02B69-9A7C-41CF-A11F-0A8116A497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5438" calcext:value-type="float">
            <text:p>6645438</text:p>
          </table:table-cell>
          <table:table-cell office:value-type="float" office:value="2474670" calcext:value-type="float">
            <text:p>2474670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C52D88-A62F-4F8E-8137-6EEEC6E85C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5438" calcext:value-type="float">
            <text:p>6645438</text:p>
          </table:table-cell>
          <table:table-cell office:value-type="float" office:value="2474671" calcext:value-type="float">
            <text:p>2474671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F006C5-2884-4360-8259-0CC92D00A3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89527" calcext:value-type="float">
            <text:p>6689527</text:p>
          </table:table-cell>
          <table:table-cell office:value-type="float" office:value="2079399" calcext:value-type="float">
            <text:p>2079399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99326A-CB89-4467-A85C-6727F74ADE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89527" calcext:value-type="float">
            <text:p>6689527</text:p>
          </table:table-cell>
          <table:table-cell office:value-type="float" office:value="2079400" calcext:value-type="float">
            <text:p>2079400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3EE2C2-FC5C-4949-9F9B-50538D55E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069675" calcext:value-type="float">
            <text:p>206967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ADF568-F6C9-4A4B-982E-0D87C34E7C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069681" calcext:value-type="float">
            <text:p>206968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C43D2E-4FDA-4EB6-9D47-134DBAE3E9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146343" calcext:value-type="float">
            <text:p>214634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1780E7-3032-4B63-8F24-63A3C721B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146344" calcext:value-type="float">
            <text:p>214634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344882-5587-47A1-A06C-DA87567B36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146345" calcext:value-type="float">
            <text:p>214634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566183-14ED-43FE-80AE-1328E1E6A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146346" calcext:value-type="float">
            <text:p>214634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5C519C-A8F4-46F6-940E-D17BAE9B2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859" calcext:value-type="float">
            <text:p>223185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19122A-EF94-4A84-BDA2-C3BC5C5F2A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860" calcext:value-type="float">
            <text:p>223186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A1E11D-5814-4AFD-83B3-CF2A2181DF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861" calcext:value-type="float">
            <text:p>223186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01E470-0A01-4179-A1E7-260536FCD7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862" calcext:value-type="float">
            <text:p>223186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6A1ECC-A7D5-4EDE-8D30-85CBD0E283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2" calcext:value-type="float">
            <text:p>223170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3C0920-027D-4980-A820-54B17A47CE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3" calcext:value-type="float">
            <text:p>223170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AC34F-5995-4E1C-BB91-F3D3DCB767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60" calcext:value-type="float">
            <text:p>233996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458F90-8586-4EA2-9A15-45CC09EFE4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49" calcext:value-type="float">
            <text:p>233994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DE534A-ABCB-49F0-9EF9-DF23DA78A8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0" calcext:value-type="float">
            <text:p>233995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0D21E9-F6CB-4676-BD1F-66C6850E8C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4" calcext:value-type="float">
            <text:p>233995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CBBCF-24C5-45B2-B3F4-2EFDE969CC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5" calcext:value-type="float">
            <text:p>233995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8D118A-8E32-42E8-90CA-1D25AF1646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6" calcext:value-type="float">
            <text:p>233995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717F0A-163B-4A18-BDBB-8DA284E7DA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7" calcext:value-type="float">
            <text:p>233995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85243-F395-4E86-AADB-DE945B320D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8" calcext:value-type="float">
            <text:p>233995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DC0E40-7F8F-4B49-A1E5-036CB3FBEF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59" calcext:value-type="float">
            <text:p>233995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A791CA-D06F-4299-B259-B2E9DCA6A9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693" calcext:value-type="float">
            <text:p>223169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989A99-004A-491F-823A-3D1D9D9BAE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694" calcext:value-type="float">
            <text:p>223169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77BC49-79D8-4B11-BDC9-9D568FEC0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696" calcext:value-type="float">
            <text:p>223169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7AB946-1C17-4E6D-8550-2BE2D9B970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697" calcext:value-type="float">
            <text:p>223169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024BA6-0099-4AD3-9D50-BE71F71FF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0" calcext:value-type="float">
            <text:p>223170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B61754-85C9-4812-B9E2-CA6CCBE75F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4" calcext:value-type="float">
            <text:p>223170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85CFA-44C8-45EB-8416-1DEAFE0D2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5" calcext:value-type="float">
            <text:p>223170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B0FE88-675A-469C-A238-1227A3CA95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31706" calcext:value-type="float">
            <text:p>223170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040F49-4D5C-44F1-AE1A-71E4E00E3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29" calcext:value-type="float">
            <text:p>225632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4176C2-C8FA-4ECE-B15E-EF96F6060F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30" calcext:value-type="float">
            <text:p>225633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DC39D8-CEDB-4696-B902-EBBD22F74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31" calcext:value-type="float">
            <text:p>225633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DBB30C-6D64-48E2-807C-B72F9FCB70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32" calcext:value-type="float">
            <text:p>225633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848381-B725-4EFC-9370-90AD43843F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33" calcext:value-type="float">
            <text:p>225633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00FCE5-1FB7-4D09-9FE1-A124533A67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28" calcext:value-type="float">
            <text:p>225632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E8EC82-9263-4C91-8963-E2F079A26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24" calcext:value-type="float">
            <text:p>225632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096DB2-9DFF-4C72-ABC8-18564A2DCC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326" calcext:value-type="float">
            <text:p>225632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AE8182-4653-4E17-AC6C-79B33D6EBA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446" calcext:value-type="float">
            <text:p>225644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B0F04-9A7C-4F58-A90F-7DBBCFEAC0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256447" calcext:value-type="float">
            <text:p>225644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C5B1EA-423A-4257-8522-C1B714C5F5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09" calcext:value-type="float">
            <text:p>233990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891BA9-9BB5-4DD3-90A5-9DC560C408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12" calcext:value-type="float">
            <text:p>233991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D22990-0EAB-4EEE-B7C8-3C01C4C820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683" calcext:value-type="float">
            <text:p>233968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39AFB7-55F7-4671-B5FF-E8BA9828B8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684" calcext:value-type="float">
            <text:p>233968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F5F173-4B5D-46A3-97EA-00CD715B46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685" calcext:value-type="float">
            <text:p>233968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4671-A3CD-4875-B053-57CB627B50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686" calcext:value-type="float">
            <text:p>233968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ADD09A-6842-48D6-A1A6-FF5F99CC0A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687" calcext:value-type="float">
            <text:p>233968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F0CDA3-65BC-4E13-90A1-995C49C92D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4758" calcext:value-type="float">
            <text:p>6704758</text:p>
          </table:table-cell>
          <table:table-cell office:value-type="float" office:value="2339908" calcext:value-type="float">
            <text:p>233990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8FA14D-D6B1-4038-8685-74A6458B78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307644" calcext:value-type="float">
            <text:p>230764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7A75DB-5986-49D9-B900-906AF57E3E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307645" calcext:value-type="float">
            <text:p>23076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E8A4F2-64BD-4604-A110-5E27D00D3F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307646" calcext:value-type="float">
            <text:p>230764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80C582-3516-416E-A5D4-9ED703CB83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54539" calcext:value-type="float">
            <text:p>225453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0B8B8E-16A5-469E-9022-EEE3AD36D1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54540" calcext:value-type="float">
            <text:p>225454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596B97-97D9-4AB7-BD63-F362DE8B70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54542" calcext:value-type="float">
            <text:p>225454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1F08A7-C355-4501-BD9B-BC98A59740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54543" calcext:value-type="float">
            <text:p>225454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5EFE9C-297A-43F2-A0F1-2D6E083AB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29" calcext:value-type="float">
            <text:p>226452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047741-E3D9-4D9E-A200-E6D529282D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30" calcext:value-type="float">
            <text:p>226453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1CC18-6DFC-4A2C-AD6C-28D8A1C71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31" calcext:value-type="float">
            <text:p>226453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0E54A-D556-4C8B-A449-86A2955F4B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34" calcext:value-type="float">
            <text:p>226453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CE1EB-2010-49EB-9E71-886C3A59E9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35" calcext:value-type="float">
            <text:p>226453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5BA2D6-085B-4387-8C4D-B02D004351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37" calcext:value-type="float">
            <text:p>226453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64FE86-6387-4D81-BAD8-8DF13C81D8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41" calcext:value-type="float">
            <text:p>226454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8BCAB-2A41-4AEF-AAA7-51D1746BD3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42" calcext:value-type="float">
            <text:p>226454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1CFA0-DEB0-4F96-BCE6-CCC595546B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43" calcext:value-type="float">
            <text:p>226454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AC4F65-5C9B-4B6E-9E59-FFC2C6CD76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64545" calcext:value-type="float">
            <text:p>22645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3B7AB6-D5EF-4DFB-B70D-C89CD751B8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90227" calcext:value-type="float">
            <text:p>219022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CB0F61-9362-4BC2-A2AD-9063E4D450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30176" calcext:value-type="float">
            <text:p>223017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2AB1BD-72A5-4C91-8CC8-0C79C4CBCB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230177" calcext:value-type="float">
            <text:p>223017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46D899-0828-4ADB-A028-973C8F425B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90228" calcext:value-type="float">
            <text:p>2190228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B3B132-1762-4264-AFB5-FCDA90343B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90229" calcext:value-type="float">
            <text:p>219022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BC8B03-6806-46E7-9C7B-BD60FA4D0F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67665" calcext:value-type="float">
            <text:p>216766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DA475-1448-48CA-8EB1-B3182015AC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67669" calcext:value-type="float">
            <text:p>216766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231534-B75D-4ACC-B020-5B528BFCE9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67670" calcext:value-type="float">
            <text:p>216767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B5FDB-7A71-4DB6-A240-1768B358FA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67671" calcext:value-type="float">
            <text:p>216767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E13129-3AD1-474F-9752-26A721051B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1" calcext:value-type="float">
            <text:p>214543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9F392F-D171-43DF-ACCB-6605E9E037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2" calcext:value-type="float">
            <text:p>214543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7082B7-1934-42B2-B9CC-5E725E4F6F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5" calcext:value-type="float">
            <text:p>214543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89B71A-39DF-4CF2-9A97-539BAD7D6C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6" calcext:value-type="float">
            <text:p>214543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DB1C2F-D40F-4DDB-9EF3-00E52CE56E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8" calcext:value-type="float">
            <text:p>2145438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554A95-829D-47E1-8614-C4C8844A2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39" calcext:value-type="float">
            <text:p>214543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CE1CD27-0D93-42C0-9014-3E3E809BAD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44" calcext:value-type="float">
            <text:p>214544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B1837-92B9-4A8F-88E0-3A0FC3937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45" calcext:value-type="float">
            <text:p>21454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2EAFC6-4EFC-4F30-AA79-35442D002B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50" calcext:value-type="float">
            <text:p>214545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1B442E-0EDF-4D19-BC71-33C868A96B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51" calcext:value-type="float">
            <text:p>214545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185E91-AE0E-4077-BAA8-FE931087AD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453" calcext:value-type="float">
            <text:p>214545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87A630-E14F-4539-8179-11E2F732B1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562" calcext:value-type="float">
            <text:p>214556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1157F0-652B-47E0-9773-D30CB07154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566" calcext:value-type="float">
            <text:p>214556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9A3C1D-190C-4CD9-875F-6B37EAFAA6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567" calcext:value-type="float">
            <text:p>214556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66F36-D866-4666-BD33-D0A275AC6F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584" calcext:value-type="float">
            <text:p>214558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4DD59C-7B1C-406F-AABE-B4C7500756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8706" calcext:value-type="float">
            <text:p>6748706</text:p>
          </table:table-cell>
          <table:table-cell office:value-type="float" office:value="2145586" calcext:value-type="float">
            <text:p>214558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E3CEC6-9840-4DF6-B629-5B274A1570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50376" calcext:value-type="float">
            <text:p>6750376</text:p>
          </table:table-cell>
          <table:table-cell office:value-type="float" office:value="2184954" calcext:value-type="float">
            <text:p>2184954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D76883-1A75-4909-8555-17C5D8EA54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50376" calcext:value-type="float">
            <text:p>6750376</text:p>
          </table:table-cell>
          <table:table-cell office:value-type="float" office:value="2184634" calcext:value-type="float">
            <text:p>2184634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694169-7BF3-4BFD-8683-A867C4047E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50376" calcext:value-type="float">
            <text:p>6750376</text:p>
          </table:table-cell>
          <table:table-cell office:value-type="float" office:value="2184955" calcext:value-type="float">
            <text:p>2184955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326AFE-F313-4F20-9B15-693658EC99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50376" calcext:value-type="float">
            <text:p>6750376</text:p>
          </table:table-cell>
          <table:table-cell office:value-type="float" office:value="2184633" calcext:value-type="float">
            <text:p>2184633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FCDF8B-C334-455E-A496-6D5B08877E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5891" calcext:value-type="float">
            <text:p>2185891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D4F86C-32B6-41D2-9947-3C1E8231F1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5892" calcext:value-type="float">
            <text:p>2185892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E6398D-60E7-4496-90CF-6419169C5F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5893" calcext:value-type="float">
            <text:p>2185893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9E51D5-58CF-4DB3-A660-60591022B5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5894" calcext:value-type="float">
            <text:p>2185894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DAF609-2ADA-4FCA-8B98-871C096E34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6126" calcext:value-type="float">
            <text:p>2186126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8D167-5408-483E-8633-4CCB9CF0CE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8510" calcext:value-type="float">
            <text:p>6778510</text:p>
          </table:table-cell>
          <table:table-cell office:value-type="float" office:value="2186127" calcext:value-type="float">
            <text:p>2186127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76EE71-F638-47A1-BC75-36C9A6362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6" calcext:value-type="float">
            <text:p>2180056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36A5C9-4A8F-415F-8E20-CF6638DF0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7" calcext:value-type="float">
            <text:p>2180057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B718C6-577F-4600-A271-C2CC3A443B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44" calcext:value-type="float">
            <text:p>2180044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E5614D-F5B5-460F-BE23-4E35496DFE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0" calcext:value-type="float">
            <text:p>2180050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DEF810-583A-4585-A18E-57B8056DB7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1" calcext:value-type="float">
            <text:p>2180051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890E06-69A3-4BA8-9ADD-81F03D9200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2" calcext:value-type="float">
            <text:p>2180052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EC85E2-3F89-4516-9255-DD53BBA353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3" calcext:value-type="float">
            <text:p>2180053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FC3C8B-506B-4BD2-B515-0677A48D14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180054" calcext:value-type="float">
            <text:p>2180054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515BB-6E25-426B-B1E1-E4A7C465F7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756073" calcext:value-type="float">
            <text:p>2756073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1E3FB4-8375-4E9C-9730-46A573563E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756188" calcext:value-type="float">
            <text:p>2756188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27CF84-F0A2-4AE7-823F-587847F84D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10" calcext:value-type="float">
            <text:p>7021810</text:p>
          </table:table-cell>
          <table:table-cell office:value-type="float" office:value="2756189" calcext:value-type="float">
            <text:p>2756189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E38150-BCE4-4F3D-AD02-E8796C2D02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242457" calcext:value-type="float">
            <text:p>2242457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8748CC-7104-43E4-B4FE-3FF193A2BB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898" calcext:value-type="float">
            <text:p>2179898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4C0AAA-301C-451A-B580-896587F4C9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900" calcext:value-type="float">
            <text:p>2179900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A6B86D-1664-4EBE-BA1C-0B1B2CD007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903" calcext:value-type="float">
            <text:p>2179903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A4E27F-BFC2-4B40-ABEA-D216A36B34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904" calcext:value-type="float">
            <text:p>2179904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3CE64A-4AD1-45FE-83A9-69450F44B6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895" calcext:value-type="float">
            <text:p>2179895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A43180-DDDD-428F-83C7-B6922E0E8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1823" calcext:value-type="float">
            <text:p>7021823</text:p>
          </table:table-cell>
          <table:table-cell office:value-type="float" office:value="2179897" calcext:value-type="float">
            <text:p>2179897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48DA6D-774B-4FF9-890E-592F936ECB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14" calcext:value-type="float">
            <text:p>216451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4CC2CC-BB5D-49F9-939B-D26F77025B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15" calcext:value-type="float">
            <text:p>2164515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6D997D-29A2-43AE-B30C-4367C5EB75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16" calcext:value-type="float">
            <text:p>2164516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38074A-E54A-4DA2-B3C8-8CFC8ECC14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18" calcext:value-type="float">
            <text:p>21645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41A982-716B-4E28-9C1E-DEFCA13837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19" calcext:value-type="float">
            <text:p>21645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D27861-EE29-4C3B-8C0B-4DB4E91DB2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20" calcext:value-type="float">
            <text:p>21645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9815C6-7286-4B8E-A2F3-461D33DD00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22" calcext:value-type="float">
            <text:p>216452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4CE967-97C8-4306-9613-3031E16D93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26" calcext:value-type="float">
            <text:p>2164526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3FB390-81F7-47D5-BB43-547C86503D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28" calcext:value-type="float">
            <text:p>216452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DDBE4C-958E-4CB7-81C2-8861062DB7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29" calcext:value-type="float">
            <text:p>216452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FEC786-7C91-49E1-8988-F721630284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32" calcext:value-type="float">
            <text:p>216453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F7D5A3-94E4-4960-8E24-EFA3B0975C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164533" calcext:value-type="float">
            <text:p>216453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6F16DA-A645-46D4-9242-51B2D272F0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293620" calcext:value-type="float">
            <text:p>22936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4B3C80-9134-4414-ABA8-BCEAB23E90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293619" calcext:value-type="float">
            <text:p>22936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506B3A-3207-4617-828A-BC7E77DF08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293618" calcext:value-type="float">
            <text:p>22936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E858FF-FCF5-4918-BD77-DB3E1C76A8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45368" calcext:value-type="float">
            <text:p>244536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C2244E-A1B1-4FF7-8810-7AC76A3C25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45369" calcext:value-type="float">
            <text:p>244536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E7348E-BEF1-4C25-999A-ED234E3ED1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45370" calcext:value-type="float">
            <text:p>244537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B2E4BC-846D-4851-9AC8-57D914C0AB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76112" calcext:value-type="float">
            <text:p>247611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6D702E-E64A-4F3A-9A83-4C3A993BFD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76113" calcext:value-type="float">
            <text:p>247611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0A850D-9565-4FFE-A0FC-12F763E192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45119" calcext:value-type="float">
            <text:p>24451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C9C24D-8DBC-49AC-A012-91EFADDA5E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45120" calcext:value-type="float">
            <text:p>24451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CE5657-29EA-4503-B791-FF3FC311C0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69" calcext:value-type="float">
            <text:p>249936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0E4324-DAB8-4F6D-8AF0-6BD814D827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68" calcext:value-type="float">
            <text:p>249936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6AED0F-723D-4CCB-8A29-511D847C43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74" calcext:value-type="float">
            <text:p>249937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EC120-4F07-45C9-B8F3-D9673B196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73" calcext:value-type="float">
            <text:p>249937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6AB19B-4DBD-4450-B1CD-520227E20E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72" calcext:value-type="float">
            <text:p>249937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392836-8336-49C8-99A4-C0F457A193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71" calcext:value-type="float">
            <text:p>2499371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54F360-39A8-4328-BB8C-959524040D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370" calcext:value-type="float">
            <text:p>249937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08D0A5-7025-4816-93F5-746CE57C18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499454" calcext:value-type="float">
            <text:p>249945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5C9959-8B52-4E7D-ADF9-57856FF9E5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38" calcext:value-type="float">
            <text:p>276283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DBF8A6-1EBD-40F7-ADA9-9FE5EF0FA4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39" calcext:value-type="float">
            <text:p>276283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1D713-913C-49B4-BAF9-DFA47A34EE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12" calcext:value-type="float">
            <text:p>276281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A120EF-ADFB-4EE9-B615-E1A0C8A83A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14" calcext:value-type="float">
            <text:p>276281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FD9A62-FFF2-420D-8949-68FF2A73DC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17" calcext:value-type="float">
            <text:p>2762817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6A03C5-CEEA-48FA-81CE-F6D759B7A7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18" calcext:value-type="float">
            <text:p>27628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CF7C0B-2458-4041-B5F4-CABDAE0184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5160" calcext:value-type="float">
            <text:p>7025160</text:p>
          </table:table-cell>
          <table:table-cell office:value-type="float" office:value="2762840" calcext:value-type="float">
            <text:p>276284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AB7E8A-3CD9-47CE-ACF0-2642606223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237925" calcext:value-type="float">
            <text:p>223792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0DF64E-DFC3-4F9A-BBCD-7A0EC71CA9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70" calcext:value-type="float">
            <text:p>219817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880293-D733-4AFF-A963-668AA48613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77" calcext:value-type="float">
            <text:p>2198177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A3D4C9-B293-45AB-99E1-D6C04752C5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78" calcext:value-type="float">
            <text:p>219817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B6845F-1F40-4BDF-ACA6-C71ACAC7F1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79" calcext:value-type="float">
            <text:p>2198179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4BAB0A-2981-451F-8A07-AB6BFDDFC4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237918" calcext:value-type="float">
            <text:p>223791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D50ED7-5764-4A34-9200-76ADA73F75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237920" calcext:value-type="float">
            <text:p>223792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1A1B0E-FCDB-4CD2-9DA3-8194B0CE8D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237922" calcext:value-type="float">
            <text:p>223792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CBC7F2-B742-475E-AFD8-81801AFFC3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237923" calcext:value-type="float">
            <text:p>223792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873DDF-EC56-4ED0-A085-E48647E548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30" calcext:value-type="float">
            <text:p>216493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65606F-AE97-43A9-9675-C7402AB356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32" calcext:value-type="float">
            <text:p>216493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F33395-91CE-4C62-B3DE-9A3B8EBFED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33" calcext:value-type="float">
            <text:p>216493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BFEB3F-C045-4B4A-963E-315C9F8315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35" calcext:value-type="float">
            <text:p>216493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BBF68C-80F0-4DF4-B210-E4D6EF7193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56" calcext:value-type="float">
            <text:p>2164956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D75ED8-AA79-4245-8847-D693227192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58" calcext:value-type="float">
            <text:p>216495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84D717-BE99-464D-874F-50C574A0B2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63" calcext:value-type="float">
            <text:p>216496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A89311-A080-4D8A-A689-1D21BE757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803" calcext:value-type="float">
            <text:p>216480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AA0F8C-4D6B-4DBE-BF08-48A16CBD1D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805" calcext:value-type="float">
            <text:p>216480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4A59A8-6C42-4706-A230-A244CE35FE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806" calcext:value-type="float">
            <text:p>2164806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9CBBE2-1766-4471-903B-17DBD0A269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24" calcext:value-type="float">
            <text:p>2164924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B3DF28-8A0F-4302-866D-2A2C9227E8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27" calcext:value-type="float">
            <text:p>2164927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685EA7-DFEF-4243-97BD-28BC08A907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50" calcext:value-type="float">
            <text:p>216495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A94A25-C1C8-4418-AB8C-E49D961AA7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64952" calcext:value-type="float">
            <text:p>216495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C9F622-51FD-47BC-8B5D-1E9495A610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80" calcext:value-type="float">
            <text:p>219818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F16086-F385-41B9-81D6-292000551F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81" calcext:value-type="float">
            <text:p>219818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A6649B-8149-41F8-BEDA-E5A729A27D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182" calcext:value-type="float">
            <text:p>219818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68F27B-F910-4E32-96C3-2B3BE1B655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341" calcext:value-type="float">
            <text:p>219834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CD30D8-4306-4894-A6C9-AD3168612E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035" calcext:value-type="float">
            <text:p>7027035</text:p>
          </table:table-cell>
          <table:table-cell office:value-type="float" office:value="2198342" calcext:value-type="float">
            <text:p>219834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FEEDF6-8A4F-44C7-9E40-B30753C7EA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81478" calcext:value-type="float">
            <text:p>218147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B90AD8-8FEF-4EC9-8148-0FCE441C35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81479" calcext:value-type="float">
            <text:p>218147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7F5FB9-06D9-412E-932B-02897EAEFA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2" calcext:value-type="float">
            <text:p>215794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0F1227-DEE1-4473-A7A2-D80598E839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3" calcext:value-type="float">
            <text:p>215794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8CEBC0-7681-4DCB-9BA0-DE095E34D4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4" calcext:value-type="float">
            <text:p>215794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240D66-D559-4834-ABED-EB96A81DE3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5" calcext:value-type="float">
            <text:p>215794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7C830C-0244-4BC2-9F65-8E49442F5C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35" calcext:value-type="float">
            <text:p>215793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429E0C-5713-418F-A5F7-BDFAC2FD2A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37" calcext:value-type="float">
            <text:p>215793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DDA96C-6E64-41A6-A736-79525A6B74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38" calcext:value-type="float">
            <text:p>215793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6DA6C6-DC38-4638-A735-95F0311514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39" calcext:value-type="float">
            <text:p>215793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0B788E-E09F-4AC7-878A-06898ACF11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1" calcext:value-type="float">
            <text:p>215794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A6C12E-444B-42E6-858E-88640640A1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8102" calcext:value-type="float">
            <text:p>215810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D52FB5-B744-4A2B-AD95-DA5CDD560C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6" calcext:value-type="float">
            <text:p>215794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753976-AB42-4F78-BE60-53346AC7D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48" calcext:value-type="float">
            <text:p>215794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64CEED-2960-44F0-819B-086E381719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50" calcext:value-type="float">
            <text:p>215795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D8785D-9B6E-42CF-8D2E-75FED56C26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53" calcext:value-type="float">
            <text:p>215795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07DD9F-F07D-44AF-955D-4E6E9C610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7955" calcext:value-type="float">
            <text:p>215795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4794B9-8635-4037-A474-04A0890F78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158100" calcext:value-type="float">
            <text:p>215810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A5F394-D423-44CA-8337-0E8E6898CF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01779" calcext:value-type="float">
            <text:p>220177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54744-4B2E-46D1-9B7E-119C5BF208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01780" calcext:value-type="float">
            <text:p>220178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3979C1-6419-4613-B337-6A32B4A90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01781" calcext:value-type="float">
            <text:p>220178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F36223-602E-4CEF-A0EC-7D190A2604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01782" calcext:value-type="float">
            <text:p>220178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540644-020F-48B0-8615-368E30E0D7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467" calcext:value-type="float">
            <text:p>227946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0AC1FE-4966-4F5B-AB4E-58606D81B2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4" calcext:value-type="float">
            <text:p>227939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304D3F-E99E-4BF9-AD68-64E4C89F83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5" calcext:value-type="float">
            <text:p>227939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22E20C-8E8E-4CDF-A4C2-7CA464695F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6" calcext:value-type="float">
            <text:p>227939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F897AF-E304-44AF-B5B8-5D35BBF48D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7" calcext:value-type="float">
            <text:p>227939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C42577-10E4-4476-8FA1-BACC7A51E6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8" calcext:value-type="float">
            <text:p>227939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13B5B8-763C-4C38-B582-97A1E93426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9" calcext:value-type="float">
            <text:p>227939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048777-839A-4C96-868F-AB4A311821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73" calcext:value-type="float">
            <text:p>227957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3D09A3-1B84-4366-9BF7-05F0953247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78" calcext:value-type="float">
            <text:p>227957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EACCE6-F94D-43A2-BF1B-1B6EDABB36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2" calcext:value-type="float">
            <text:p>227939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2E2051-947A-41D0-88F9-62E2091238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393" calcext:value-type="float">
            <text:p>227939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B17412-D503-4CD5-B626-1DB25A852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466" calcext:value-type="float">
            <text:p>227946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10A27F-82DC-47FB-BA9C-7EFBF3E453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58" calcext:value-type="float">
            <text:p>227955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64EA90-7794-4E1E-9C16-D2B378E650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66" calcext:value-type="float">
            <text:p>227956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6840CF-A773-4AF5-BEA7-20F532491B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80" calcext:value-type="float">
            <text:p>227958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28739C-3CAD-479C-9146-5EF50CE661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279586" calcext:value-type="float">
            <text:p>227958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7B66A0-5C0C-4016-A747-BE11F6BCF9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0684" calcext:value-type="float">
            <text:p>245068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2508F4-034E-44FA-99E8-BC88ABDAD9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0687" calcext:value-type="float">
            <text:p>245068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1F4C8-12D0-4831-9B95-A68AD285F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2" calcext:value-type="float">
            <text:p>245110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CA5DB2-3004-43FE-9B6D-F913524512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3" calcext:value-type="float">
            <text:p>245110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22D6BC-2E01-4ED9-996C-56A55F9CE0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4" calcext:value-type="float">
            <text:p>245110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C3424C-20AC-432C-A703-1D1E5A6A0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5" calcext:value-type="float">
            <text:p>245110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63389C-7399-4C36-A284-FFC35E4F9D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7" calcext:value-type="float">
            <text:p>245110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03B7B8-B0EA-4338-95D1-34AEE59A1B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8" calcext:value-type="float">
            <text:p>245110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B761A9-1295-4476-96A1-1DCEC063CA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09" calcext:value-type="float">
            <text:p>245110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B00FD4-3D0F-4941-B30C-53F9BFC6A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2" calcext:value-type="float">
            <text:p>245111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11C6D5-36AF-4B67-9152-74910E79DF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4" calcext:value-type="float">
            <text:p>245111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9466A0-CD39-4B33-9644-A3FD340897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5" calcext:value-type="float">
            <text:p>245111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E8818A-A8C5-430D-9ED5-FB49ECE26C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7" calcext:value-type="float">
            <text:p>245111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5FA41D-822D-47A4-9956-D574E6256B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8" calcext:value-type="float">
            <text:p>245111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ADD1B4-62C9-4EC3-9B09-DAAD2D72CD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19" calcext:value-type="float">
            <text:p>245111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7DBBB0-9E5C-42A8-8764-CC10341AA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1" calcext:value-type="float">
            <text:p>245112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30F1A8-CF40-456E-A900-17AA3FBFE6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2" calcext:value-type="float">
            <text:p>245112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DE18D1-3247-4337-83F4-8F7E3A94F8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3" calcext:value-type="float">
            <text:p>245112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4B8291-29B8-4FD2-820A-DAE184B37C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4" calcext:value-type="float">
            <text:p>245112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8E1E71-DA89-4F3D-BF2F-44D79AAAAC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5" calcext:value-type="float">
            <text:p>245112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9BE797-066A-4AC1-BF96-26ADAB08CB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6" calcext:value-type="float">
            <text:p>245112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A72BB6-8CB8-483D-9834-BE1D9C6060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7" calcext:value-type="float">
            <text:p>245112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97279A-B569-4E3F-8241-2BFAEDFD9A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28" calcext:value-type="float">
            <text:p>245112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112DB6-AB66-4404-B2DD-82A8F3D056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451156" calcext:value-type="float">
            <text:p>245115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7C144E-3795-44BC-B905-2BC62D80E0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671" calcext:value-type="float">
            <text:p>235567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223D84-D7A2-48C1-B61D-D6C077C163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743" calcext:value-type="float">
            <text:p>235574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B68528-E2B2-4AF8-99BF-E2CC3F6CC7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744" calcext:value-type="float">
            <text:p>235574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F86951-23D6-48AA-9CD1-2926858396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745" calcext:value-type="float">
            <text:p>235574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9DB886-56B0-4B58-BBD9-6981C30050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746" calcext:value-type="float">
            <text:p>235574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9997C6-0F8F-47B3-86DE-E1C7213EF1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355670" calcext:value-type="float">
            <text:p>235567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9A4683-8AAC-4F0F-A9E7-976E35B400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741762" calcext:value-type="float">
            <text:p>274176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C750CF-D864-43A0-BEE4-CD8122406A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7200" calcext:value-type="float">
            <text:p>7027200</text:p>
          </table:table-cell>
          <table:table-cell office:value-type="float" office:value="2742148" calcext:value-type="float">
            <text:p>274214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29C36B-156B-426B-9B05-E92D342D49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56" calcext:value-type="float">
            <text:p>2169456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07021A-8535-4C69-A2D2-5046F3D13B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94" calcext:value-type="float">
            <text:p>2169494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F91961-7763-42AB-AEC6-654F783AD7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95" calcext:value-type="float">
            <text:p>2169495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499827-A979-495A-87B4-6EB8E65B64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786" calcext:value-type="float">
            <text:p>2169786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FEEA86-ED98-4467-8959-67CA4CC80D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787" calcext:value-type="float">
            <text:p>2169787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EB71CC-056D-4839-86E1-78455EB73F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57" calcext:value-type="float">
            <text:p>2169457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7D1BCD-D3F5-4F2F-A063-974F43BF62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58" calcext:value-type="float">
            <text:p>2169458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6C03A3-03A5-48EC-81F0-54FB1953D2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59" calcext:value-type="float">
            <text:p>216945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4510DC-79D4-48F5-A540-E6DAE2524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62" calcext:value-type="float">
            <text:p>2169462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4914D4-B75A-42B2-AECD-5747271208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63" calcext:value-type="float">
            <text:p>2169463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9FD009-E4D6-41A8-88BD-4887AD17E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79" calcext:value-type="float">
            <text:p>216947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EC202F-789C-40AC-996B-87EC44C65A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69480" calcext:value-type="float">
            <text:p>2169480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357A13-8131-4C92-9FE4-0D7B60E54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84399" calcext:value-type="float">
            <text:p>218439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06EB10-2B4E-4811-8A4D-1F3F53A1D0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3470" calcext:value-type="float">
            <text:p>7033470</text:p>
          </table:table-cell>
          <table:table-cell office:value-type="float" office:value="2184400" calcext:value-type="float">
            <text:p>2184400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698FF1-327E-42DB-953B-A0DD6D7830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342" calcext:value-type="float">
            <text:p>251934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655BD7-F6CA-4666-9D26-72961CC236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18" calcext:value-type="float">
            <text:p>265071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AFB2E7-B5F4-4D9C-B74E-8EDDB6792C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19" calcext:value-type="float">
            <text:p>2650719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050F4B-931C-44F1-9070-013ECC2AD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0" calcext:value-type="float">
            <text:p>265072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F1C637-BB8A-4C66-BA80-02DDF57B9F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49503" calcext:value-type="float">
            <text:p>234950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369291-8F34-464B-AFCC-3C9C0F6377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967" calcext:value-type="float">
            <text:p>240196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541FF1-3E14-4ED8-A10B-90CCDE9FD5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23" calcext:value-type="float">
            <text:p>240182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9FEEFC-D011-46CE-992B-DCB9CCA722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968" calcext:value-type="float">
            <text:p>240196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1C5A8D-F275-4602-B868-20AA1CF109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969" calcext:value-type="float">
            <text:p>2401969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2E7D74-8880-489C-91E9-C46CE8839F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1" calcext:value-type="float">
            <text:p>240183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6FEDD5-6CD8-42F2-A692-A88E3CF1B2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2" calcext:value-type="float">
            <text:p>240183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08127-5053-4F6E-9ED5-0D5900CCC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3" calcext:value-type="float">
            <text:p>240183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6B2A93-0332-42BA-938F-CD190F3001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4" calcext:value-type="float">
            <text:p>2401834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E89A3F-F657-4606-B733-C83F3866C5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5" calcext:value-type="float">
            <text:p>2401835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365D9E-F93A-4106-9AD9-ECC72F7D94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93287" calcext:value-type="float">
            <text:p>239328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BDA387-E406-4B3B-B7B2-1548819284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93286" calcext:value-type="float">
            <text:p>239328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C0CB75-3395-43B6-9B44-96AA8D3CA7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93336" calcext:value-type="float">
            <text:p>239333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DF5CF1-A56E-4C45-A73A-580611AB97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93337" calcext:value-type="float">
            <text:p>239333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B980E7-5E44-4D09-97E6-4783C241D0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341" calcext:value-type="float">
            <text:p>251934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028186-56E1-47CC-A4C6-6F3DFDDDEF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340" calcext:value-type="float">
            <text:p>251934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C8007D-62C1-4B7A-98C7-C5040D9952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1" calcext:value-type="float">
            <text:p>265072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49279-F7E9-4AAD-8A83-7FFAEA50A7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2" calcext:value-type="float">
            <text:p>265072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8D29C0-163F-455B-85F2-EB1AE0AC9B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3" calcext:value-type="float">
            <text:p>265072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20FDCF-68B1-4183-A083-546445F098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4" calcext:value-type="float">
            <text:p>2650724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27BF63-12C7-401F-B9A6-F6C98BD272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5" calcext:value-type="float">
            <text:p>2650725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BFF82D-E785-4A66-81FF-E2412AD4B8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650726" calcext:value-type="float">
            <text:p>265072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8E9CDB-E581-430A-9446-574B2A3EC4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343" calcext:value-type="float">
            <text:p>251934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5F7D6B-912F-4429-92A4-03E3979AC9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626" calcext:value-type="float">
            <text:p>251962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02A0AB-E90C-4739-8C95-3443C1C80D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627" calcext:value-type="float">
            <text:p>251962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7DF873-717A-4C98-A8AA-4D67294F8B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519628" calcext:value-type="float">
            <text:p>251962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120DE1-2F45-4B6A-B449-76B7650F4E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401830" calcext:value-type="float">
            <text:p>240183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701496-5C1E-49F2-A4BB-B406CF6665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49341" calcext:value-type="float">
            <text:p>234934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837C75-B6E2-4E44-8328-D9DAF1D876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49342" calcext:value-type="float">
            <text:p>234934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B649E0-42C7-447D-94E2-F70E4ECD3B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0603" calcext:value-type="float">
            <text:p>7040603</text:p>
          </table:table-cell>
          <table:table-cell office:value-type="float" office:value="2349343" calcext:value-type="float">
            <text:p>234934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DFFC0D-1E73-4F29-933F-D32643DC32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454466" calcext:value-type="float">
            <text:p>245446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2C076-E84C-4244-931F-141ADECED9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454650" calcext:value-type="float">
            <text:p>245465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E16F8C-DFE1-4266-B699-FE5EA09604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454653" calcext:value-type="float">
            <text:p>245465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CE8FD2-8EBD-4D6A-B181-51CB89D73B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454654" calcext:value-type="float">
            <text:p>2454654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CB3EDA-41DC-4DDE-886B-885A41FFE6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206" calcext:value-type="float">
            <text:p>238320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71B7F0-53F7-4359-90B9-D8D133749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210" calcext:value-type="float">
            <text:p>238321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806BDB-751A-4956-9DF7-D3CCEA27CA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209" calcext:value-type="float">
            <text:p>238320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049475-7267-4078-A722-ABB5E2FE85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39" calcext:value-type="float">
            <text:p>236933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34C0AF-9E47-404C-B4F7-7EBE06157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5" calcext:value-type="float">
            <text:p>2369365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7FD9C3-8452-4950-B632-5FF6E66B69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6" calcext:value-type="float">
            <text:p>236936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24A550-5672-410E-913F-E2463A5540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438" calcext:value-type="float">
            <text:p>2369438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2B3B2A-F867-4436-8E92-2FA0FFE3E8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439" calcext:value-type="float">
            <text:p>236943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D42D05-B6A3-401F-B601-DB1273184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212" calcext:value-type="float">
            <text:p>238321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DC4794F-9133-43B4-BAF5-ADCCC9BE9D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213" calcext:value-type="float">
            <text:p>238321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D1922B-5213-41E3-A96E-F035E44C6D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83355" calcext:value-type="float">
            <text:p>2383355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21468-4CF6-4A8D-AC39-2CCCC848BC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42" calcext:value-type="float">
            <text:p>236934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B35A54-26E0-4C8B-AD52-D6B2F64588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47" calcext:value-type="float">
            <text:p>2369347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56EE91-5FB6-48E0-9C05-304B332E2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48" calcext:value-type="float">
            <text:p>2369348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7C7BFB-DFBA-4096-991C-724C583E41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51" calcext:value-type="float">
            <text:p>2369351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5FAFC8-11BA-455A-B1BC-55C1D6044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56" calcext:value-type="float">
            <text:p>236935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5853F8-E5E4-4DCC-80DB-9DBC98305E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57" calcext:value-type="float">
            <text:p>2369357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5AF555-2D76-4A5F-90B3-2ACBAC774A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59" calcext:value-type="float">
            <text:p>236935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DAB28B-0114-44ED-9FCE-3C9D263AE5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0" calcext:value-type="float">
            <text:p>236936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D38B25-A8D0-4A96-B300-CAD79D8E29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1" calcext:value-type="float">
            <text:p>2369361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411AEA-4E43-4D2F-8AC8-27A41BB17B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2" calcext:value-type="float">
            <text:p>236936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AF07FD-4248-47D8-A79A-9DAE952AAB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3" calcext:value-type="float">
            <text:p>236936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8B143C-7098-41E1-9772-680BE32492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35" calcext:value-type="float">
            <text:p>7103335</text:p>
          </table:table-cell>
          <table:table-cell office:value-type="float" office:value="2369364" calcext:value-type="float">
            <text:p>2369364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15D05C-2B30-45B2-AE7D-8A922F96BF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650065" calcext:value-type="float">
            <text:p>265006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E4F8D1-33CB-4E4C-91C2-90D1DB3C5A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650066" calcext:value-type="float">
            <text:p>265006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B99CED-AA0E-4FB0-BC3B-C0A1675691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650067" calcext:value-type="float">
            <text:p>265006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EDF96C-8B2F-4E05-826C-0494B7A53C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69165" calcext:value-type="float">
            <text:p>226916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E7CF4-282F-4F0B-816F-2C25CA3BF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69169" calcext:value-type="float">
            <text:p>226916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7F86F6-3341-4A72-9FD9-550E8FF619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630" calcext:value-type="float">
            <text:p>229763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672D67-DF61-48F4-A1C6-5E76228AF0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631" calcext:value-type="float">
            <text:p>229763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A78CBB-8D7E-4BCD-8306-AF855F5F2E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632" calcext:value-type="float">
            <text:p>22976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5FC4FF-C847-4159-80C0-FD69C9EE70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634" calcext:value-type="float">
            <text:p>229763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4C01A0-C45C-4468-8260-4169DECDA7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846" calcext:value-type="float">
            <text:p>229784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295219-D3F7-46C2-BFC3-93579923D6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847" calcext:value-type="float">
            <text:p>229784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27C80B-E81C-4335-AD6C-6337D0B1D8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97848" calcext:value-type="float">
            <text:p>2297848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181578-3F41-4EC4-AE7B-10722C128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69159" calcext:value-type="float">
            <text:p>226915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039624-D2E6-4BAC-AB04-8117C63539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69161" calcext:value-type="float">
            <text:p>226916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A1F395-8A9D-437C-ACE5-9B68000C30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26" calcext:value-type="float">
            <text:p>224822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4AFD1B-B48D-4DC1-939A-1528DF606A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32" calcext:value-type="float">
            <text:p>22482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7D3C29-092B-498C-8D0C-57D714AB30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37" calcext:value-type="float">
            <text:p>224823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1653FB-58EE-4E2E-8EE5-066DB06F6C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40" calcext:value-type="float">
            <text:p>224824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FA1246-2D3E-4FDE-BDC2-F06953492E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64" calcext:value-type="float">
            <text:p>224826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2F30F5-9136-4AA9-8907-3F52EAFB08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74" calcext:value-type="float">
            <text:p>224827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CDE107-C3AC-44C0-8EAC-63BA5D2809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93" calcext:value-type="float">
            <text:p>2248293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911C87-B6A1-429D-80D1-834770AED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50237" calcext:value-type="float">
            <text:p>225023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494C93-4791-4185-A995-AD0A3761FB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4" calcext:value-type="float">
            <text:p>224825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3A6B3B-1DCA-4042-8FB7-95EB55B5EA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6" calcext:value-type="float">
            <text:p>224825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D65C07-1893-4652-9B5E-F98685A2D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9" calcext:value-type="float">
            <text:p>224825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5CABEC-C5BC-499C-9F1C-FA7DDB73EE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62" calcext:value-type="float">
            <text:p>224826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496A65-F3A0-4AFF-9C51-C0BF64C568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332" calcext:value-type="float">
            <text:p>22483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F27ABC-673B-44D0-897B-5EEF68D646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45" calcext:value-type="float">
            <text:p>224824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187CE4-A8FE-4344-BD0A-C6A175AE00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46" calcext:value-type="float">
            <text:p>224824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8E857-A8CA-47B5-A5FA-D35EDDD575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47" calcext:value-type="float">
            <text:p>224824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DFCB06-2D25-4099-BF05-6CAC0583D8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49" calcext:value-type="float">
            <text:p>224824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BAB5EA-CF05-488F-9616-D458F02D98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0" calcext:value-type="float">
            <text:p>224825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E7716B-9F26-48E0-9082-77329C9437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1" calcext:value-type="float">
            <text:p>224825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DD9EB0-979E-4F57-BB37-F93D018490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3358" calcext:value-type="float">
            <text:p>7103358</text:p>
          </table:table-cell>
          <table:table-cell office:value-type="float" office:value="2248253" calcext:value-type="float">
            <text:p>2248253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036EA3-0E07-4D3E-B2B7-8E6F5968DD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45" calcext:value-type="float">
            <text:p>2262245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46A67E-FA35-4CFB-B9FF-8B59E28804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47" calcext:value-type="float">
            <text:p>226224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F658A0-DDF1-4063-831B-C94682E366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49" calcext:value-type="float">
            <text:p>2262249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27ADAE-3B8F-420E-B673-54589C34FE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50" calcext:value-type="float">
            <text:p>2262250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278D88-090E-4CA0-BF7D-4D8531319F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51" calcext:value-type="float">
            <text:p>226225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864F60-0D0A-44E7-82F1-3293E72D4E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62252" calcext:value-type="float">
            <text:p>2262252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778E61-7C31-4F4A-9736-9C5C88E732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73780" calcext:value-type="float">
            <text:p>2273780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B597EA-0579-404F-B4C8-15A6D44073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73781" calcext:value-type="float">
            <text:p>227378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48B397-A428-4D87-A81E-A62E77B0A6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187" calcext:value-type="float">
            <text:p>229118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8DAC9C-6EE9-4E13-A772-EEBD29565E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401" calcext:value-type="float">
            <text:p>229140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16A778-29A9-4588-974F-AED3C9FC6D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403" calcext:value-type="float">
            <text:p>2291403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0978F9-DEA8-46BC-B50C-27B899EE5E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404" calcext:value-type="float">
            <text:p>2291404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7F7310-17D5-4BB2-8D2B-1C30017C5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407" calcext:value-type="float">
            <text:p>229140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B88AB3-8A83-492E-9FF0-5784117617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291408" calcext:value-type="float">
            <text:p>2291408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2C4DB9-FE43-4C62-BD7B-F8A7B8CDD2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301692" calcext:value-type="float">
            <text:p>2301692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1AA62A-F61D-4513-A0DB-584EB82EEF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2034" calcext:value-type="float">
            <text:p>7122034</text:p>
          </table:table-cell>
          <table:table-cell office:value-type="float" office:value="2301693" calcext:value-type="float">
            <text:p>2301693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0ACC5D-8C31-45F4-B38C-AF3FDDC53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24" calcext:value-type="float">
            <text:p>2295924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F65287-AC45-4591-8AAA-78C5C6B730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26" calcext:value-type="float">
            <text:p>2295926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5D5D12-3965-4762-A498-4B3F7B44D2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27" calcext:value-type="float">
            <text:p>229592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0B9CEB-6522-4C93-923C-C0020BA463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30" calcext:value-type="float">
            <text:p>2295930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6C59E8-4A3D-4220-82D8-A4F607E53F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32" calcext:value-type="float">
            <text:p>2295932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2C599C-CD68-427B-ABCD-4441223F6E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33" calcext:value-type="float">
            <text:p>229593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D83B44-8BD9-4874-969C-B8F8EE3092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37" calcext:value-type="float">
            <text:p>229593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52C1F7-932A-4F2E-8AFF-36E4363C13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95923" calcext:value-type="float">
            <text:p>229592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699EF7-DD7E-4484-81EA-1E155F6103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66809" calcext:value-type="float">
            <text:p>2266809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B8AF61-CAC4-4258-9731-D0EB810ADA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66810" calcext:value-type="float">
            <text:p>2266810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1649-9BB7-40BF-80C4-C130B4A119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66811" calcext:value-type="float">
            <text:p>2266811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FA5B1C-11BE-4609-BD21-2F8D435F29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995" calcext:value-type="float">
            <text:p>2246995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37720A-19B6-4A18-8710-4B272241F7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996" calcext:value-type="float">
            <text:p>2246996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41CE9-78F4-4627-BE39-A119E11C49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997" calcext:value-type="float">
            <text:p>224699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8AEF26-C9E4-43FB-8B34-C228A680E9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998" calcext:value-type="float">
            <text:p>2246998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D62EEC-2D20-43FC-8F85-67461552A6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801" calcext:value-type="float">
            <text:p>2246801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8939A-9A1E-4D80-ADCB-C50EC9969B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802" calcext:value-type="float">
            <text:p>2246802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FF42B9-BA8D-4C29-8706-B66DC20AD5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803" calcext:value-type="float">
            <text:p>224680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0EAF84-0CBE-44AE-9728-FA28909B25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804" calcext:value-type="float">
            <text:p>2246804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90E0FF-D729-4C13-9173-B94C6EB657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0783" calcext:value-type="float">
            <text:p>7140783</text:p>
          </table:table-cell>
          <table:table-cell office:value-type="float" office:value="2246805" calcext:value-type="float">
            <text:p>2246805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09D1E6-E180-45EF-AAE8-8B03B925E8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50241" calcext:value-type="float">
            <text:p>2250241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9EEB4C-067A-41D2-9130-76E2BDDC72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50242" calcext:value-type="float">
            <text:p>2250242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CB170A-2D27-42A4-A330-9499A49E09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50244" calcext:value-type="float">
            <text:p>2250244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CD9B74-16FE-42AC-B9C8-94CA0DD2D5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40903" calcext:value-type="float">
            <text:p>2240903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8CE2B5-36D3-4461-B622-2933057C00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40904" calcext:value-type="float">
            <text:p>2240904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D9E7A2-921E-45BA-BDB4-1E33CF0EBD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6732" calcext:value-type="float">
            <text:p>7196732</text:p>
          </table:table-cell>
          <table:table-cell office:value-type="float" office:value="2240905" calcext:value-type="float">
            <text:p>2240905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D65534-FD58-4087-8FCE-4F95C31EDA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07249" calcext:value-type="float">
            <text:p>7207249</text:p>
          </table:table-cell>
          <table:table-cell office:value-type="float" office:value="2368931" calcext:value-type="float">
            <text:p>236893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592B95-4B20-4515-A2F2-33F5EAB724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07249" calcext:value-type="float">
            <text:p>7207249</text:p>
          </table:table-cell>
          <table:table-cell office:value-type="float" office:value="2368932" calcext:value-type="float">
            <text:p>236893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7AA492-7D33-4E55-8DF9-B6F3D7099F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07249" calcext:value-type="float">
            <text:p>7207249</text:p>
          </table:table-cell>
          <table:table-cell office:value-type="float" office:value="2368934" calcext:value-type="float">
            <text:p>2368934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1BBFD-F597-4A09-9C98-00462B3E33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07249" calcext:value-type="float">
            <text:p>7207249</text:p>
          </table:table-cell>
          <table:table-cell office:value-type="float" office:value="2368935" calcext:value-type="float">
            <text:p>236893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B15D1E-60CE-473A-92FE-78709C260B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5316" calcext:value-type="float">
            <text:p>225531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41FF64-3DF7-4FF5-91DB-0C07AE5E3A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5317" calcext:value-type="float">
            <text:p>225531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7FB72F-B0B3-48F5-8753-225B64201D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4869" calcext:value-type="float">
            <text:p>2254869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B0B617-3619-4BEF-B51E-EFE03D78A6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4903" calcext:value-type="float">
            <text:p>2254903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AAA025-3F91-4E1A-A83E-46D6FAFED7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4904" calcext:value-type="float">
            <text:p>2254904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98C4ED-4E7B-4149-B856-61ED15CD1F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4905" calcext:value-type="float">
            <text:p>2254905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0539A0-ABF4-443F-8B03-2B9B9DE883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4711" calcext:value-type="float">
            <text:p>7214711</text:p>
          </table:table-cell>
          <table:table-cell office:value-type="float" office:value="2254908" calcext:value-type="float">
            <text:p>2254908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00A862-D215-4960-BACF-B1F730E50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22" calcext:value-type="float">
            <text:p>229922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4A4E01-9D30-4340-B2EF-481815CCFE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24" calcext:value-type="float">
            <text:p>229922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C3FA99-E665-4D82-888B-1953C350E4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1" calcext:value-type="float">
            <text:p>229923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BF4D6F-36C7-4A76-9CB0-24CD1CEC70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4" calcext:value-type="float">
            <text:p>229923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681A96-8BE5-4BFD-97B3-559465F0A0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5" calcext:value-type="float">
            <text:p>229923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5D967E-D441-473D-B570-92C071B55A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6" calcext:value-type="float">
            <text:p>229923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A896BF-8C6D-4D6C-AF94-32A957B6E0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7" calcext:value-type="float">
            <text:p>229923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6E9B2B-6CF4-4097-AFCE-8840CED73E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8" calcext:value-type="float">
            <text:p>229923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755656-65F5-4065-9ED7-8F59BEE22B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39" calcext:value-type="float">
            <text:p>229923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1E9B95-3A51-43DA-91C2-A8EA4759F9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0" calcext:value-type="float">
            <text:p>229924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10400F-5DA0-409A-85B2-ACC2086B8D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1" calcext:value-type="float">
            <text:p>229924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8E0CBC-3454-411F-8FB8-CEEA159F7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3" calcext:value-type="float">
            <text:p>229924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549D54-8DEB-493D-AED1-E9198782E9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4" calcext:value-type="float">
            <text:p>229924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0C5EB5-793F-4B41-91AF-1AC17C108F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5" calcext:value-type="float">
            <text:p>229924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ED86A0-272F-4908-97D8-44F5F59218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6" calcext:value-type="float">
            <text:p>229924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03BE60-B867-4E7B-8643-BFB44E7D76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47" calcext:value-type="float">
            <text:p>229924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62E3A-7126-4AAB-895F-4561403A23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60" calcext:value-type="float">
            <text:p>229926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4ED7B4-E87B-4FCF-A580-60351875C2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61" calcext:value-type="float">
            <text:p>229926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F2AF06-4314-48E6-B119-4370CE538F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62" calcext:value-type="float">
            <text:p>229926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83C21-BE4B-440C-9598-BC75B74C27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64" calcext:value-type="float">
            <text:p>229926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A6DB4C-B424-4522-89D7-0D038F2332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65" calcext:value-type="float">
            <text:p>229926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DCDE14-C5D4-4088-AEA7-EBED03E747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68152" calcext:value-type="float">
            <text:p>236815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F4C870-6669-47E4-99A7-FA05754C7F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68621" calcext:value-type="float">
            <text:p>236862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BAFD35-B97F-4575-AA66-E5E137ED10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68622" calcext:value-type="float">
            <text:p>236862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9C513-39D5-4A92-9135-24A0FF667C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68623" calcext:value-type="float">
            <text:p>236862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B17242-185E-46A5-B62A-714E89305E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2172" calcext:value-type="float">
            <text:p>234217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CD4011-4543-4B79-8882-86B8907D6C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2173" calcext:value-type="float">
            <text:p>234217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0602E-B9CC-45A2-A036-95AF04039F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1986" calcext:value-type="float">
            <text:p>234198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66273E-8C96-490B-BFB6-79B392C642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1988" calcext:value-type="float">
            <text:p>234198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F5BCC6-DAE2-419B-8C72-E04BA9D775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2050" calcext:value-type="float">
            <text:p>234205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79EF38-BFFC-49DD-9063-A540581D8F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42170" calcext:value-type="float">
            <text:p>234217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C94791-48EC-4825-A7AD-8294581874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4" calcext:value-type="float">
            <text:p>229921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5F40D5-0E7C-4A04-9170-A94F63C7BC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5" calcext:value-type="float">
            <text:p>229921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B94694-1DB8-42FA-AD9B-41CF477122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6" calcext:value-type="float">
            <text:p>229921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3EF647-DB72-474E-BA43-53ED869E5F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7" calcext:value-type="float">
            <text:p>229921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F6CC39-CC63-4742-A57D-C5141E691A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8" calcext:value-type="float">
            <text:p>229921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965BA8-D870-43D4-8E5E-A99E6C1583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219" calcext:value-type="float">
            <text:p>229921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67BC4D-D80C-471B-A9E3-F093A29B49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528" calcext:value-type="float">
            <text:p>229952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AC50B7-B436-4960-BB15-1D0736419F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531" calcext:value-type="float">
            <text:p>229953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AECF7-2CCB-4A2E-A29E-B0CC79AF1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533" calcext:value-type="float">
            <text:p>229953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B538F9-C76A-47A1-9049-D22DB57E6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534" calcext:value-type="float">
            <text:p>229953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187BC6-B1BA-4D47-B678-2CE61DBBB6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299535" calcext:value-type="float">
            <text:p>229953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A98161-C253-4FD8-92C5-6E46531E2D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68150" calcext:value-type="float">
            <text:p>236815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1811C9-D357-4E09-B415-462CD3B71A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90790" calcext:value-type="float">
            <text:p>239079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916D42-FE04-4E5C-BFB1-4E28D1DB6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90791" calcext:value-type="float">
            <text:p>239079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D609AE-1E78-4059-A319-9CE8E73B47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38" calcext:value-type="float">
            <text:p>7258438</text:p>
          </table:table-cell>
          <table:table-cell office:value-type="float" office:value="2390789" calcext:value-type="float">
            <text:p>239078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3F22B1-7679-4612-9D3A-4990ED2D78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15" calcext:value-type="float">
            <text:p>236801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FEA758-A9C9-4F38-9C83-388F10A6DB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16" calcext:value-type="float">
            <text:p>236801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16A1DD-64A9-4F07-A4B4-D0ACAEB67E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43" calcext:value-type="float">
            <text:p>236804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D3650C-4E54-4293-9169-87AC2F1DC5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44" calcext:value-type="float">
            <text:p>236804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56F966-FB94-4BF7-8EA3-4B3C486DBF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45" calcext:value-type="float">
            <text:p>236804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7928F9-2D50-469A-BBF4-56CA95580F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8048" calcext:value-type="float">
            <text:p>2368048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321366-5549-4ECE-BC6E-161E5BE0AC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42381" calcext:value-type="float">
            <text:p>234238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080A92-AB9A-4917-9128-A53B0B345A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42395" calcext:value-type="float">
            <text:p>23423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0978E3-65E2-405F-8AAE-D34B9F3F4F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42339" calcext:value-type="float">
            <text:p>234233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461C2B-725A-4889-995B-DEF87C480F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42341" calcext:value-type="float">
            <text:p>234234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80500D-0BC7-400C-8602-7FDC4F0A5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42379" calcext:value-type="float">
            <text:p>234237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664A30-AE53-4998-9C45-20915AC231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7738" calcext:value-type="float">
            <text:p>2367738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2502E7-AF04-41A1-885D-AA801787C2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7739" calcext:value-type="float">
            <text:p>236773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813A2E-4AE2-4AF3-9EED-16B0F7741B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367740" calcext:value-type="float">
            <text:p>236774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240ADF-13FE-48AB-A9EB-BC955A4955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84" calcext:value-type="float">
            <text:p>229988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8DE619-AF95-425B-A03E-0D2E284251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85" calcext:value-type="float">
            <text:p>229988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9BCB02-9BCF-41BC-BB41-B6B85B8850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89" calcext:value-type="float">
            <text:p>229988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5F9CD7-24FD-4ABA-872A-086A99DEC1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90" calcext:value-type="float">
            <text:p>229989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2E0069-79A6-488C-A9BD-19E996C625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91" calcext:value-type="float">
            <text:p>229989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AA2167-7523-4AEC-AAF2-05876D6002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95" calcext:value-type="float">
            <text:p>22998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3B7E51-08B1-46E9-A96A-01CB5B4F18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897" calcext:value-type="float">
            <text:p>229989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8762D3-D83F-46D7-AFA7-C73D71501F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900" calcext:value-type="float">
            <text:p>229990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6372E6-551A-4626-99B9-6896EE92E3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901" calcext:value-type="float">
            <text:p>229990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7739D9-B327-452A-A68E-039CFEBA63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99904" calcext:value-type="float">
            <text:p>229990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748E6C-17CE-4A6D-ACD8-DCFE44058B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690" calcext:value-type="float">
            <text:p>228369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63EC20-948C-4224-82CA-6A42AE2CB5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691" calcext:value-type="float">
            <text:p>228369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57718A-E755-4576-8CB1-A5AB2E9C6B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695" calcext:value-type="float">
            <text:p>22836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983B91-282B-4A19-8B55-43F9813A8F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696" calcext:value-type="float">
            <text:p>228369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906EB0-6F0A-4765-9576-7F018748C0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699" calcext:value-type="float">
            <text:p>228369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BAD736-6044-459D-833F-EF62601300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0" calcext:value-type="float">
            <text:p>228370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1ACC30-05CD-41B1-9FD0-70C5A3ADB8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2" calcext:value-type="float">
            <text:p>2283702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6E0538-C990-47CF-A4EF-123B98122B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3" calcext:value-type="float">
            <text:p>228370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06EC00-9CCE-42F7-B4BA-CF6FB35F1D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4" calcext:value-type="float">
            <text:p>228370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96A3CE-BF48-4B51-A8CB-F98D547E3B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5" calcext:value-type="float">
            <text:p>228370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891918-FFA7-47B0-A499-70CBEAFF85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07" calcext:value-type="float">
            <text:p>228370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2D237A-86C2-453C-A1DE-171ECFD482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1" calcext:value-type="float">
            <text:p>228371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53AC4F-F945-4F23-8514-E9500E4755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2" calcext:value-type="float">
            <text:p>2283712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03D097-1B24-479C-B381-F63DDEEF27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3" calcext:value-type="float">
            <text:p>228371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129C13-B83B-49BA-B564-3735D61CAF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6" calcext:value-type="float">
            <text:p>228371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5BEA6C-D6BA-48A5-8838-17ABDF2856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7" calcext:value-type="float">
            <text:p>228371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B1B28F-21B4-400E-A7D5-856754D1A0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19" calcext:value-type="float">
            <text:p>228371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CC0141-7C9C-475E-B188-964F698F47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20" calcext:value-type="float">
            <text:p>228372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B8B73C-ADA0-4704-9439-F0E244A5A3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8446" calcext:value-type="float">
            <text:p>7258446</text:p>
          </table:table-cell>
          <table:table-cell office:value-type="float" office:value="2283721" calcext:value-type="float">
            <text:p>228372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738CB1-12C8-491E-90FF-81FFE54B3F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14" calcext:value-type="float">
            <text:p>2293314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A318A-D347-4D89-BCD4-BAA2A03F1C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15" calcext:value-type="float">
            <text:p>2293315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EE26FE-3CAC-4A86-A9B5-35AFFD8D55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16" calcext:value-type="float">
            <text:p>2293316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603EBB-75C8-4C0F-92E0-B4BDD59283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17" calcext:value-type="float">
            <text:p>2293317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A2AB6F-9F7D-428B-A39D-6A5A66452A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41" calcext:value-type="float">
            <text:p>2293341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4678A9-EC5D-4941-A161-9DDEA5F22E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42" calcext:value-type="float">
            <text:p>2293342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F2D403-7EF5-4BDA-935E-AA3BFCE000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43" calcext:value-type="float">
            <text:p>2293343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59D91-8E20-4103-AD72-571AC67F65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293344" calcext:value-type="float">
            <text:p>2293344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2F151-7DE9-468E-A1C5-EF0DC35361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305941" calcext:value-type="float">
            <text:p>2305941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E37595-AB80-4BBA-9F98-A39CE4C11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4270" calcext:value-type="float">
            <text:p>7304270</text:p>
          </table:table-cell>
          <table:table-cell office:value-type="float" office:value="2305942" calcext:value-type="float">
            <text:p>2305942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737F5-7530-48EC-B231-72F9D666FE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76" calcext:value-type="float">
            <text:p>2293876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CBAE55-17A5-4B57-BF0F-8AEFBC4525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79" calcext:value-type="float">
            <text:p>229387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934CE1-8885-46E4-9C72-95BE570CAA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83" calcext:value-type="float">
            <text:p>2293883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B7B8CD-E791-48EB-929B-4C804C0CB4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86" calcext:value-type="float">
            <text:p>2293886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A75652-2FAB-4405-A019-5045F39641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88" calcext:value-type="float">
            <text:p>2293888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00B053-5265-4713-A91E-54E53B9058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3889" calcext:value-type="float">
            <text:p>229388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4F0661-89B1-4A4B-9FA7-97975B905F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392" calcext:value-type="float">
            <text:p>229439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0BA46B-AC6E-464C-B644-A777FC57F0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397" calcext:value-type="float">
            <text:p>2294397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4EEC25-279B-48A3-B389-6F4399A2DE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398" calcext:value-type="float">
            <text:p>2294398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AA99BA-D81D-4D56-AC63-09C8DE75A3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399" calcext:value-type="float">
            <text:p>229439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1A6CB4-D3A6-4FDF-BE7F-14B1DFA627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00" calcext:value-type="float">
            <text:p>2294400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98C5AF-654B-4164-B5CE-56C9C1D69A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02" calcext:value-type="float">
            <text:p>229440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1B83E2-4D37-4260-99C8-80DAC04A87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04" calcext:value-type="float">
            <text:p>2294404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73F0B9-B55C-4233-B76D-4282E2DD1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09" calcext:value-type="float">
            <text:p>229440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17DC99-3278-4422-B4F0-C7CAC3B6B1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13" calcext:value-type="float">
            <text:p>2294413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B40120-6482-423D-9891-C71CA6F76E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22" calcext:value-type="float">
            <text:p>229442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265F7F-5C40-42A3-9F47-B601825091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8547" calcext:value-type="float">
            <text:p>7318547</text:p>
          </table:table-cell>
          <table:table-cell office:value-type="float" office:value="2294449" calcext:value-type="float">
            <text:p>229444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61A932-69A3-466C-A17F-02DE5C87DD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350984" calcext:value-type="float">
            <text:p>2350984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724841-DA81-45F5-95B3-384C8BD85D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350985" calcext:value-type="float">
            <text:p>2350985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595E3E-1970-450E-A775-595E783305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351012" calcext:value-type="float">
            <text:p>2351012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E1D18-EE5C-4585-824C-57922C31FE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351013" calcext:value-type="float">
            <text:p>2351013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43067F-168F-4265-BADF-88F11F3044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651405" calcext:value-type="float">
            <text:p>2651405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446A2E-7457-4C94-9B38-3FA6DB7F76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2135" calcext:value-type="float">
            <text:p>7382135</text:p>
          </table:table-cell>
          <table:table-cell office:value-type="float" office:value="2651406" calcext:value-type="float">
            <text:p>2651406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B2C91B-4575-44DF-B033-30D2EEAF75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19" calcext:value-type="float">
            <text:p>2369519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E2404-C984-4DE5-BF66-B07F70DF5F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1" calcext:value-type="float">
            <text:p>236952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7C331A-F95F-4BA0-8105-BC303933CD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4" calcext:value-type="float">
            <text:p>2369524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C15367-6922-4131-82B3-02BB2F5EB3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5" calcext:value-type="float">
            <text:p>2369525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1571CA-F41D-4D29-AD67-AA785847B0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6" calcext:value-type="float">
            <text:p>2369526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7AFD6F-7A8E-4795-A6AE-D7F3949F3E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8" calcext:value-type="float">
            <text:p>2369528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8A091E-E71D-4985-8C70-216B3AEDBC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29" calcext:value-type="float">
            <text:p>2369529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E0A09E-2F13-4173-8D03-87988DA48C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30" calcext:value-type="float">
            <text:p>2369530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DCC898-15CD-4D89-BB12-3310F4FC12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31" calcext:value-type="float">
            <text:p>236953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F1A32B-65F0-46AA-B7A1-C37A343121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33" calcext:value-type="float">
            <text:p>2369533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EDA501-1BA8-403F-85B8-E217F75433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38" calcext:value-type="float">
            <text:p>2369538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3D4FAB-0056-49CE-A73A-67798ECE43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41" calcext:value-type="float">
            <text:p>236954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ED512E-9DDF-4D3B-ABBC-59CEE99695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369542" calcext:value-type="float">
            <text:p>2369542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7D62D6-B752-427F-AB78-15CED7DC07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454372" calcext:value-type="float">
            <text:p>2454372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5AD57D-F449-409B-A74D-28BF071DA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2882" calcext:value-type="float">
            <text:p>7452882</text:p>
          </table:table-cell>
          <table:table-cell office:value-type="float" office:value="2454376" calcext:value-type="float">
            <text:p>2454376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E36AC7-896A-44D8-AA54-F2789ADCB0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3561" calcext:value-type="float">
            <text:p>7453561</text:p>
          </table:table-cell>
          <table:table-cell office:value-type="float" office:value="2385763" calcext:value-type="float">
            <text:p>2385763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0DB9D6-F5C0-4A2A-A315-C7EDE31F78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3561" calcext:value-type="float">
            <text:p>7453561</text:p>
          </table:table-cell>
          <table:table-cell office:value-type="float" office:value="2389876" calcext:value-type="float">
            <text:p>2389876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DC1898-7425-491A-AD1F-CA49C3EFC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3561" calcext:value-type="float">
            <text:p>7453561</text:p>
          </table:table-cell>
          <table:table-cell office:value-type="float" office:value="2389878" calcext:value-type="float">
            <text:p>2389878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369799-51D4-4EBC-9C8A-276C85ED8F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3561" calcext:value-type="float">
            <text:p>7453561</text:p>
          </table:table-cell>
          <table:table-cell office:value-type="float" office:value="2389880" calcext:value-type="float">
            <text:p>2389880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02F700-2C9D-4670-8700-7D2E1DCA3E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3561" calcext:value-type="float">
            <text:p>7453561</text:p>
          </table:table-cell>
          <table:table-cell office:value-type="float" office:value="2389882" calcext:value-type="float">
            <text:p>2389882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E78BAA-07DD-4C25-BD14-0E996D8428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090" calcext:value-type="float">
            <text:p>236909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6CAF8F-00C0-4505-818C-7C29DABCA5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091" calcext:value-type="float">
            <text:p>2369091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2F1897-B9BC-4189-8245-B96ED24902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106" calcext:value-type="float">
            <text:p>2369106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C7099E-83BD-45B6-8F8B-343173CB2B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107" calcext:value-type="float">
            <text:p>2369107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B447EC-FCBE-4975-B024-F40F89F81A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108" calcext:value-type="float">
            <text:p>2369108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E6171-A9C9-48DB-8A8B-74BEF85E8F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210" calcext:value-type="float">
            <text:p>236921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AF2619-4AD9-43B7-ACF7-FD1EBACEA2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211" calcext:value-type="float">
            <text:p>2369211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EB56B8-C540-4899-9621-B72E43810A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212" calcext:value-type="float">
            <text:p>2369212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058F1-41D5-4346-A8BE-585AB1CC06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369213" calcext:value-type="float">
            <text:p>2369213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5EFCA-8859-4F35-940E-BB75F3A1EB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476552" calcext:value-type="float">
            <text:p>2476552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FC6E7E-0A16-4548-A8EB-51B72318A1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5369" calcext:value-type="float">
            <text:p>7505369</text:p>
          </table:table-cell>
          <table:table-cell office:value-type="float" office:value="2476670" calcext:value-type="float">
            <text:p>247667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026727-23D8-4175-BEF8-BB42315184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7532" calcext:value-type="float">
            <text:p>7507532</text:p>
          </table:table-cell>
          <table:table-cell office:value-type="float" office:value="2511050" calcext:value-type="float">
            <text:p>2511050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9A8F9C-7A13-4163-9F80-5BC7E6D11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7532" calcext:value-type="float">
            <text:p>7507532</text:p>
          </table:table-cell>
          <table:table-cell office:value-type="float" office:value="2511052" calcext:value-type="float">
            <text:p>2511052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9D5816-5799-4425-8DDC-C567287BF9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7532" calcext:value-type="float">
            <text:p>7507532</text:p>
          </table:table-cell>
          <table:table-cell office:value-type="float" office:value="2391797" calcext:value-type="float">
            <text:p>2391797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51A1C3-C83D-498A-B8FD-73C87EC4DF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7532" calcext:value-type="float">
            <text:p>7507532</text:p>
          </table:table-cell>
          <table:table-cell office:value-type="float" office:value="2391798" calcext:value-type="float">
            <text:p>2391798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25C025-B792-4F66-BB2B-EB94C4B10A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742" calcext:value-type="float">
            <text:p>2505742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78FF81-9342-410E-BDD8-D99CB73ADA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746" calcext:value-type="float">
            <text:p>2505746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E48155-D5FB-458C-9D1B-ED30A6370C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747" calcext:value-type="float">
            <text:p>2505747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1F7CA9-8C28-48C6-AEC0-DF23018705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748" calcext:value-type="float">
            <text:p>2505748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CD9668-8E04-4DA3-BDD3-2D26553EFF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749" calcext:value-type="float">
            <text:p>2505749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F57895-30F9-4766-A684-D817457CB3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595" calcext:value-type="float">
            <text:p>2505595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C72E4-3C2D-4DAF-8738-8D12914C87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1121" calcext:value-type="float">
            <text:p>7721121</text:p>
          </table:table-cell>
          <table:table-cell office:value-type="float" office:value="2505597" calcext:value-type="float">
            <text:p>2505597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47C9D5-7621-46F3-B033-15DDE855EA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765" calcext:value-type="float">
            <text:p>273976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6A94C5-F4C4-4D07-BFB2-202C1D91FF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885" calcext:value-type="float">
            <text:p>273988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EC18DB-4783-406D-8160-190892F56F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886" calcext:value-type="float">
            <text:p>2739886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D21F0-442F-4BCC-90A6-60BBC7D893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887" calcext:value-type="float">
            <text:p>2739887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805A4E-2A13-4B8A-9B33-0398F29C79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888" calcext:value-type="float">
            <text:p>2739888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F3B4B8-0AC0-40A8-8C39-39E5CF2894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892" calcext:value-type="float">
            <text:p>273989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8B436B-DC5D-4D73-8945-BC1217EA6D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32" calcext:value-type="float">
            <text:p>276153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14F041-5244-4004-9899-E81015C07F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10" calcext:value-type="float">
            <text:p>2761510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E383F7-6551-4B5D-8646-39664CFB27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11" calcext:value-type="float">
            <text:p>2761511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4B2D66-CEC7-4228-A712-5848BDEE3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14" calcext:value-type="float">
            <text:p>2761514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911B41-8024-41CA-AD9A-3CEA9BCFB3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15" calcext:value-type="float">
            <text:p>276151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A6060-B130-46C3-A684-1E35F1DD97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92" calcext:value-type="float">
            <text:p>276159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A7751-2EC3-4970-B521-84A9AB0593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61593" calcext:value-type="float">
            <text:p>2761593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12BA43-C24F-4477-AFBD-7705BD4FD0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768" calcext:value-type="float">
            <text:p>2739768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1DD452-D30E-4BCA-9C78-484FB62DE6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770" calcext:value-type="float">
            <text:p>2739770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A00BEE-A258-4C84-AB4A-9AE8BDB514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7290" calcext:value-type="float">
            <text:p>7727290</text:p>
          </table:table-cell>
          <table:table-cell office:value-type="float" office:value="2739772" calcext:value-type="float">
            <text:p>273977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E438FA-2264-4A81-AABE-6DF8B7F01B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649503" calcext:value-type="float">
            <text:p>2649503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D4FCEC-3E05-42A7-BC18-6B6AFD1F8A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649504" calcext:value-type="float">
            <text:p>2649504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3575B4-FAC7-46A1-93F5-6C527B3FDE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81" calcext:value-type="float">
            <text:p>245018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D6D27F0-9F64-46B9-AEBC-F2C70ADA7E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82" calcext:value-type="float">
            <text:p>245018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AB175D-2088-4876-8611-DE6F03E2F5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83" calcext:value-type="float">
            <text:p>2450183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D50DB5-5419-4CB4-9228-7CFAA92685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90" calcext:value-type="float">
            <text:p>245019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F90C27-ECE7-44BB-B348-04D2D57771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91" calcext:value-type="float">
            <text:p>245019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85297-A144-4E19-AF7A-42DC186168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192" calcext:value-type="float">
            <text:p>245019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A795F-5C0E-4AD8-8ED2-303321D684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20" calcext:value-type="float">
            <text:p>245022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7F1EF7-3B19-433D-87B7-5F4BDD15E5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24" calcext:value-type="float">
            <text:p>2450224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5ED5B4-36C5-4939-B8E2-328188B7F6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25" calcext:value-type="float">
            <text:p>2450225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9509C6-D61A-4146-BE10-E451DB652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26" calcext:value-type="float">
            <text:p>2450226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802A6D-E54D-46B4-8817-425A638D80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28" calcext:value-type="float">
            <text:p>2450228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F4F884-F1FF-4888-A6A2-3E4622C1A6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31" calcext:value-type="float">
            <text:p>245023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5FBA36-1422-465A-9835-388AC70272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32" calcext:value-type="float">
            <text:p>245023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65FDF5-57B0-4F8E-8D73-99F129EDA7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37" calcext:value-type="float">
            <text:p>2450237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4A09D5-5ED2-4322-A8ED-1EA906BCBF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38" calcext:value-type="float">
            <text:p>2450238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7DF8DE-EF17-42E9-B641-C4BB63A836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450239" calcext:value-type="float">
            <text:p>2450239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B2F375-E723-4BE9-990A-AAD3400904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649499" calcext:value-type="float">
            <text:p>2649499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B7346-E10E-4328-BE61-0EE8C244AD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649500" calcext:value-type="float">
            <text:p>264950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34AC3C-4D38-4BB5-B7CE-7409E48011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3034" calcext:value-type="float">
            <text:p>7743034</text:p>
          </table:table-cell>
          <table:table-cell office:value-type="float" office:value="2649501" calcext:value-type="float">
            <text:p>264950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84010B-160E-46B2-8AF9-80449100BE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5" calcext:value-type="float">
            <text:p>250362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A1B086-DB04-45F9-96E4-5C2BA8960F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4" calcext:value-type="float">
            <text:p>2503624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3C0550-4F57-44DA-87E6-84E9825556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3" calcext:value-type="float">
            <text:p>250362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CDA634-9CAA-4E82-AD4C-4FB4CB3883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24405" calcext:value-type="float">
            <text:p>252440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27B602-A033-4653-A6BA-9755A520D1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651578" calcext:value-type="float">
            <text:p>265157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6CAE08-5413-45E1-8330-1DEB236A0A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651580" calcext:value-type="float">
            <text:p>2651580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A2D841-0F8A-4733-85E4-D0320FEFA4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815" calcext:value-type="float">
            <text:p>250381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8FD461-A029-48FF-BA9A-21C794333A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814" calcext:value-type="float">
            <text:p>2503814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6C0BF3-3487-444A-B325-447F71A759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813" calcext:value-type="float">
            <text:p>250381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76978E-1F0F-4CFE-92D3-1868E7A29E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24406" calcext:value-type="float">
            <text:p>252440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F9F711-A8B5-41B7-AC3D-5AFC25EBB3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816" calcext:value-type="float">
            <text:p>250381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8C4AF7-AF64-46DF-999A-63EEC560D6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2" calcext:value-type="float">
            <text:p>2503622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A0E358-429A-4DEA-A79C-11F988F3BF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1" calcext:value-type="float">
            <text:p>2503621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D721AB-EA62-455B-BEE4-30F18C1489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810" calcext:value-type="float">
            <text:p>2503810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4343B4-022E-4F9B-8BD3-6039FDAB8C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503626" calcext:value-type="float">
            <text:p>250362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BF4204-8727-4D08-BBDB-3C3860D220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96493" calcext:value-type="float">
            <text:p>249649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989D76-FF78-468A-ABC3-ADAEDDA026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496" calcext:value-type="float">
            <text:p>246049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FFCC-52B1-477B-A3D9-44457E31D1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497" calcext:value-type="float">
            <text:p>2460497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D132CF-B40E-4744-88E0-F268E39845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498" calcext:value-type="float">
            <text:p>246049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5B1273-C7A4-4DB8-BEC6-61523E08F5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499" calcext:value-type="float">
            <text:p>2460499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FDDF2-988A-4092-A2A5-FEC5181D4B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535" calcext:value-type="float">
            <text:p>246053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B51EE5-5537-4F01-9135-85D97FEAC6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536" calcext:value-type="float">
            <text:p>246053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74FB95-8998-4BEE-A1C7-0CD782B03C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537" calcext:value-type="float">
            <text:p>2460537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166EB9-D4F6-47A0-B367-64C7E0BA0A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5121" calcext:value-type="float">
            <text:p>7785121</text:p>
          </table:table-cell>
          <table:table-cell office:value-type="float" office:value="2460538" calcext:value-type="float">
            <text:p>246053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0BB49F-BB63-45A9-90B9-284B9A48F4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2731" calcext:value-type="float">
            <text:p>7812731</text:p>
          </table:table-cell>
          <table:table-cell office:value-type="float" office:value="2467123" calcext:value-type="float">
            <text:p>2467123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BBBDD-C66A-47C4-A184-7699DE2557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2731" calcext:value-type="float">
            <text:p>7812731</text:p>
          </table:table-cell>
          <table:table-cell office:value-type="float" office:value="2467124" calcext:value-type="float">
            <text:p>2467124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23D90C-0EAB-4753-9A97-F5AFF3C657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2731" calcext:value-type="float">
            <text:p>7812731</text:p>
          </table:table-cell>
          <table:table-cell office:value-type="float" office:value="2495572" calcext:value-type="float">
            <text:p>2495572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F2DCD-12C5-449B-9F95-10708A5C87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2731" calcext:value-type="float">
            <text:p>7812731</text:p>
          </table:table-cell>
          <table:table-cell office:value-type="float" office:value="2495573" calcext:value-type="float">
            <text:p>2495573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9486BE-4E63-44A8-8C18-92E01B5590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2731" calcext:value-type="float">
            <text:p>7812731</text:p>
          </table:table-cell>
          <table:table-cell office:value-type="float" office:value="2495574" calcext:value-type="float">
            <text:p>2495574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B65367-F45B-47B3-857E-E8A222DF5C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788" calcext:value-type="float">
            <text:p>2487788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DAE33D-8B9A-4C60-AFF0-18025E9CCB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789" calcext:value-type="float">
            <text:p>2487789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722A0A-4C29-4141-809E-24B5A87912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790" calcext:value-type="float">
            <text:p>248779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F3A510-06C2-4F0A-B829-305DAF1187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867" calcext:value-type="float">
            <text:p>2487867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FBCF8E-B665-44F1-98CE-1917648716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870" calcext:value-type="float">
            <text:p>248787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CCD18-0739-495A-85A5-D4F7E5317F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7871" calcext:value-type="float">
            <text:p>2487871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83338-6815-4F53-972E-95337A1194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8419" calcext:value-type="float">
            <text:p>2488419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4DB75E-E833-4EA8-9427-2B8475AAC7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8420" calcext:value-type="float">
            <text:p>248842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21E289-C9E8-42D1-AC9A-6EF5D8B898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8422" calcext:value-type="float">
            <text:p>2488422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581123-9160-4DDA-974B-EEA9A4F198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6638" calcext:value-type="float">
            <text:p>7826638</text:p>
          </table:table-cell>
          <table:table-cell office:value-type="float" office:value="2488427" calcext:value-type="float">
            <text:p>2488427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5E6B41-77B9-4B71-AE36-F98CEBAA11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46" calcext:value-type="float">
            <text:p>2650646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29D6D4-9FDA-4488-887F-D6BA272345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48" calcext:value-type="float">
            <text:p>2650648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E123FE-E1D9-4086-A971-0506FDF243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49" calcext:value-type="float">
            <text:p>2650649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8B68AB-7926-4E0F-8357-7B5D2DCC84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50" calcext:value-type="float">
            <text:p>2650650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CEDCA-42E9-4EB1-8329-33BD2696E9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24600" calcext:value-type="float">
            <text:p>2624600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1020_16:14.html</text:p>
          </table:table-cell>
          <table:table-cell office:value-type="string" calcext:value-type="string">
            <text:p>https://app.easydentalcloud.com.br/wsefs/service.svc/download?file=E0AE3B5A-2FCC-4D76-AC72-1570F710D8A2</text:p>
          </table:table-cell>
          <table:table-cell office:value-type="string" calcext:value-type="string">
            <text:p>Emitida em 20/10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24597" calcext:value-type="float">
            <text:p>2624597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1020_16:13.html</text:p>
          </table:table-cell>
          <table:table-cell office:value-type="string" calcext:value-type="string">
            <text:p>https://app.easydentalcloud.com.br/wsefs/service.svc/download?file=DF6637AD-68C2-4A87-93AD-27CE04C9CB28</text:p>
          </table:table-cell>
          <table:table-cell office:value-type="string" calcext:value-type="string">
            <text:p>Emitida em 20/10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44" calcext:value-type="float">
            <text:p>2650644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249F0-CFB6-4744-877F-879D415720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9427" calcext:value-type="float">
            <text:p>7849427</text:p>
          </table:table-cell>
          <table:table-cell office:value-type="float" office:value="2650645" calcext:value-type="float">
            <text:p>2650645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F6D124-CCBA-4A1A-A829-DEDC1C2EEB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0258" calcext:value-type="float">
            <text:p>2490258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30305C-39FE-411A-A370-209AFA0865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0259" calcext:value-type="float">
            <text:p>2490259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9173FA-D78D-4374-9C9A-BCD53FB33B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0260" calcext:value-type="float">
            <text:p>249026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FCE47-FF96-4657-A442-1809340D6D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78512" calcext:value-type="float">
            <text:p>2478512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4F1440-F6AD-476D-8E0D-8A6AB281CC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78513" calcext:value-type="float">
            <text:p>2478513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133A15-5DD5-4900-9A9E-B44B01BACC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78514" calcext:value-type="float">
            <text:p>2478514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906E84-431C-4858-B6FB-F4C8589E32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6540" calcext:value-type="float">
            <text:p>249654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20EF1-70F2-4B67-B609-902E5A5057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6541" calcext:value-type="float">
            <text:p>2496541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D1A3F9-BA8B-4655-B8FD-2DC08B535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6542" calcext:value-type="float">
            <text:p>2496542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984F94-715F-4332-9E4A-D99314D22C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6548" calcext:value-type="float">
            <text:p>2496548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B4BD4-DB84-4D88-B1B4-1D5A216546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2594" calcext:value-type="float">
            <text:p>7852594</text:p>
          </table:table-cell>
          <table:table-cell office:value-type="float" office:value="2496550" calcext:value-type="float">
            <text:p>249655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FBFF92-72B3-4C07-AD3D-B58D3FB11F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509114" calcext:value-type="float">
            <text:p>250911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539534-7764-4E51-A275-B57DC57BE7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0" calcext:value-type="float">
            <text:p>249053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19148A-8F3C-430F-B8D2-CD6BAB2219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1" calcext:value-type="float">
            <text:p>2490531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F82987-5365-485A-9BF6-5E4B02BD6E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2" calcext:value-type="float">
            <text:p>2490532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A13242-4FB7-41F3-BC12-5310B97FC7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3" calcext:value-type="float">
            <text:p>249053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C7E874-656C-44F9-B2FA-4A85D93AC0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4" calcext:value-type="float">
            <text:p>249053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788AA-3188-481A-BDDA-42DD58F7E2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5" calcext:value-type="float">
            <text:p>2490535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00A72E-B3D8-415F-A3F4-C3BEC5C1D1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6" calcext:value-type="float">
            <text:p>2490536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68C350-7DDD-4A72-9170-E8953CD69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7" calcext:value-type="float">
            <text:p>249053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A60B3-9FE6-4498-94DD-4113850D02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8" calcext:value-type="float">
            <text:p>249053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C8CA3B-DD76-4388-A7F6-34D785E546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39" calcext:value-type="float">
            <text:p>249053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8A2CD1-5CB4-42E4-9B91-BFFF9CF566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0541" calcext:value-type="float">
            <text:p>2490541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3C57F7-2787-4CCE-87E1-DC777E00B2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2512" calcext:value-type="float">
            <text:p>2492512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EF2379-EBAA-46BA-A0DE-847C721696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2513" calcext:value-type="float">
            <text:p>249251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226FB2-153B-4B66-B8F1-F9205D1920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2514" calcext:value-type="float">
            <text:p>249251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81D1C6-69A6-42DF-9A50-FC9A340CAF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2515" calcext:value-type="float">
            <text:p>2492515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637DA7-006D-4ACF-8721-96F6A7810E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5568" calcext:value-type="float">
            <text:p>249556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FE6C3B-EA2C-4351-BC30-850E35EADF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495569" calcext:value-type="float">
            <text:p>249556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E81FEA-32B7-4171-A3B9-7ECDBC1331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524338" calcext:value-type="float">
            <text:p>252433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56FC7C-74C1-430A-8FD4-F8E90C115E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524339" calcext:value-type="float">
            <text:p>252433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A526B2-0E80-402B-BE44-92AF459055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524340" calcext:value-type="float">
            <text:p>252434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81F9F-6902-4BA1-9BAF-B8D9421AA3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651260" calcext:value-type="float">
            <text:p>265126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EDEF97-3B20-4901-9D20-1B08959E8B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651263" calcext:value-type="float">
            <text:p>265126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71BC8B-20DB-47F5-BDE8-8D5788F64A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651266" calcext:value-type="float">
            <text:p>2651266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163D5D-70E0-4756-8C68-6F6958DD3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651267" calcext:value-type="float">
            <text:p>265126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1CDBA8-CDE7-4ED1-B947-BFF56A4714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9556" calcext:value-type="float">
            <text:p>7859556</text:p>
          </table:table-cell>
          <table:table-cell office:value-type="float" office:value="2524337" calcext:value-type="float">
            <text:p>252433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ACE168-8EBD-47FB-86E8-3E68FAF934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748833" calcext:value-type="float">
            <text:p>274883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2D3EF8-520D-4B68-9115-4A3EE32D83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748832" calcext:value-type="float">
            <text:p>2748832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F282A8-F3A4-425F-AF38-561F29037B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487" calcext:value-type="float">
            <text:p>2507487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E97511-27F7-4595-8F05-A7710746AF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488" calcext:value-type="float">
            <text:p>2507488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A2B791-C029-41DA-BB9D-21C03F94ED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551" calcext:value-type="float">
            <text:p>250755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B5AA45-1C29-4ADE-8817-07C6D3C160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25" calcext:value-type="float">
            <text:p>2507625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6EBEC-F8DA-4381-BEAC-7855CB2DA1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31" calcext:value-type="float">
            <text:p>250763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86A322-09F0-4028-8211-EBD1FB2D55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33" calcext:value-type="float">
            <text:p>250763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D73A95-E394-4753-AF04-0D106F124E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34" calcext:value-type="float">
            <text:p>2507634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E9A5D0-8FE1-443C-91F1-66D20DE7C1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1" calcext:value-type="float">
            <text:p>250764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1E206-E583-45B7-B8A7-45BCFE9751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3" calcext:value-type="float">
            <text:p>250764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5A9CDC-F758-4073-A3EC-507EE101ED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4" calcext:value-type="float">
            <text:p>2507644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5A4127-A4FA-4057-9A7B-FB261F2F0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5" calcext:value-type="float">
            <text:p>2507645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C456B4-A3C3-4CC0-ADC2-D7357A60E2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7" calcext:value-type="float">
            <text:p>2507647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AFA744-DD66-4476-973C-08CC6FAEEA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1729" calcext:value-type="float">
            <text:p>7861729</text:p>
          </table:table-cell>
          <table:table-cell office:value-type="float" office:value="2507648" calcext:value-type="float">
            <text:p>2507648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B4B454-6903-406B-BDB4-2FF9AD53A8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649125" calcext:value-type="float">
            <text:p>2649125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2DE35E-3826-47A6-9AFB-14ABA7433F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649126" calcext:value-type="float">
            <text:p>2649126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F7F02E-746B-4D82-82FA-9B7EBEC8BB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649127" calcext:value-type="float">
            <text:p>2649127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5B033D-4F9E-4D47-A60F-A3A3A95EB3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649128" calcext:value-type="float">
            <text:p>2649128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DE70C-2954-48E7-8DD4-A5B5AF8BA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649129" calcext:value-type="float">
            <text:p>264912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CF2564-5B37-40A1-8802-56895C5A46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3" calcext:value-type="float">
            <text:p>2519743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E9F146-5408-43DC-B37A-792C5C9CA7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4" calcext:value-type="float">
            <text:p>2519744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C67388-A3FC-4836-BAB8-D4D9E89268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5" calcext:value-type="float">
            <text:p>2519745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390DBA-A1AF-481F-B0E6-B605B7034F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6" calcext:value-type="float">
            <text:p>2519746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73D2BC-ED6B-49EC-B2ED-1335CC1A6D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7" calcext:value-type="float">
            <text:p>2519747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0D21B-0C43-430C-9CBB-DB7757BC32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49" calcext:value-type="float">
            <text:p>251974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660CC3-D6FD-4A15-9B08-50CFA11174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50" calcext:value-type="float">
            <text:p>2519750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C8B5BD-0A7F-4887-BC69-B134983B8E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51" calcext:value-type="float">
            <text:p>2519751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75EB57-4328-4761-B99B-EC539434F2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71" calcext:value-type="float">
            <text:p>2519771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4E52EC-C569-4587-BC91-51CBD353CC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73" calcext:value-type="float">
            <text:p>2519773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7AE007-F712-4542-B2E5-D66EF96C57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74" calcext:value-type="float">
            <text:p>2519774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4157D2-42F4-4476-A307-82419F60EB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79" calcext:value-type="float">
            <text:p>251977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F9E834-55A1-4CCA-A6EF-840CF3DD05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141" calcext:value-type="float">
            <text:p>7924141</text:p>
          </table:table-cell>
          <table:table-cell office:value-type="float" office:value="2519780" calcext:value-type="float">
            <text:p>2519780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E8F0C1-0095-4D93-9725-F8580B080C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370" calcext:value-type="float">
            <text:p>7924370</text:p>
          </table:table-cell>
          <table:table-cell office:value-type="float" office:value="2650620" calcext:value-type="float">
            <text:p>2650620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C0784D-27FD-4544-AD80-903BF832FA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4370" calcext:value-type="float">
            <text:p>7924370</text:p>
          </table:table-cell>
          <table:table-cell office:value-type="float" office:value="2650621" calcext:value-type="float">
            <text:p>2650621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9AB424-3E5B-41D9-A256-89DE18B75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3676" calcext:value-type="float">
            <text:p>8003676</text:p>
          </table:table-cell>
          <table:table-cell office:value-type="float" office:value="2752342" calcext:value-type="float">
            <text:p>2752342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3DB526-09FB-4CC4-B2CA-BA9EA58B66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3676" calcext:value-type="float">
            <text:p>8003676</text:p>
          </table:table-cell>
          <table:table-cell office:value-type="float" office:value="2752343" calcext:value-type="float">
            <text:p>2752343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3A7649-428A-4E2E-AEB2-239B476473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3676" calcext:value-type="float">
            <text:p>8003676</text:p>
          </table:table-cell>
          <table:table-cell office:value-type="float" office:value="2752344" calcext:value-type="float">
            <text:p>2752344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81E0E5-ABF0-4BF4-8717-DF2D1DE30F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3676" calcext:value-type="float">
            <text:p>8003676</text:p>
          </table:table-cell>
          <table:table-cell office:value-type="float" office:value="2752345" calcext:value-type="float">
            <text:p>2752345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2A37E1-3065-4BEA-80E9-40FA47EF58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3676" calcext:value-type="float">
            <text:p>8003676</text:p>
          </table:table-cell>
          <table:table-cell office:value-type="float" office:value="2752346" calcext:value-type="float">
            <text:p>2752346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2BC30-0FF7-4EFF-95FB-878BB32375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752324" calcext:value-type="float">
            <text:p>2752324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E5BC8F-1A5F-4C7D-8AF9-A3249DC75C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752325" calcext:value-type="float">
            <text:p>2752325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B1FE38-EC3B-4A49-A7D5-7E8E2D38AC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752326" calcext:value-type="float">
            <text:p>2752326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3240C4-2735-4898-93DE-347BE71235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651398" calcext:value-type="float">
            <text:p>2651398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6F768C-711C-45CB-B379-368858EB83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651399" calcext:value-type="float">
            <text:p>2651399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B8A80E-E599-49DF-9284-B13B18E65C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354" calcext:value-type="float">
            <text:p>8041354</text:p>
          </table:table-cell>
          <table:table-cell office:value-type="float" office:value="2651400" calcext:value-type="float">
            <text:p>2651400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50C98-16B1-4670-9CB5-30DE0BEA19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606" calcext:value-type="float">
            <text:p>2759606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0DE1D-D369-4152-9866-5E676556BD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607" calcext:value-type="float">
            <text:p>2759607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981D56-A96A-49B4-81D0-45459F28B3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900" calcext:value-type="float">
            <text:p>2759900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7CC889-F6FF-43D1-B703-55C22D9028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901" calcext:value-type="float">
            <text:p>2759901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70D4A2-2979-4498-BFB6-A129699854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608" calcext:value-type="float">
            <text:p>2759608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D74E10-D49E-46B6-BFE0-7F55BBAD76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1661" calcext:value-type="float">
            <text:p>8041661</text:p>
          </table:table-cell>
          <table:table-cell office:value-type="float" office:value="2759899" calcext:value-type="float">
            <text:p>2759899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114D1E-469E-4ECE-9602-3D1D31C3EA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68351" calcext:value-type="float">
            <text:p>8168351</text:p>
          </table:table-cell>
          <table:table-cell office:value-type="float" office:value="2752332" calcext:value-type="float">
            <text:p>2752332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23610F-CD33-4F65-A4A2-50F7103466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68351" calcext:value-type="float">
            <text:p>8168351</text:p>
          </table:table-cell>
          <table:table-cell office:value-type="float" office:value="2752333" calcext:value-type="float">
            <text:p>2752333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014F9B-6356-461F-A227-EB955BC01A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85" calcext:value-type="float">
            <text:p>2759285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B76167-F60A-4364-BDA0-3FDCB48A0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87" calcext:value-type="float">
            <text:p>2759287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26F0F3-3336-435A-A5AD-66253B5801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88" calcext:value-type="float">
            <text:p>2759288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AEC936-0BA5-42EB-864B-ACE5707E18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0" calcext:value-type="float">
            <text:p>2759290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992DC-3867-4D18-A21B-98833DE04C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1" calcext:value-type="float">
            <text:p>2759291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57D3DD-0A3F-4E11-A3F8-09C9731CF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3" calcext:value-type="float">
            <text:p>2759293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8F4ACD-DA51-4CB2-8980-5CE4EC13EE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6" calcext:value-type="float">
            <text:p>2759296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C1A298-2C0A-4245-B5D1-7C84FBC95F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7" calcext:value-type="float">
            <text:p>2759297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D50EC8-9BCF-43C0-B279-DF73337F9C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299" calcext:value-type="float">
            <text:p>2759299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53D0D7-C2A9-4B85-80DA-FA8B1FAB30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301" calcext:value-type="float">
            <text:p>2759301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5EAED4-AC63-4C7B-9D32-8ADE73C1EB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5804" calcext:value-type="float">
            <text:p>8185804</text:p>
          </table:table-cell>
          <table:table-cell office:value-type="float" office:value="2759302" calcext:value-type="float">
            <text:p>2759302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23E345-DEC1-4114-B329-98C22FCD9E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 table:number-rows-repeated="104649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31.488648169</meta:creation-date>
    <dc:date>2023-04-05T16:23:22.274110472</dc:date>
    <meta:editing-duration>PT51S</meta:editing-duration>
    <meta:editing-cycles>1</meta:editing-cycles>
    <meta:document-statistic meta:table-count="1" meta:cell-count="16672" meta:object-count="0"/>
    <meta:generator>LibreOffice/7.3.7.2$Linux_X86_64 LibreOffice_project/30$Build-2</meta:generator>
  </office:meta>
</office:document-meta>
</file>